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22"/>
    <style:style style:name="ce2" style:family="table-cell" style:parent-style-name="Default" style:data-style-name="N122">
      <style:text-properties fo:color="#800000"/>
    </style:style>
    <style:style style:name="ce3" style:family="table-cell" style:parent-style-name="Default">
      <style:text-properties fo:color="#8000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office:value-type="string" calcext:value-type="string">
            <text:p>33-100</text:p>
          </table:table-cell>
          <table:table-cell office:value-type="float" office:value="445" calcext:value-type="float">
            <text:p>445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office:value-type="float" office:value="453" calcext:value-type="float">
            <text:p>453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475" calcext:value-type="float">
            <text:p>475</text:p>
          </table:table-cell>
          <table:table-cell table:style-name="Default" office:value-type="float" office:value="486" calcext:value-type="float">
            <text:p>486</text:p>
          </table:table-cell>
          <table:table-cell table:style-name="Default" office:value-type="float" office:value="497" calcext:value-type="float">
            <text:p>497</text:p>
          </table:table-cell>
          <table:table-cell/>
          <table:table-cell office:value-type="string" calcext:value-type="string">
            <text:p>29-50</text:p>
          </table:table-cell>
          <table:table-cell office:value-type="float" office:value="445" calcext:value-type="float">
            <text:p>445</text:p>
          </table:table-cell>
          <table:table-cell office:value-type="float" office:value="334" calcext:value-type="float">
            <text:p>334</text:p>
          </table:table-cell>
          <table:table-cell table:style-name="ce3"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table:style-name="ce3" office:value-type="float" office:value="453" calcext:value-type="float">
            <text:p>453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table:style-name="ce3" office:value-type="float" office:value="486" calcext:value-type="float">
            <text:p>48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table:number-columns-repeated="3" office:value-type="float" office:value="0.1" calcext:value-type="float">
            <text:p>0.1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3"/>
          <table:table-cell office:value-type="string" calcext:value-type="string">
            <text:p>SOC</text:p>
          </table:table-cell>
          <table:table-cell table:style-name="ce4" office:value-type="float" office:value="0.0973229454268" calcext:value-type="float">
            <text:p>0.09732295</text:p>
          </table:table-cell>
          <table:table-cell office:value-type="float" office:value="0.1092535181265" calcext:value-type="float">
            <text:p>0.10925352</text:p>
          </table:table-cell>
          <table:table-cell office:value-type="float" office:value="0.1411385869921" calcext:value-type="float">
            <text:p>0.14113859</text:p>
          </table:table-cell>
          <table:table-cell office:value-type="float" office:value="0.1736962174149" calcext:value-type="float">
            <text:p>0.17369622</text:p>
          </table:table-cell>
          <table:table-cell office:value-type="float" office:value="0.1834857627152" calcext:value-type="float">
            <text:p>0.18348576</text:p>
          </table:table-cell>
          <table:table-cell office:value-type="float" office:value="0.1838669001527" calcext:value-type="float">
            <text:p>0.18386690</text:p>
          </table:table-cell>
          <table:table-cell office:value-type="float" office:value="0.1859960967914" calcext:value-type="float">
            <text:p>0.18599610</text:p>
          </table:table-cell>
          <table:table-cell office:value-type="float" office:value="0.1908037250603" calcext:value-type="float">
            <text:p>0.19080373</text:p>
          </table:table-cell>
          <table:table-cell office:value-type="float" office:value="0.1927321918035" calcext:value-type="float">
            <text:p>0.19273219</text:p>
          </table:table-cell>
          <table:table-cell office:value-type="float" office:value="0.1861404509112" calcext:value-type="float">
            <text:p>0.18614045</text:p>
          </table:table-cell>
          <table:table-cell office:value-type="float" office:value="0.181123143466" calcext:value-type="float">
            <text:p>0.18112314</text:p>
          </table:table-cell>
          <table:table-cell/>
          <table:table-cell office:value-type="string" calcext:value-type="string">
            <text:p>noSOC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.2" calcext:value-type="float">
            <text:p>0.2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3"/>
          <table:table-cell office:value-type="string" calcext:value-type="string">
            <text:p>Plot(57-88)</text:p>
          </table:table-cell>
          <table:table-cell table:style-name="ce4" office:value-type="float" office:value="0.0973229454268" calcext:value-type="float">
            <text:p>0.09732295</text:p>
          </table:table-cell>
          <table:table-cell office:value-type="float" office:value="0.1092535183162" calcext:value-type="float">
            <text:p>0.10925352</text:p>
          </table:table-cell>
          <table:table-cell office:value-type="float" office:value="0.1411385873864" calcext:value-type="float">
            <text:p>0.14113859</text:p>
          </table:table-cell>
          <table:table-cell office:value-type="float" office:value="0.1736962179016" calcext:value-type="float">
            <text:p>0.17369622</text:p>
          </table:table-cell>
          <table:table-cell office:value-type="float" office:value="0.1834857633899" calcext:value-type="float">
            <text:p>0.18348576</text:p>
          </table:table-cell>
          <table:table-cell office:value-type="float" office:value="0.1838669001527" calcext:value-type="float">
            <text:p>0.18386690</text:p>
          </table:table-cell>
          <table:table-cell office:value-type="float" office:value="0.1859960985627" calcext:value-type="float">
            <text:p>0.18599610</text:p>
          </table:table-cell>
          <table:table-cell office:value-type="float" office:value="0.1908037466258" calcext:value-type="float">
            <text:p>0.19080375</text:p>
          </table:table-cell>
          <table:table-cell office:value-type="float" office:value="0.1927322194945" calcext:value-type="float">
            <text:p>0.19273222</text:p>
          </table:table-cell>
          <table:table-cell office:value-type="float" office:value="0.1861404595702" calcext:value-type="float">
            <text:p>0.18614046</text:p>
          </table:table-cell>
          <table:table-cell office:value-type="float" office:value="0.1811231434668" calcext:value-type="float">
            <text:p>0.18112314</text:p>
          </table:table-cell>
          <table:table-cell/>
          <table:table-cell office:value-type="string" calcext:value-type="string">
            <text:p>Plot(29-44)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.3" calcext:value-type="float">
            <text:p>0.3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4" office:value-type="float" office:value="0.1927435055752" calcext:value-type="float">
            <text:p>0.19274351</text:p>
          </table:table-cell>
          <table:table-cell office:value-type="float" office:value="0.1985161016586" calcext:value-type="float">
            <text:p>0.19851610</text:p>
          </table:table-cell>
          <table:table-cell office:value-type="float" office:value="0.208801992888" calcext:value-type="float">
            <text:p>0.20880199</text:p>
          </table:table-cell>
          <table:table-cell office:value-type="float" office:value="0.2083465556803" calcext:value-type="float">
            <text:p>0.20834656</text:p>
          </table:table-cell>
          <table:table-cell office:value-type="float" office:value="0.1920012575234" calcext:value-type="float">
            <text:p>0.19200126</text:p>
          </table:table-cell>
          <table:table-cell office:value-type="float" office:value="0.1838673355758" calcext:value-type="float">
            <text:p>0.18386734</text:p>
          </table:table-cell>
          <table:table-cell office:value-type="float" office:value="0.1859965533786" calcext:value-type="float">
            <text:p>0.18599655</text:p>
          </table:table-cell>
          <table:table-cell office:value-type="float" office:value="0.190804193415" calcext:value-type="float">
            <text:p>0.19080419</text:p>
          </table:table-cell>
          <table:table-cell office:value-type="float" office:value="0.1927335379186" calcext:value-type="float">
            <text:p>0.19273354</text:p>
          </table:table-cell>
          <table:table-cell office:value-type="float" office:value="0.1861437548799" calcext:value-type="float">
            <text:p>0.18614375</text:p>
          </table:table-cell>
          <table:table-cell office:value-type="float" office:value="0.1811267851475" calcext:value-type="float">
            <text:p>0.18112679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" office:value-type="float" office:value="0.3653798180499" calcext:value-type="float">
            <text:p>0.36537982</text:p>
          </table:table-cell>
          <table:table-cell table:style-name="ce4" office:value-type="float" office:value="0.3508965505419" calcext:value-type="float">
            <text:p>0.35089655</text:p>
          </table:table-cell>
          <table:table-cell table:style-name="ce4" office:value-type="float" office:value="0.3042752476741" calcext:value-type="float">
            <text:p>0.30427525</text:p>
          </table:table-cell>
          <table:table-cell table:style-name="ce4" office:value-type="float" office:value="0.2891815693284" calcext:value-type="float">
            <text:p>0.28918157</text:p>
          </table:table-cell>
          <table:table-cell table:style-name="ce4" office:value-type="float" office:value="0.3292303790899" calcext:value-type="float">
            <text:p>0.32923038</text:p>
          </table:table-cell>
          <table:table-cell table:style-name="ce4" office:value-type="float" office:value="0.3669245652145" calcext:value-type="float">
            <text:p>0.36692457</text:p>
          </table:table-cell>
          <table:table-cell table:style-name="ce4" office:value-type="float" office:value="0.3389086056185" calcext:value-type="float">
            <text:p>0.33890861</text:p>
          </table:table-cell>
          <table:table-cell table:style-name="ce4" office:value-type="float" office:value="0.2954183888531" calcext:value-type="float">
            <text:p>0.29541839</text:p>
          </table:table-cell>
          <table:table-cell table:style-name="ce4" office:value-type="float" office:value="0.2995231554332" calcext:value-type="float">
            <text:p>0.29952316</text:p>
          </table:table-cell>
          <table:table-cell table:style-name="ce4" office:value-type="float" office:value="0.3117659395525" calcext:value-type="float">
            <text:p>0.31176594</text:p>
          </table:table-cell>
          <table:table-cell table:style-name="ce4" office:value-type="float" office:value="0.3179138130805" calcext:value-type="float">
            <text:p>0.31791381</text:p>
          </table:table-cell>
        </table:table-row>
        <table:table-row table:style-name="ro1">
          <table:table-cell/>
          <table:table-cell table:number-columns-repeated="3" office:value-type="float" office:value="0.4" calcext:value-type="float">
            <text:p>0.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4" office:value-type="float" office:value="0.1927435055752" calcext:value-type="float">
            <text:p>0.19274351</text:p>
          </table:table-cell>
          <table:table-cell office:value-type="float" office:value="0.1985161033166" calcext:value-type="float">
            <text:p>0.19851610</text:p>
          </table:table-cell>
          <table:table-cell office:value-type="float" office:value="0.2088019954654" calcext:value-type="float">
            <text:p>0.20880200</text:p>
          </table:table-cell>
          <table:table-cell office:value-type="float" office:value="0.208346558935" calcext:value-type="float">
            <text:p>0.20834656</text:p>
          </table:table-cell>
          <table:table-cell office:value-type="float" office:value="0.1920012599997" calcext:value-type="float">
            <text:p>0.19200126</text:p>
          </table:table-cell>
          <table:table-cell office:value-type="float" office:value="0.1838673355758" calcext:value-type="float">
            <text:p>0.18386734</text:p>
          </table:table-cell>
          <table:table-cell office:value-type="float" office:value="0.1859965548977" calcext:value-type="float">
            <text:p>0.18599655</text:p>
          </table:table-cell>
          <table:table-cell office:value-type="float" office:value="0.190804214527" calcext:value-type="float">
            <text:p>0.19080421</text:p>
          </table:table-cell>
          <table:table-cell office:value-type="float" office:value="0.1927335652276" calcext:value-type="float">
            <text:p>0.19273357</text:p>
          </table:table-cell>
          <table:table-cell office:value-type="float" office:value="0.1861437635015" calcext:value-type="float">
            <text:p>0.18614376</text:p>
          </table:table-cell>
          <table:table-cell office:value-type="float" office:value="0.1811267851489" calcext:value-type="float">
            <text:p>0.1811267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0.3654126497969" calcext:value-type="float">
            <text:p>0.36541265</text:p>
          </table:table-cell>
          <table:table-cell table:style-name="ce4" office:value-type="float" office:value="0.3509030500049" calcext:value-type="float">
            <text:p>0.35090305</text:p>
          </table:table-cell>
          <table:table-cell table:style-name="ce4" office:value-type="float" office:value="0.3271980087959" calcext:value-type="float">
            <text:p>0.32719801</text:p>
          </table:table-cell>
          <table:table-cell table:style-name="ce4" office:value-type="float" office:value="0.3028137477413" calcext:value-type="float">
            <text:p>0.30281375</text:p>
          </table:table-cell>
          <table:table-cell table:style-name="ce4" office:value-type="float" office:value="0.3292310372579" calcext:value-type="float">
            <text:p>0.32923104</text:p>
          </table:table-cell>
          <table:table-cell table:style-name="ce4" office:value-type="float" office:value="0.3669246489686" calcext:value-type="float">
            <text:p>0.36692465</text:p>
          </table:table-cell>
          <table:table-cell table:style-name="ce4" office:value-type="float" office:value="0.3389113950249" calcext:value-type="float">
            <text:p>0.33891140</text:p>
          </table:table-cell>
          <table:table-cell table:style-name="ce4" office:value-type="float" office:value="0.2954208386908" calcext:value-type="float">
            <text:p>0.29542084</text:p>
          </table:table-cell>
          <table:table-cell table:style-name="ce4" office:value-type="float" office:value="0.299525614789" calcext:value-type="float">
            <text:p>0.29952561</text:p>
          </table:table-cell>
          <table:table-cell table:style-name="ce4" office:value-type="float" office:value="0.3117682967581" calcext:value-type="float">
            <text:p>0.31176830</text:p>
          </table:table-cell>
          <table:table-cell table:style-name="ce4" office:value-type="float" office:value="0.3179141250183" calcext:value-type="float">
            <text:p>0.317914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4" office:value-type="float" office:value="0.1927437190724" calcext:value-type="float">
            <text:p>0.19274372</text:p>
          </table:table-cell>
          <table:table-cell office:value-type="float" office:value="0.1985165612096" calcext:value-type="float">
            <text:p>0.19851656</text:p>
          </table:table-cell>
          <table:table-cell office:value-type="float" office:value="0.2088029963437" calcext:value-type="float">
            <text:p>0.20880300</text:p>
          </table:table-cell>
          <table:table-cell office:value-type="float" office:value="0.2083471014777" calcext:value-type="float">
            <text:p>0.20834710</text:p>
          </table:table-cell>
          <table:table-cell office:value-type="float" office:value="0.1920013610303" calcext:value-type="float">
            <text:p>0.19200136</text:p>
          </table:table-cell>
          <table:table-cell office:value-type="float" office:value="0.1838674138065" calcext:value-type="float">
            <text:p>0.18386741</text:p>
          </table:table-cell>
          <table:table-cell office:value-type="float" office:value="0.1900912882618" calcext:value-type="float">
            <text:p>0.19009129</text:p>
          </table:table-cell>
          <table:table-cell office:value-type="float" office:value="0.2062488433016" calcext:value-type="float">
            <text:p>0.20624884</text:p>
          </table:table-cell>
          <table:table-cell office:value-type="float" office:value="0.2248565581212" calcext:value-type="float">
            <text:p>0.22485656</text:p>
          </table:table-cell>
          <table:table-cell office:value-type="float" office:value="0.2286082553861" calcext:value-type="float">
            <text:p>0.22860826</text:p>
          </table:table-cell>
          <table:table-cell office:value-type="float" office:value="0.2260589165439" calcext:value-type="float">
            <text:p>0.2260589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2" office:value-type="float" office:value="0.3654133405421" calcext:value-type="float">
            <text:p>0.36541334</text:p>
          </table:table-cell>
          <table:table-cell table:style-name="ce4" office:value-type="float" office:value="0.350903491137" calcext:value-type="float">
            <text:p>0.35090349</text:p>
          </table:table-cell>
          <table:table-cell table:style-name="ce4" office:value-type="float" office:value="0.3271980825783" calcext:value-type="float">
            <text:p>0.32719808</text:p>
          </table:table-cell>
          <table:table-cell table:style-name="ce4" office:value-type="float" office:value="0.3028279459843" calcext:value-type="float">
            <text:p>0.30282795</text:p>
          </table:table-cell>
          <table:table-cell table:style-name="ce4" office:value-type="float" office:value="0.329231306179" calcext:value-type="float">
            <text:p>0.32923131</text:p>
          </table:table-cell>
          <table:table-cell table:style-name="ce4" office:value-type="float" office:value="0.366924755673" calcext:value-type="float">
            <text:p>0.36692476</text:p>
          </table:table-cell>
          <table:table-cell table:style-name="ce4" office:value-type="float" office:value="0.3433346129943" calcext:value-type="float">
            <text:p>0.34333461</text:p>
          </table:table-cell>
          <table:table-cell table:style-name="ce4" office:value-type="float" office:value="0.3054823609246" calcext:value-type="float">
            <text:p>0.30548236</text:p>
          </table:table-cell>
          <table:table-cell table:style-name="ce4" office:value-type="float" office:value="0.3142688215678" calcext:value-type="float">
            <text:p>0.31426882</text:p>
          </table:table-cell>
          <table:table-cell table:style-name="ce4" office:value-type="float" office:value="0.3232299672903" calcext:value-type="float">
            <text:p>0.32322997</text:p>
          </table:table-cell>
          <table:table-cell table:style-name="ce4" office:value-type="float" office:value="0.3179163480431" calcext:value-type="float">
            <text:p>0.3179163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4" office:value-type="float" office:value="0.1927437190724" calcext:value-type="float">
            <text:p>0.19274372</text:p>
          </table:table-cell>
          <table:table-cell office:value-type="float" office:value="0.1985165626252" calcext:value-type="float">
            <text:p>0.19851656</text:p>
          </table:table-cell>
          <table:table-cell office:value-type="float" office:value="0.208802998281" calcext:value-type="float">
            <text:p>0.20880300</text:p>
          </table:table-cell>
          <table:table-cell office:value-type="float" office:value="0.2083471046915" calcext:value-type="float">
            <text:p>0.20834710</text:p>
          </table:table-cell>
          <table:table-cell office:value-type="float" office:value="0.1920013630013" calcext:value-type="float">
            <text:p>0.19200136</text:p>
          </table:table-cell>
          <table:table-cell office:value-type="float" office:value="0.1838674138065" calcext:value-type="float">
            <text:p>0.18386741</text:p>
          </table:table-cell>
          <table:table-cell office:value-type="float" office:value="0.1900912883987" calcext:value-type="float">
            <text:p>0.19009129</text:p>
          </table:table-cell>
          <table:table-cell office:value-type="float" office:value="0.2062488443804" calcext:value-type="float">
            <text:p>0.20624884</text:p>
          </table:table-cell>
          <table:table-cell office:value-type="float" office:value="0.2248565618308" calcext:value-type="float">
            <text:p>0.22485656</text:p>
          </table:table-cell>
          <table:table-cell office:value-type="float" office:value="0.2286082591807" calcext:value-type="float">
            <text:p>0.22860826</text:p>
          </table:table-cell>
          <table:table-cell office:value-type="float" office:value="0.2260589165439" calcext:value-type="float">
            <text:p>0.2260589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2" office:value-type="float" office:value="0.3775560884502" calcext:value-type="float">
            <text:p>0.37755609</text:p>
          </table:table-cell>
          <table:table-cell table:style-name="ce4" office:value-type="float" office:value="0.3566069856507" calcext:value-type="float">
            <text:p>0.35660699</text:p>
          </table:table-cell>
          <table:table-cell table:style-name="ce4" office:value-type="float" office:value="0.3308513096938" calcext:value-type="float">
            <text:p>0.33085131</text:p>
          </table:table-cell>
          <table:table-cell table:style-name="ce4" office:value-type="float" office:value="0.3028285535252" calcext:value-type="float">
            <text:p>0.30282855</text:p>
          </table:table-cell>
          <table:table-cell table:style-name="ce4" office:value-type="float" office:value="0.3485109376098" calcext:value-type="float">
            <text:p>0.34851094</text:p>
          </table:table-cell>
          <table:table-cell table:style-name="ce4" office:value-type="float" office:value="0.3669304236544" calcext:value-type="float">
            <text:p>0.36693042</text:p>
          </table:table-cell>
          <table:table-cell table:style-name="ce4" office:value-type="float" office:value="0.3433369717186" calcext:value-type="float">
            <text:p>0.34333697</text:p>
          </table:table-cell>
          <table:table-cell table:style-name="ce4" office:value-type="float" office:value="0.3054849690104" calcext:value-type="float">
            <text:p>0.30548497</text:p>
          </table:table-cell>
          <table:table-cell table:style-name="ce4" office:value-type="float" office:value="0.3142881094887" calcext:value-type="float">
            <text:p>0.31428811</text:p>
          </table:table-cell>
          <table:table-cell table:style-name="ce4" office:value-type="float" office:value="0.3232565152301" calcext:value-type="float">
            <text:p>0.32325652</text:p>
          </table:table-cell>
          <table:table-cell table:style-name="ce4" office:value-type="float" office:value="0.3179164397569" calcext:value-type="float">
            <text:p>0.3179164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4" office:value-type="float" office:value="0.1927491196239" calcext:value-type="float">
            <text:p>0.19274912</text:p>
          </table:table-cell>
          <table:table-cell office:value-type="float" office:value="0.1985215608756" calcext:value-type="float">
            <text:p>0.19852156</text:p>
          </table:table-cell>
          <table:table-cell office:value-type="float" office:value="0.2088061652896" calcext:value-type="float">
            <text:p>0.20880617</text:p>
          </table:table-cell>
          <table:table-cell office:value-type="float" office:value="0.2083486092767" calcext:value-type="float">
            <text:p>0.20834861</text:p>
          </table:table-cell>
          <table:table-cell office:value-type="float" office:value="0.1920015792023" calcext:value-type="float">
            <text:p>0.19200158</text:p>
          </table:table-cell>
          <table:table-cell office:value-type="float" office:value="0.1838676151482" calcext:value-type="float">
            <text:p>0.18386762</text:p>
          </table:table-cell>
          <table:table-cell office:value-type="float" office:value="0.1900914198498" calcext:value-type="float">
            <text:p>0.19009142</text:p>
          </table:table-cell>
          <table:table-cell office:value-type="float" office:value="0.2062495103802" calcext:value-type="float">
            <text:p>0.20624951</text:p>
          </table:table-cell>
          <table:table-cell office:value-type="float" office:value="0.2248579830224" calcext:value-type="float">
            <text:p>0.22485798</text:p>
          </table:table-cell>
          <table:table-cell office:value-type="float" office:value="0.2286099849467" calcext:value-type="float">
            <text:p>0.22860998</text:p>
          </table:table-cell>
          <table:table-cell office:value-type="float" office:value="0.2260610954292" calcext:value-type="float">
            <text:p>0.2260611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office:value-type="float" office:value="0.3775563323659" calcext:value-type="float">
            <text:p>0.37755633</text:p>
          </table:table-cell>
          <table:table-cell table:style-name="ce4" office:value-type="float" office:value="0.356633825716" calcext:value-type="float">
            <text:p>0.35663383</text:p>
          </table:table-cell>
          <table:table-cell table:style-name="ce4" office:value-type="float" office:value="0.330868887933" calcext:value-type="float">
            <text:p>0.33086889</text:p>
          </table:table-cell>
          <table:table-cell table:style-name="ce4" office:value-type="float" office:value="0.3412697299076" calcext:value-type="float">
            <text:p>0.34126973</text:p>
          </table:table-cell>
          <table:table-cell table:style-name="ce4" office:value-type="float" office:value="0.3590755058746" calcext:value-type="float">
            <text:p>0.35907551</text:p>
          </table:table-cell>
          <table:table-cell table:style-name="ce4" office:value-type="float" office:value="0.3669306376777" calcext:value-type="float">
            <text:p>0.36693064</text:p>
          </table:table-cell>
          <table:table-cell table:style-name="ce4" office:value-type="float" office:value="0.3656323048768" calcext:value-type="float">
            <text:p>0.36563230</text:p>
          </table:table-cell>
          <table:table-cell table:style-name="ce4" office:value-type="float" office:value="0.3619022273166" calcext:value-type="float">
            <text:p>0.36190223</text:p>
          </table:table-cell>
          <table:table-cell table:style-name="ce4" office:value-type="float" office:value="0.354776910272" calcext:value-type="float">
            <text:p>0.35477691</text:p>
          </table:table-cell>
          <table:table-cell table:style-name="ce4" office:value-type="float" office:value="0.3329535483142" calcext:value-type="float">
            <text:p>0.33295355</text:p>
          </table:table-cell>
          <table:table-cell table:style-name="ce4" office:value-type="float" office:value="0.322597117183" calcext:value-type="float">
            <text:p>0.3225971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4" office:value-type="float" office:value="0.1927491196239" calcext:value-type="float">
            <text:p>0.19274912</text:p>
          </table:table-cell>
          <table:table-cell office:value-type="float" office:value="0.1985215621849" calcext:value-type="float">
            <text:p>0.19852156</text:p>
          </table:table-cell>
          <table:table-cell office:value-type="float" office:value="0.2088061674448" calcext:value-type="float">
            <text:p>0.20880617</text:p>
          </table:table-cell>
          <table:table-cell office:value-type="float" office:value="0.2083486107089" calcext:value-type="float">
            <text:p>0.20834861</text:p>
          </table:table-cell>
          <table:table-cell office:value-type="float" office:value="0.1920015793744" calcext:value-type="float">
            <text:p>0.19200158</text:p>
          </table:table-cell>
          <table:table-cell office:value-type="float" office:value="0.1838676151482" calcext:value-type="float">
            <text:p>0.18386762</text:p>
          </table:table-cell>
          <table:table-cell office:value-type="float" office:value="0.1900914202861" calcext:value-type="float">
            <text:p>0.19009142</text:p>
          </table:table-cell>
          <table:table-cell office:value-type="float" office:value="0.2062495107509" calcext:value-type="float">
            <text:p>0.20624951</text:p>
          </table:table-cell>
          <table:table-cell office:value-type="float" office:value="0.2248579855222" calcext:value-type="float">
            <text:p>0.22485799</text:p>
          </table:table-cell>
          <table:table-cell office:value-type="float" office:value="0.2286099889956" calcext:value-type="float">
            <text:p>0.22860999</text:p>
          </table:table-cell>
          <table:table-cell office:value-type="float" office:value="0.2260610954292" calcext:value-type="float">
            <text:p>0.2260611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office:value-type="float" office:value="0.3775568319274" calcext:value-type="float">
            <text:p>0.37755683</text:p>
          </table:table-cell>
          <table:table-cell table:style-name="ce4" office:value-type="float" office:value="0.3566345218974" calcext:value-type="float">
            <text:p>0.35663452</text:p>
          </table:table-cell>
          <table:table-cell table:style-name="ce4" office:value-type="float" office:value="0.3308695325375" calcext:value-type="float">
            <text:p>0.33086953</text:p>
          </table:table-cell>
          <table:table-cell table:style-name="ce4" office:value-type="float" office:value="0.3412697697102" calcext:value-type="float">
            <text:p>0.34126977</text:p>
          </table:table-cell>
          <table:table-cell table:style-name="ce4" office:value-type="float" office:value="0.3590756938853" calcext:value-type="float">
            <text:p>0.35907569</text:p>
          </table:table-cell>
          <table:table-cell table:style-name="ce4" office:value-type="float" office:value="0.3669308921148" calcext:value-type="float">
            <text:p>0.36693089</text:p>
          </table:table-cell>
          <table:table-cell table:style-name="ce4" office:value-type="float" office:value="0.3656349423996" calcext:value-type="float">
            <text:p>0.36563494</text:p>
          </table:table-cell>
          <table:table-cell table:style-name="ce4" office:value-type="float" office:value="0.3619048555873" calcext:value-type="float">
            <text:p>0.36190486</text:p>
          </table:table-cell>
          <table:table-cell table:style-name="ce4" office:value-type="float" office:value="0.3547879143557" calcext:value-type="float">
            <text:p>0.35478791</text:p>
          </table:table-cell>
          <table:table-cell table:style-name="ce4" office:value-type="float" office:value="0.3329626751825" calcext:value-type="float">
            <text:p>0.33296268</text:p>
          </table:table-cell>
          <table:table-cell table:style-name="ce4" office:value-type="float" office:value="0.3226249577838" calcext:value-type="float">
            <text:p>0.32262496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4" office:value-type="float" office:value="0.2018170289217" calcext:value-type="float">
            <text:p>0.20181703</text:p>
          </table:table-cell>
          <table:table-cell office:value-type="float" office:value="0.2075708666734" calcext:value-type="float">
            <text:p>0.20757087</text:p>
          </table:table-cell>
          <table:table-cell office:value-type="float" office:value="0.226808332804" calcext:value-type="float">
            <text:p>0.22680833</text:p>
          </table:table-cell>
          <table:table-cell office:value-type="float" office:value="0.2461057279248" calcext:value-type="float">
            <text:p>0.24610573</text:p>
          </table:table-cell>
          <table:table-cell office:value-type="float" office:value="0.2489817376447" calcext:value-type="float">
            <text:p>0.24898174</text:p>
          </table:table-cell>
          <table:table-cell office:value-type="float" office:value="0.2486964514859" calcext:value-type="float">
            <text:p>0.24869645</text:p>
          </table:table-cell>
          <table:table-cell office:value-type="float" office:value="0.2488384231175" calcext:value-type="float">
            <text:p>0.24883842</text:p>
          </table:table-cell>
          <table:table-cell office:value-type="float" office:value="0.2462208414688" calcext:value-type="float">
            <text:p>0.24622084</text:p>
          </table:table-cell>
          <table:table-cell office:value-type="float" office:value="0.2395189663046" calcext:value-type="float">
            <text:p>0.23951897</text:p>
          </table:table-cell>
          <table:table-cell office:value-type="float" office:value="0.2324876455987" calcext:value-type="float">
            <text:p>0.23248765</text:p>
          </table:table-cell>
          <table:table-cell office:value-type="float" office:value="0.2296191942279" calcext:value-type="float">
            <text:p>0.2296191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" office:value-type="float" office:value="0.3775670583381" calcext:value-type="float">
            <text:p>0.37756706</text:p>
          </table:table-cell>
          <table:table-cell table:style-name="ce4" office:value-type="float" office:value="0.3738774092223" calcext:value-type="float">
            <text:p>0.37387741</text:p>
          </table:table-cell>
          <table:table-cell table:style-name="ce4" office:value-type="float" office:value="0.3709361659296" calcext:value-type="float">
            <text:p>0.37093617</text:p>
          </table:table-cell>
          <table:table-cell table:style-name="ce4" office:value-type="float" office:value="0.3688871833566" calcext:value-type="float">
            <text:p>0.36888718</text:p>
          </table:table-cell>
          <table:table-cell table:style-name="ce4" office:value-type="float" office:value="0.367449370232" calcext:value-type="float">
            <text:p>0.36744937</text:p>
          </table:table-cell>
          <table:table-cell table:style-name="ce4" office:value-type="float" office:value="0.3669384569594" calcext:value-type="float">
            <text:p>0.36693846</text:p>
          </table:table-cell>
          <table:table-cell table:style-name="ce4" office:value-type="float" office:value="0.3659894458091" calcext:value-type="float">
            <text:p>0.36598945</text:p>
          </table:table-cell>
          <table:table-cell table:style-name="ce4" office:value-type="float" office:value="0.3635453668655" calcext:value-type="float">
            <text:p>0.36354537</text:p>
          </table:table-cell>
          <table:table-cell table:style-name="ce4" office:value-type="float" office:value="0.3561728601215" calcext:value-type="float">
            <text:p>0.35617286</text:p>
          </table:table-cell>
          <table:table-cell table:style-name="ce4" office:value-type="float" office:value="0.3494211269072" calcext:value-type="float">
            <text:p>0.34942113</text:p>
          </table:table-cell>
          <table:table-cell table:style-name="ce4" office:value-type="float" office:value="0.3454589117161" calcext:value-type="float">
            <text:p>0.345458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4" office:value-type="float" office:value="0.2018170289217" calcext:value-type="float">
            <text:p>0.20181703</text:p>
          </table:table-cell>
          <table:table-cell office:value-type="float" office:value="0.2075708683058" calcext:value-type="float">
            <text:p>0.20757087</text:p>
          </table:table-cell>
          <table:table-cell office:value-type="float" office:value="0.226808335832" calcext:value-type="float">
            <text:p>0.22680834</text:p>
          </table:table-cell>
          <table:table-cell office:value-type="float" office:value="0.2461057295526" calcext:value-type="float">
            <text:p>0.24610573</text:p>
          </table:table-cell>
          <table:table-cell office:value-type="float" office:value="0.2489817404697" calcext:value-type="float">
            <text:p>0.24898174</text:p>
          </table:table-cell>
          <table:table-cell office:value-type="float" office:value="0.2486964514859" calcext:value-type="float">
            <text:p>0.24869645</text:p>
          </table:table-cell>
          <table:table-cell office:value-type="float" office:value="0.2488384245643" calcext:value-type="float">
            <text:p>0.24883842</text:p>
          </table:table-cell>
          <table:table-cell office:value-type="float" office:value="0.2462208446339" calcext:value-type="float">
            <text:p>0.24622084</text:p>
          </table:table-cell>
          <table:table-cell office:value-type="float" office:value="0.2395189673186" calcext:value-type="float">
            <text:p>0.23951897</text:p>
          </table:table-cell>
          <table:table-cell office:value-type="float" office:value="0.2324876458373" calcext:value-type="float">
            <text:p>0.23248765</text:p>
          </table:table-cell>
          <table:table-cell office:value-type="float" office:value="0.2296191942281" calcext:value-type="float">
            <text:p>0.22961919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0.3775677044245" calcext:value-type="float">
            <text:p>0.37756770</text:p>
          </table:table-cell>
          <table:table-cell table:style-name="ce4" office:value-type="float" office:value="0.3738778816327" calcext:value-type="float">
            <text:p>0.37387788</text:p>
          </table:table-cell>
          <table:table-cell table:style-name="ce4" office:value-type="float" office:value="0.370941065497" calcext:value-type="float">
            <text:p>0.37094107</text:p>
          </table:table-cell>
          <table:table-cell table:style-name="ce4" office:value-type="float" office:value="0.3688945653508" calcext:value-type="float">
            <text:p>0.36889457</text:p>
          </table:table-cell>
          <table:table-cell table:style-name="ce4" office:value-type="float" office:value="0.3674575099496" calcext:value-type="float">
            <text:p>0.36745751</text:p>
          </table:table-cell>
          <table:table-cell table:style-name="ce4" office:value-type="float" office:value="0.3669391718456" calcext:value-type="float">
            <text:p>0.36693917</text:p>
          </table:table-cell>
          <table:table-cell table:style-name="ce4" office:value-type="float" office:value="0.365997259641" calcext:value-type="float">
            <text:p>0.36599726</text:p>
          </table:table-cell>
          <table:table-cell table:style-name="ce4" office:value-type="float" office:value="0.3635507972208" calcext:value-type="float">
            <text:p>0.36355080</text:p>
          </table:table-cell>
          <table:table-cell table:style-name="ce4" office:value-type="float" office:value="0.3561755230944" calcext:value-type="float">
            <text:p>0.35617552</text:p>
          </table:table-cell>
          <table:table-cell table:style-name="ce4" office:value-type="float" office:value="0.3494238871167" calcext:value-type="float">
            <text:p>0.34942389</text:p>
          </table:table-cell>
          <table:table-cell table:style-name="ce4" office:value-type="float" office:value="0.3454617761871" calcext:value-type="float">
            <text:p>0.34546178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style-name="ce4" office:value-type="float" office:value="0.2018171511906" calcext:value-type="float">
            <text:p>0.20181715</text:p>
          </table:table-cell>
          <table:table-cell office:value-type="float" office:value="0.2075714445368" calcext:value-type="float">
            <text:p>0.20757144</text:p>
          </table:table-cell>
          <table:table-cell office:value-type="float" office:value="0.2268100172503" calcext:value-type="float">
            <text:p>0.22681002</text:p>
          </table:table-cell>
          <table:table-cell office:value-type="float" office:value="0.2461085449374" calcext:value-type="float">
            <text:p>0.24610854</text:p>
          </table:table-cell>
          <table:table-cell office:value-type="float" office:value="0.2489833940997" calcext:value-type="float">
            <text:p>0.24898339</text:p>
          </table:table-cell>
          <table:table-cell office:value-type="float" office:value="0.248696656849" calcext:value-type="float">
            <text:p>0.24869666</text:p>
          </table:table-cell>
          <table:table-cell office:value-type="float" office:value="0.2488413193523" calcext:value-type="float">
            <text:p>0.24884132</text:p>
          </table:table-cell>
          <table:table-cell office:value-type="float" office:value="0.2462222283698" calcext:value-type="float">
            <text:p>0.24622223</text:p>
          </table:table-cell>
          <table:table-cell office:value-type="float" office:value="0.23952112141" calcext:value-type="float">
            <text:p>0.23952112</text:p>
          </table:table-cell>
          <table:table-cell office:value-type="float" office:value="0.2324946342966" calcext:value-type="float">
            <text:p>0.23249463</text:p>
          </table:table-cell>
          <table:table-cell office:value-type="float" office:value="0.2296266530493" calcext:value-type="float">
            <text:p>0.2296266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2" office:value-type="float" office:value="0.3775677472695" calcext:value-type="float">
            <text:p>0.37756775</text:p>
          </table:table-cell>
          <table:table-cell table:style-name="ce4" office:value-type="float" office:value="0.3738806434572" calcext:value-type="float">
            <text:p>0.37388064</text:p>
          </table:table-cell>
          <table:table-cell table:style-name="ce4" office:value-type="float" office:value="0.3709415366407" calcext:value-type="float">
            <text:p>0.37094154</text:p>
          </table:table-cell>
          <table:table-cell table:style-name="ce4" office:value-type="float" office:value="0.3688950463358" calcext:value-type="float">
            <text:p>0.36889505</text:p>
          </table:table-cell>
          <table:table-cell table:style-name="ce4" office:value-type="float" office:value="0.367458031518" calcext:value-type="float">
            <text:p>0.36745803</text:p>
          </table:table-cell>
          <table:table-cell table:style-name="ce4" office:value-type="float" office:value="0.4085229261981" calcext:value-type="float">
            <text:p>0.40852293</text:p>
          </table:table-cell>
          <table:table-cell table:style-name="ce4" office:value-type="float" office:value="0.3936189572876" calcext:value-type="float">
            <text:p>0.39361896</text:p>
          </table:table-cell>
          <table:table-cell table:style-name="ce4" office:value-type="float" office:value="0.3752940725734" calcext:value-type="float">
            <text:p>0.37529407</text:p>
          </table:table-cell>
          <table:table-cell table:style-name="ce4" office:value-type="float" office:value="0.3625533198955" calcext:value-type="float">
            <text:p>0.36255332</text:p>
          </table:table-cell>
          <table:table-cell table:style-name="ce4" office:value-type="float" office:value="0.3706074106241" calcext:value-type="float">
            <text:p>0.37060741</text:p>
          </table:table-cell>
          <table:table-cell table:style-name="ce4" office:value-type="float" office:value="0.3776181346404" calcext:value-type="float">
            <text:p>0.37761813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style-name="ce4" office:value-type="float" office:value="0.2018171511907" calcext:value-type="float">
            <text:p>0.20181715</text:p>
          </table:table-cell>
          <table:table-cell office:value-type="float" office:value="0.2075714461865" calcext:value-type="float">
            <text:p>0.20757145</text:p>
          </table:table-cell>
          <table:table-cell office:value-type="float" office:value="0.2268100204515" calcext:value-type="float">
            <text:p>0.22681002</text:p>
          </table:table-cell>
          <table:table-cell office:value-type="float" office:value="0.2461085557315" calcext:value-type="float">
            <text:p>0.24610856</text:p>
          </table:table-cell>
          <table:table-cell office:value-type="float" office:value="0.2489834013536" calcext:value-type="float">
            <text:p>0.24898340</text:p>
          </table:table-cell>
          <table:table-cell office:value-type="float" office:value="0.248696656849" calcext:value-type="float">
            <text:p>0.24869666</text:p>
          </table:table-cell>
          <table:table-cell office:value-type="float" office:value="0.24884132174" calcext:value-type="float">
            <text:p>0.24884132</text:p>
          </table:table-cell>
          <table:table-cell office:value-type="float" office:value="0.2462222308275" calcext:value-type="float">
            <text:p>0.24622223</text:p>
          </table:table-cell>
          <table:table-cell office:value-type="float" office:value="0.239521123705" calcext:value-type="float">
            <text:p>0.23952112</text:p>
          </table:table-cell>
          <table:table-cell office:value-type="float" office:value="0.2324946353134" calcext:value-type="float">
            <text:p>0.23249464</text:p>
          </table:table-cell>
          <table:table-cell office:value-type="float" office:value="0.2296266530494" calcext:value-type="float">
            <text:p>0.2296266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" office:value-type="float" office:value="0.4767807686848" calcext:value-type="float">
            <text:p>0.47678077</text:p>
          </table:table-cell>
          <table:table-cell table:style-name="ce4" office:value-type="float" office:value="0.4768774911938" calcext:value-type="float">
            <text:p>0.47687749</text:p>
          </table:table-cell>
          <table:table-cell table:style-name="ce4" office:value-type="float" office:value="0.4743754089356" calcext:value-type="float">
            <text:p>0.47437541</text:p>
          </table:table-cell>
          <table:table-cell table:style-name="ce4" office:value-type="float" office:value="0.4653933358729" calcext:value-type="float">
            <text:p>0.46539334</text:p>
          </table:table-cell>
          <table:table-cell table:style-name="ce4" office:value-type="float" office:value="0.4403959284363" calcext:value-type="float">
            <text:p>0.44039593</text:p>
          </table:table-cell>
          <table:table-cell table:style-name="ce4" office:value-type="float" office:value="0.4085289668371" calcext:value-type="float">
            <text:p>0.40852897</text:p>
          </table:table-cell>
          <table:table-cell table:style-name="ce4" office:value-type="float" office:value="0.3936273866848" calcext:value-type="float">
            <text:p>0.39362739</text:p>
          </table:table-cell>
          <table:table-cell table:style-name="ce4" office:value-type="float" office:value="0.3753052155105" calcext:value-type="float">
            <text:p>0.37530522</text:p>
          </table:table-cell>
          <table:table-cell table:style-name="ce4" office:value-type="float" office:value="0.3625551927434" calcext:value-type="float">
            <text:p>0.36255519</text:p>
          </table:table-cell>
          <table:table-cell table:style-name="ce4" office:value-type="float" office:value="0.3706177120539" calcext:value-type="float">
            <text:p>0.37061771</text:p>
          </table:table-cell>
          <table:table-cell table:style-name="ce4" office:value-type="float" office:value="0.3776297848625" calcext:value-type="float">
            <text:p>0.37762978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style-name="ce4" office:value-type="float" office:value="0.2018173212203" calcext:value-type="float">
            <text:p>0.20181732</text:p>
          </table:table-cell>
          <table:table-cell office:value-type="float" office:value="0.2075716668385" calcext:value-type="float">
            <text:p>0.20757167</text:p>
          </table:table-cell>
          <table:table-cell office:value-type="float" office:value="0.2268116161431" calcext:value-type="float">
            <text:p>0.22681162</text:p>
          </table:table-cell>
          <table:table-cell office:value-type="float" office:value="0.2461092641256" calcext:value-type="float">
            <text:p>0.24610926</text:p>
          </table:table-cell>
          <table:table-cell office:value-type="float" office:value="0.248986681442" calcext:value-type="float">
            <text:p>0.24898668</text:p>
          </table:table-cell>
          <table:table-cell office:value-type="float" office:value="0.2487030290208" calcext:value-type="float">
            <text:p>0.24870303</text:p>
          </table:table-cell>
          <table:table-cell office:value-type="float" office:value="0.2496044810484" calcext:value-type="float">
            <text:p>0.24960448</text:p>
          </table:table-cell>
          <table:table-cell office:value-type="float" office:value="0.2516821640534" calcext:value-type="float">
            <text:p>0.25168216</text:p>
          </table:table-cell>
          <table:table-cell office:value-type="float" office:value="0.2461705900096" calcext:value-type="float">
            <text:p>0.24617059</text:p>
          </table:table-cell>
          <table:table-cell office:value-type="float" office:value="0.2414580399061" calcext:value-type="float">
            <text:p>0.24145804</text:p>
          </table:table-cell>
          <table:table-cell office:value-type="float" office:value="0.2436980984142" calcext:value-type="float">
            <text:p>0.243698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" office:value-type="float" office:value="0.4767807969044" calcext:value-type="float">
            <text:p>0.47678080</text:p>
          </table:table-cell>
          <table:table-cell table:style-name="ce4" office:value-type="float" office:value="0.4768789492217" calcext:value-type="float">
            <text:p>0.47687895</text:p>
          </table:table-cell>
          <table:table-cell table:style-name="ce4" office:value-type="float" office:value="0.4743782533036" calcext:value-type="float">
            <text:p>0.47437825</text:p>
          </table:table-cell>
          <table:table-cell table:style-name="ce4" office:value-type="float" office:value="0.4653970573207" calcext:value-type="float">
            <text:p>0.46539706</text:p>
          </table:table-cell>
          <table:table-cell table:style-name="ce4" office:value-type="float" office:value="0.4403999679568" calcext:value-type="float">
            <text:p>0.44039997</text:p>
          </table:table-cell>
          <table:table-cell table:style-name="ce4" office:value-type="float" office:value="0.4085290163712" calcext:value-type="float">
            <text:p>0.40852902</text:p>
          </table:table-cell>
          <table:table-cell table:style-name="ce4" office:value-type="float" office:value="0.4440940916385" calcext:value-type="float">
            <text:p>0.44409409</text:p>
          </table:table-cell>
          <table:table-cell table:style-name="ce4" office:value-type="float" office:value="0.5000576482163" calcext:value-type="float">
            <text:p>0.50005765</text:p>
          </table:table-cell>
          <table:table-cell table:style-name="ce4" office:value-type="float" office:value="0.5443977484489" calcext:value-type="float">
            <text:p>0.54439775</text:p>
          </table:table-cell>
          <table:table-cell table:style-name="ce4" office:value-type="float" office:value="0.567157565065" calcext:value-type="float">
            <text:p>0.56715757</text:p>
          </table:table-cell>
          <table:table-cell table:style-name="ce4" office:value-type="float" office:value="0.598092831136" calcext:value-type="float">
            <text:p>0.59809283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style-name="ce4" office:value-type="float" office:value="0.2018173212203" calcext:value-type="float">
            <text:p>0.20181732</text:p>
          </table:table-cell>
          <table:table-cell office:value-type="float" office:value="0.2075716683853" calcext:value-type="float">
            <text:p>0.20757167</text:p>
          </table:table-cell>
          <table:table-cell office:value-type="float" office:value="0.226811617901" calcext:value-type="float">
            <text:p>0.22681162</text:p>
          </table:table-cell>
          <table:table-cell office:value-type="float" office:value="0.2461092777885" calcext:value-type="float">
            <text:p>0.24610928</text:p>
          </table:table-cell>
          <table:table-cell office:value-type="float" office:value="0.2489866834668" calcext:value-type="float">
            <text:p>0.24898668</text:p>
          </table:table-cell>
          <table:table-cell office:value-type="float" office:value="0.2487030290208" calcext:value-type="float">
            <text:p>0.24870303</text:p>
          </table:table-cell>
          <table:table-cell office:value-type="float" office:value="0.249604482011" calcext:value-type="float">
            <text:p>0.24960448</text:p>
          </table:table-cell>
          <table:table-cell office:value-type="float" office:value="0.2516821656038" calcext:value-type="float">
            <text:p>0.25168217</text:p>
          </table:table-cell>
          <table:table-cell office:value-type="float" office:value="0.2461705913581" calcext:value-type="float">
            <text:p>0.24617059</text:p>
          </table:table-cell>
          <table:table-cell office:value-type="float" office:value="0.2414580410965" calcext:value-type="float">
            <text:p>0.24145804</text:p>
          </table:table-cell>
          <table:table-cell office:value-type="float" office:value="0.2436980984142" calcext:value-type="float">
            <text:p>0.2436981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0.4767808215877" calcext:value-type="float">
            <text:p>0.47678082</text:p>
          </table:table-cell>
          <table:table-cell table:style-name="ce4" office:value-type="float" office:value="0.4768790355724" calcext:value-type="float">
            <text:p>0.47687904</text:p>
          </table:table-cell>
          <table:table-cell table:style-name="ce4" office:value-type="float" office:value="0.4743784070514" calcext:value-type="float">
            <text:p>0.47437841</text:p>
          </table:table-cell>
          <table:table-cell table:style-name="ce4" office:value-type="float" office:value="0.4653972258979" calcext:value-type="float">
            <text:p>0.46539723</text:p>
          </table:table-cell>
          <table:table-cell table:style-name="ce4" office:value-type="float" office:value="0.4404000857739" calcext:value-type="float">
            <text:p>0.44040009</text:p>
          </table:table-cell>
          <table:table-cell table:style-name="ce4" office:value-type="float" office:value="0.4085290304642" calcext:value-type="float">
            <text:p>0.40852903</text:p>
          </table:table-cell>
          <table:table-cell table:style-name="ce4" office:value-type="float" office:value="0.4440971288133" calcext:value-type="float">
            <text:p>0.44409713</text:p>
          </table:table-cell>
          <table:table-cell table:style-name="ce4" office:value-type="float" office:value="0.5000606392095" calcext:value-type="float">
            <text:p>0.50006064</text:p>
          </table:table-cell>
          <table:table-cell table:style-name="ce4" office:value-type="float" office:value="0.5443983634475" calcext:value-type="float">
            <text:p>0.54439836</text:p>
          </table:table-cell>
          <table:table-cell table:style-name="ce4" office:value-type="float" office:value="0.567158379531" calcext:value-type="float">
            <text:p>0.56715838</text:p>
          </table:table-cell>
          <table:table-cell table:style-name="ce4" office:value-type="float" office:value="0.5980934074749" calcext:value-type="float">
            <text:p>0.59809341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style-name="ce4" office:value-type="float" office:value="0.2522475026193" calcext:value-type="float">
            <text:p>0.25224750</text:p>
          </table:table-cell>
          <table:table-cell office:value-type="float" office:value="0.2523688946826" calcext:value-type="float">
            <text:p>0.25236889</text:p>
          </table:table-cell>
          <table:table-cell office:value-type="float" office:value="0.2536092714745" calcext:value-type="float">
            <text:p>0.25360927</text:p>
          </table:table-cell>
          <table:table-cell office:value-type="float" office:value="0.2539133161343" calcext:value-type="float">
            <text:p>0.25391332</text:p>
          </table:table-cell>
          <table:table-cell office:value-type="float" office:value="0.2503798106765" calcext:value-type="float">
            <text:p>0.25037981</text:p>
          </table:table-cell>
          <table:table-cell office:value-type="float" office:value="0.2487031740787" calcext:value-type="float">
            <text:p>0.24870317</text:p>
          </table:table-cell>
          <table:table-cell office:value-type="float" office:value="0.249609109374" calcext:value-type="float">
            <text:p>0.24960911</text:p>
          </table:table-cell>
          <table:table-cell office:value-type="float" office:value="0.2516883759665" calcext:value-type="float">
            <text:p>0.25168838</text:p>
          </table:table-cell>
          <table:table-cell office:value-type="float" office:value="0.2461765067223" calcext:value-type="float">
            <text:p>0.24617651</text:p>
          </table:table-cell>
          <table:table-cell office:value-type="float" office:value="0.2414593959456" calcext:value-type="float">
            <text:p>0.24145940</text:p>
          </table:table-cell>
          <table:table-cell office:value-type="float" office:value="0.243698579674" calcext:value-type="float">
            <text:p>0.24369858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" office:value-type="float" office:value="0.6314158357474" calcext:value-type="float">
            <text:p>0.63141584</text:p>
          </table:table-cell>
          <table:table-cell table:style-name="ce4" office:value-type="float" office:value="0.6581809469705" calcext:value-type="float">
            <text:p>0.65818095</text:p>
          </table:table-cell>
          <table:table-cell table:style-name="ce4" office:value-type="float" office:value="0.6536823613565" calcext:value-type="float">
            <text:p>0.65368236</text:p>
          </table:table-cell>
          <table:table-cell table:style-name="ce4" office:value-type="float" office:value="0.5968857170996" calcext:value-type="float">
            <text:p>0.59688572</text:p>
          </table:table-cell>
          <table:table-cell table:style-name="ce4" office:value-type="float" office:value="0.5523772288216" calcext:value-type="float">
            <text:p>0.55237723</text:p>
          </table:table-cell>
          <table:table-cell table:style-name="ce4" office:value-type="float" office:value="0.5384449778754" calcext:value-type="float">
            <text:p>0.53844498</text:p>
          </table:table-cell>
          <table:table-cell table:style-name="ce4" office:value-type="float" office:value="0.5378564205088" calcext:value-type="float">
            <text:p>0.53785642</text:p>
          </table:table-cell>
          <table:table-cell table:style-name="ce4" office:value-type="float" office:value="0.5378905933587" calcext:value-type="float">
            <text:p>0.53789059</text:p>
          </table:table-cell>
          <table:table-cell table:style-name="ce4" office:value-type="float" office:value="0.5612813492147" calcext:value-type="float">
            <text:p>0.56128135</text:p>
          </table:table-cell>
          <table:table-cell table:style-name="ce4" office:value-type="float" office:value="0.6222519031038" calcext:value-type="float">
            <text:p>0.62225190</text:p>
          </table:table-cell>
          <table:table-cell table:style-name="ce4" office:value-type="float" office:value="0.6583417790435" calcext:value-type="float">
            <text:p>0.65834178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style-name="ce4" office:value-type="float" office:value="0.2522475026193" calcext:value-type="float">
            <text:p>0.25224750</text:p>
          </table:table-cell>
          <table:table-cell office:value-type="float" office:value="0.2523688948835" calcext:value-type="float">
            <text:p>0.25236889</text:p>
          </table:table-cell>
          <table:table-cell office:value-type="float" office:value="0.2536092719334" calcext:value-type="float">
            <text:p>0.25360927</text:p>
          </table:table-cell>
          <table:table-cell office:value-type="float" office:value="0.2539133166435" calcext:value-type="float">
            <text:p>0.25391332</text:p>
          </table:table-cell>
          <table:table-cell office:value-type="float" office:value="0.2503798106921" calcext:value-type="float">
            <text:p>0.25037981</text:p>
          </table:table-cell>
          <table:table-cell office:value-type="float" office:value="0.2487031740787" calcext:value-type="float">
            <text:p>0.24870317</text:p>
          </table:table-cell>
          <table:table-cell office:value-type="float" office:value="0.2496091106614" calcext:value-type="float">
            <text:p>0.24960911</text:p>
          </table:table-cell>
          <table:table-cell office:value-type="float" office:value="0.2516883784309" calcext:value-type="float">
            <text:p>0.25168838</text:p>
          </table:table-cell>
          <table:table-cell office:value-type="float" office:value="0.2461765101609" calcext:value-type="float">
            <text:p>0.24617651</text:p>
          </table:table-cell>
          <table:table-cell office:value-type="float" office:value="0.2414594035297" calcext:value-type="float">
            <text:p>0.24145940</text:p>
          </table:table-cell>
          <table:table-cell office:value-type="float" office:value="0.243698579674" calcext:value-type="float">
            <text:p>0.24369858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" office:value-type="float" office:value="0.6314160165218" calcext:value-type="float">
            <text:p>0.63141602</text:p>
          </table:table-cell>
          <table:table-cell table:style-name="ce4" office:value-type="float" office:value="0.6581813666012" calcext:value-type="float">
            <text:p>0.65818137</text:p>
          </table:table-cell>
          <table:table-cell table:style-name="ce4" office:value-type="float" office:value="0.6536830269386" calcext:value-type="float">
            <text:p>0.65368303</text:p>
          </table:table-cell>
          <table:table-cell table:style-name="ce4" office:value-type="float" office:value="0.5968857928372" calcext:value-type="float">
            <text:p>0.59688579</text:p>
          </table:table-cell>
          <table:table-cell table:style-name="ce4" office:value-type="float" office:value="0.5523772555511" calcext:value-type="float">
            <text:p>0.55237726</text:p>
          </table:table-cell>
          <table:table-cell table:style-name="ce4" office:value-type="float" office:value="0.5384450407031" calcext:value-type="float">
            <text:p>0.53844504</text:p>
          </table:table-cell>
          <table:table-cell table:style-name="ce4" office:value-type="float" office:value="0.5378574025083" calcext:value-type="float">
            <text:p>0.53785740</text:p>
          </table:table-cell>
          <table:table-cell table:style-name="ce4" office:value-type="float" office:value="0.5378912881659" calcext:value-type="float">
            <text:p>0.53789129</text:p>
          </table:table-cell>
          <table:table-cell table:style-name="ce4" office:value-type="float" office:value="0.5612841724502" calcext:value-type="float">
            <text:p>0.56128417</text:p>
          </table:table-cell>
          <table:table-cell table:style-name="ce4" office:value-type="float" office:value="0.6222543317168" calcext:value-type="float">
            <text:p>0.62225433</text:p>
          </table:table-cell>
          <table:table-cell table:style-name="ce4" office:value-type="float" office:value="0.6583418568365" calcext:value-type="float">
            <text:p>0.65834186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style-name="ce4" office:value-type="float" office:value="0.2522476058573" calcext:value-type="float">
            <text:p>0.25224761</text:p>
          </table:table-cell>
          <table:table-cell office:value-type="float" office:value="0.2537810880205" calcext:value-type="float">
            <text:p>0.25378109</text:p>
          </table:table-cell>
          <table:table-cell office:value-type="float" office:value="0.25558932001" calcext:value-type="float">
            <text:p>0.25558932</text:p>
          </table:table-cell>
          <table:table-cell office:value-type="float" office:value="0.2737621515821" calcext:value-type="float">
            <text:p>0.27376215</text:p>
          </table:table-cell>
          <table:table-cell office:value-type="float" office:value="0.2923532648202" calcext:value-type="float">
            <text:p>0.29235326</text:p>
          </table:table-cell>
          <table:table-cell office:value-type="float" office:value="0.2922087473297" calcext:value-type="float">
            <text:p>0.29220875</text:p>
          </table:table-cell>
          <table:table-cell office:value-type="float" office:value="0.2921378570729" calcext:value-type="float">
            <text:p>0.29213786</text:p>
          </table:table-cell>
          <table:table-cell office:value-type="float" office:value="0.2870053840418" calcext:value-type="float">
            <text:p>0.28700538</text:p>
          </table:table-cell>
          <table:table-cell office:value-type="float" office:value="0.2629035211559" calcext:value-type="float">
            <text:p>0.26290352</text:p>
          </table:table-cell>
          <table:table-cell office:value-type="float" office:value="0.2673093157091" calcext:value-type="float">
            <text:p>0.26730932</text:p>
          </table:table-cell>
          <table:table-cell office:value-type="float" office:value="0.2672128789082" calcext:value-type="float">
            <text:p>0.2672128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2" office:value-type="float" office:value="0.6314161876396" calcext:value-type="float">
            <text:p>0.63141619</text:p>
          </table:table-cell>
          <table:table-cell table:style-name="ce4" office:value-type="float" office:value="0.6581815760492" calcext:value-type="float">
            <text:p>0.65818158</text:p>
          </table:table-cell>
          <table:table-cell table:style-name="ce4" office:value-type="float" office:value="0.6536831551008" calcext:value-type="float">
            <text:p>0.65368316</text:p>
          </table:table-cell>
          <table:table-cell table:style-name="ce4" office:value-type="float" office:value="0.5968866197959" calcext:value-type="float">
            <text:p>0.59688662</text:p>
          </table:table-cell>
          <table:table-cell table:style-name="ce4" office:value-type="float" office:value="0.552379099391" calcext:value-type="float">
            <text:p>0.55237910</text:p>
          </table:table-cell>
          <table:table-cell table:style-name="ce4" office:value-type="float" office:value="0.5384451128084" calcext:value-type="float">
            <text:p>0.53844511</text:p>
          </table:table-cell>
          <table:table-cell table:style-name="ce4" office:value-type="float" office:value="0.5830556104736" calcext:value-type="float">
            <text:p>0.58305561</text:p>
          </table:table-cell>
          <table:table-cell table:style-name="ce4" office:value-type="float" office:value="0.6700775326684" calcext:value-type="float">
            <text:p>0.67007753</text:p>
          </table:table-cell>
          <table:table-cell table:style-name="ce4" office:value-type="float" office:value="0.7701287544192" calcext:value-type="float">
            <text:p>0.77012875</text:p>
          </table:table-cell>
          <table:table-cell table:style-name="ce4" office:value-type="float" office:value="0.7169165378564" calcext:value-type="float">
            <text:p>0.71691654</text:p>
          </table:table-cell>
          <table:table-cell table:style-name="ce4" office:value-type="float" office:value="0.6583435449956" calcext:value-type="float">
            <text:p>0.65834354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ce4" office:value-type="float" office:value="0.2522476058573" calcext:value-type="float">
            <text:p>0.25224761</text:p>
          </table:table-cell>
          <table:table-cell office:value-type="float" office:value="0.2537810883946" calcext:value-type="float">
            <text:p>0.25378109</text:p>
          </table:table-cell>
          <table:table-cell office:value-type="float" office:value="0.2555893205967" calcext:value-type="float">
            <text:p>0.25558932</text:p>
          </table:table-cell>
          <table:table-cell office:value-type="float" office:value="0.2737621526193" calcext:value-type="float">
            <text:p>0.27376215</text:p>
          </table:table-cell>
          <table:table-cell office:value-type="float" office:value="0.2923532708483" calcext:value-type="float">
            <text:p>0.29235327</text:p>
          </table:table-cell>
          <table:table-cell office:value-type="float" office:value="0.2922087473297" calcext:value-type="float">
            <text:p>0.29220875</text:p>
          </table:table-cell>
          <table:table-cell office:value-type="float" office:value="0.2921378603749" calcext:value-type="float">
            <text:p>0.29213786</text:p>
          </table:table-cell>
          <table:table-cell office:value-type="float" office:value="0.2870053978079" calcext:value-type="float">
            <text:p>0.28700540</text:p>
          </table:table-cell>
          <table:table-cell office:value-type="float" office:value="0.2629035395621" calcext:value-type="float">
            <text:p>0.26290354</text:p>
          </table:table-cell>
          <table:table-cell office:value-type="float" office:value="0.2673093196616" calcext:value-type="float">
            <text:p>0.26730932</text:p>
          </table:table-cell>
          <table:table-cell office:value-type="float" office:value="0.2672128789082" calcext:value-type="float">
            <text:p>0.26721288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" office:value-type="float" office:value="0.7944237242989" calcext:value-type="float">
            <text:p>0.79442372</text:p>
          </table:table-cell>
          <table:table-cell table:style-name="ce4" office:value-type="float" office:value="0.7733751490181" calcext:value-type="float">
            <text:p>0.77337515</text:p>
          </table:table-cell>
          <table:table-cell table:style-name="ce4" office:value-type="float" office:value="0.7981370858942" calcext:value-type="float">
            <text:p>0.79813709</text:p>
          </table:table-cell>
          <table:table-cell table:style-name="ce4" office:value-type="float" office:value="0.7587670432978" calcext:value-type="float">
            <text:p>0.75876704</text:p>
          </table:table-cell>
          <table:table-cell table:style-name="ce4" office:value-type="float" office:value="0.6215903830171" calcext:value-type="float">
            <text:p>0.62159038</text:p>
          </table:table-cell>
          <table:table-cell table:style-name="ce4" office:value-type="float" office:value="0.5384474347959" calcext:value-type="float">
            <text:p>0.53844743</text:p>
          </table:table-cell>
          <table:table-cell table:style-name="ce4" office:value-type="float" office:value="0.5830565717223" calcext:value-type="float">
            <text:p>0.58305657</text:p>
          </table:table-cell>
          <table:table-cell table:style-name="ce4" office:value-type="float" office:value="0.6700786130857" calcext:value-type="float">
            <text:p>0.67007861</text:p>
          </table:table-cell>
          <table:table-cell table:style-name="ce4" office:value-type="float" office:value="0.7701292675703" calcext:value-type="float">
            <text:p>0.77012927</text:p>
          </table:table-cell>
          <table:table-cell table:style-name="ce4" office:value-type="float" office:value="0.7169174759472" calcext:value-type="float">
            <text:p>0.71691748</text:p>
          </table:table-cell>
          <table:table-cell table:style-name="ce4" office:value-type="float" office:value="0.6583436507857" calcext:value-type="float">
            <text:p>0.65834365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style-name="ce4" office:value-type="float" office:value="0.2968130679377" calcext:value-type="float">
            <text:p>0.29681307</text:p>
          </table:table-cell>
          <table:table-cell office:value-type="float" office:value="0.2987835875553" calcext:value-type="float">
            <text:p>0.29878359</text:p>
          </table:table-cell>
          <table:table-cell office:value-type="float" office:value="0.2977584269606" calcext:value-type="float">
            <text:p>0.29775843</text:p>
          </table:table-cell>
          <table:table-cell office:value-type="float" office:value="0.2824939904545" calcext:value-type="float">
            <text:p>0.28249399</text:p>
          </table:table-cell>
          <table:table-cell office:value-type="float" office:value="0.2923661317932" calcext:value-type="float">
            <text:p>0.29236613</text:p>
          </table:table-cell>
          <table:table-cell office:value-type="float" office:value="0.2922229151951" calcext:value-type="float">
            <text:p>0.29222292</text:p>
          </table:table-cell>
          <table:table-cell office:value-type="float" office:value="0.2921470954698" calcext:value-type="float">
            <text:p>0.29214710</text:p>
          </table:table-cell>
          <table:table-cell office:value-type="float" office:value="0.2870131460409" calcext:value-type="float">
            <text:p>0.28701315</text:p>
          </table:table-cell>
          <table:table-cell office:value-type="float" office:value="0.262913839591" calcext:value-type="float">
            <text:p>0.26291384</text:p>
          </table:table-cell>
          <table:table-cell office:value-type="float" office:value="0.2673103616769" calcext:value-type="float">
            <text:p>0.26731036</text:p>
          </table:table-cell>
          <table:table-cell office:value-type="float" office:value="0.2672140729714" calcext:value-type="float">
            <text:p>0.2672140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office:value-type="float" office:value="0.7944237585881" calcext:value-type="float">
            <text:p>0.79442376</text:p>
          </table:table-cell>
          <table:table-cell table:style-name="ce4" office:value-type="float" office:value="0.7733779452587" calcext:value-type="float">
            <text:p>0.77337795</text:p>
          </table:table-cell>
          <table:table-cell table:style-name="ce4" office:value-type="float" office:value="0.7981383953905" calcext:value-type="float">
            <text:p>0.79813840</text:p>
          </table:table-cell>
          <table:table-cell table:style-name="ce4" office:value-type="float" office:value="0.8888914209259" calcext:value-type="float">
            <text:p>0.88889142</text:p>
          </table:table-cell>
          <table:table-cell table:style-name="ce4" office:value-type="float" office:value="0.9545093915348" calcext:value-type="float">
            <text:p>0.95450939</text:p>
          </table:table-cell>
          <table:table-cell table:style-name="ce4" office:value-type="float" office:value="0.9501459550664" calcext:value-type="float">
            <text:p>0.95014596</text:p>
          </table:table-cell>
          <table:table-cell table:style-name="ce4" office:value-type="float" office:value="0.9542327532538" calcext:value-type="float">
            <text:p>0.95423275</text:p>
          </table:table-cell>
          <table:table-cell table:style-name="ce4" office:value-type="float" office:value="0.9145217828415" calcext:value-type="float">
            <text:p>0.91452178</text:p>
          </table:table-cell>
          <table:table-cell table:style-name="ce4" office:value-type="float" office:value="0.8128815500062" calcext:value-type="float">
            <text:p>0.81288155</text:p>
          </table:table-cell>
          <table:table-cell table:style-name="ce4" office:value-type="float" office:value="0.8060445465116" calcext:value-type="float">
            <text:p>0.80604455</text:p>
          </table:table-cell>
          <table:table-cell table:style-name="ce4" office:value-type="float" office:value="0.7679017532895" calcext:value-type="float">
            <text:p>0.76790175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style-name="ce4" office:value-type="float" office:value="0.2968130679378" calcext:value-type="float">
            <text:p>0.29681307</text:p>
          </table:table-cell>
          <table:table-cell office:value-type="float" office:value="0.2987835879343" calcext:value-type="float">
            <text:p>0.29878359</text:p>
          </table:table-cell>
          <table:table-cell office:value-type="float" office:value="0.2977584515488" calcext:value-type="float">
            <text:p>0.29775845</text:p>
          </table:table-cell>
          <table:table-cell office:value-type="float" office:value="0.2824940330965" calcext:value-type="float">
            <text:p>0.28249403</text:p>
          </table:table-cell>
          <table:table-cell office:value-type="float" office:value="0.2923661354008" calcext:value-type="float">
            <text:p>0.29236614</text:p>
          </table:table-cell>
          <table:table-cell office:value-type="float" office:value="0.2922229151951" calcext:value-type="float">
            <text:p>0.29222292</text:p>
          </table:table-cell>
          <table:table-cell office:value-type="float" office:value="0.2921471005085" calcext:value-type="float">
            <text:p>0.29214710</text:p>
          </table:table-cell>
          <table:table-cell office:value-type="float" office:value="0.2870131572178" calcext:value-type="float">
            <text:p>0.28701316</text:p>
          </table:table-cell>
          <table:table-cell office:value-type="float" office:value="0.2629138594921" calcext:value-type="float">
            <text:p>0.26291386</text:p>
          </table:table-cell>
          <table:table-cell office:value-type="float" office:value="0.2673103661604" calcext:value-type="float">
            <text:p>0.26731037</text:p>
          </table:table-cell>
          <table:table-cell office:value-type="float" office:value="0.2672140729715" calcext:value-type="float">
            <text:p>0.26721407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office:value-type="float" office:value="0.7944252444512" calcext:value-type="float">
            <text:p>0.79442524</text:p>
          </table:table-cell>
          <table:table-cell table:style-name="ce4" office:value-type="float" office:value="0.7733780942842" calcext:value-type="float">
            <text:p>0.77337809</text:p>
          </table:table-cell>
          <table:table-cell table:style-name="ce4" office:value-type="float" office:value="0.7981385624429" calcext:value-type="float">
            <text:p>0.79813856</text:p>
          </table:table-cell>
          <table:table-cell table:style-name="ce4" office:value-type="float" office:value="0.8889108046458" calcext:value-type="float">
            <text:p>0.88891080</text:p>
          </table:table-cell>
          <table:table-cell table:style-name="ce4" office:value-type="float" office:value="0.9553270251336" calcext:value-type="float">
            <text:p>0.95532703</text:p>
          </table:table-cell>
          <table:table-cell table:style-name="ce4" office:value-type="float" office:value="0.9502772506854" calcext:value-type="float">
            <text:p>0.95027725</text:p>
          </table:table-cell>
          <table:table-cell table:style-name="ce4" office:value-type="float" office:value="0.9543861410204" calcext:value-type="float">
            <text:p>0.95438614</text:p>
          </table:table-cell>
          <table:table-cell table:style-name="ce4" office:value-type="float" office:value="0.9146359118666" calcext:value-type="float">
            <text:p>0.91463591</text:p>
          </table:table-cell>
          <table:table-cell table:style-name="ce4" office:value-type="float" office:value="0.8128901177159" calcext:value-type="float">
            <text:p>0.81289012</text:p>
          </table:table-cell>
          <table:table-cell table:style-name="ce4" office:value-type="float" office:value="0.8060509750165" calcext:value-type="float">
            <text:p>0.80605098</text:p>
          </table:table-cell>
          <table:table-cell table:style-name="ce4" office:value-type="float" office:value="0.7679058407121" calcext:value-type="float">
            <text:p>0.76790584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style-name="ce4" office:value-type="float" office:value="0.3362151733204" calcext:value-type="float">
            <text:p>0.33621517</text:p>
          </table:table-cell>
          <table:table-cell office:value-type="float" office:value="0.3327289389798" calcext:value-type="float">
            <text:p>0.33272894</text:p>
          </table:table-cell>
          <table:table-cell office:value-type="float" office:value="0.2977620425196" calcext:value-type="float">
            <text:p>0.29776204</text:p>
          </table:table-cell>
          <table:table-cell office:value-type="float" office:value="0.2824996992474" calcext:value-type="float">
            <text:p>0.28249970</text:p>
          </table:table-cell>
          <table:table-cell office:value-type="float" office:value="0.2923666871899" calcext:value-type="float">
            <text:p>0.29236669</text:p>
          </table:table-cell>
          <table:table-cell office:value-type="float" office:value="0.2922243328401" calcext:value-type="float">
            <text:p>0.29222433</text:p>
          </table:table-cell>
          <table:table-cell office:value-type="float" office:value="0.2933595203044" calcext:value-type="float">
            <text:p>0.29335952</text:p>
          </table:table-cell>
          <table:table-cell office:value-type="float" office:value="0.2907217055569" calcext:value-type="float">
            <text:p>0.29072171</text:p>
          </table:table-cell>
          <table:table-cell office:value-type="float" office:value="0.2763124610395" calcext:value-type="float">
            <text:p>0.27631246</text:p>
          </table:table-cell>
          <table:table-cell office:value-type="float" office:value="0.2685238009733" calcext:value-type="float">
            <text:p>0.26852380</text:p>
          </table:table-cell>
          <table:table-cell office:value-type="float" office:value="0.2736740728832" calcext:value-type="float">
            <text:p>0.27367407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4" office:value-type="float" office:value="0.7944299851015" calcext:value-type="float">
            <text:p>0.79442999</text:p>
          </table:table-cell>
          <table:table-cell table:style-name="ce4" office:value-type="float" office:value="0.817598092412" calcext:value-type="float">
            <text:p>0.81759809</text:p>
          </table:table-cell>
          <table:table-cell table:style-name="ce4" office:value-type="float" office:value="0.8769630075626" calcext:value-type="float">
            <text:p>0.87696301</text:p>
          </table:table-cell>
          <table:table-cell table:style-name="ce4" office:value-type="float" office:value="0.8916054809845" calcext:value-type="float">
            <text:p>0.89160548</text:p>
          </table:table-cell>
          <table:table-cell table:style-name="ce4" office:value-type="float" office:value="0.9600446583141" calcext:value-type="float">
            <text:p>0.96004466</text:p>
          </table:table-cell>
          <table:table-cell table:style-name="ce4" office:value-type="float" office:value="0.9506832918979" calcext:value-type="float">
            <text:p>0.95068329</text:p>
          </table:table-cell>
          <table:table-cell table:style-name="ce4" office:value-type="float" office:value="0.9578675692533" calcext:value-type="float">
            <text:p>0.95786757</text:p>
          </table:table-cell>
          <table:table-cell table:style-name="ce4" office:value-type="float" office:value="0.9312838964543" calcext:value-type="float">
            <text:p>0.93128390</text:p>
          </table:table-cell>
          <table:table-cell table:style-name="ce4" office:value-type="float" office:value="0.8714585088401" calcext:value-type="float">
            <text:p>0.87145851</text:p>
          </table:table-cell>
          <table:table-cell table:style-name="ce4" office:value-type="float" office:value="0.8758175114435" calcext:value-type="float">
            <text:p>0.87581751</text:p>
          </table:table-cell>
          <table:table-cell table:style-name="ce4" office:value-type="float" office:value="0.9591008999998" calcext:value-type="float">
            <text:p>0.95910090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style-name="ce4" office:value-type="float" office:value="0.3362151733205" calcext:value-type="float">
            <text:p>0.33621517</text:p>
          </table:table-cell>
          <table:table-cell office:value-type="float" office:value="0.3327289392866" calcext:value-type="float">
            <text:p>0.33272894</text:p>
          </table:table-cell>
          <table:table-cell office:value-type="float" office:value="0.2977620650675" calcext:value-type="float">
            <text:p>0.29776207</text:p>
          </table:table-cell>
          <table:table-cell office:value-type="float" office:value="0.2824997403207" calcext:value-type="float">
            <text:p>0.28249974</text:p>
          </table:table-cell>
          <table:table-cell office:value-type="float" office:value="0.292366705147" calcext:value-type="float">
            <text:p>0.29236671</text:p>
          </table:table-cell>
          <table:table-cell office:value-type="float" office:value="0.2922243328401" calcext:value-type="float">
            <text:p>0.29222433</text:p>
          </table:table-cell>
          <table:table-cell office:value-type="float" office:value="0.2933595214573" calcext:value-type="float">
            <text:p>0.29335952</text:p>
          </table:table-cell>
          <table:table-cell office:value-type="float" office:value="0.2907217147547" calcext:value-type="float">
            <text:p>0.29072171</text:p>
          </table:table-cell>
          <table:table-cell office:value-type="float" office:value="0.2763124678325" calcext:value-type="float">
            <text:p>0.27631247</text:p>
          </table:table-cell>
          <table:table-cell office:value-type="float" office:value="0.2685238167828" calcext:value-type="float">
            <text:p>0.26852382</text:p>
          </table:table-cell>
          <table:table-cell office:value-type="float" office:value="0.2736740728838" calcext:value-type="float">
            <text:p>0.27367407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office:value-type="float" office:value="0.7944300855621" calcext:value-type="float">
            <text:p>0.79443009</text:p>
          </table:table-cell>
          <table:table-cell table:style-name="ce4" office:value-type="float" office:value="0.8175983570233" calcext:value-type="float">
            <text:p>0.81759836</text:p>
          </table:table-cell>
          <table:table-cell table:style-name="ce4" office:value-type="float" office:value="0.8769655657683" calcext:value-type="float">
            <text:p>0.87696557</text:p>
          </table:table-cell>
          <table:table-cell table:style-name="ce4" office:value-type="float" office:value="0.9518806257382" calcext:value-type="float">
            <text:p>0.95188063</text:p>
          </table:table-cell>
          <table:table-cell table:style-name="ce4" office:value-type="float" office:value="0.9643783485437" calcext:value-type="float">
            <text:p>0.96437835</text:p>
          </table:table-cell>
          <table:table-cell table:style-name="ce4" office:value-type="float" office:value="0.9515036626209" calcext:value-type="float">
            <text:p>0.95150366</text:p>
          </table:table-cell>
          <table:table-cell table:style-name="ce4" office:value-type="float" office:value="0.960034420593" calcext:value-type="float">
            <text:p>0.96003442</text:p>
          </table:table-cell>
          <table:table-cell table:style-name="ce4" office:value-type="float" office:value="0.9316083054623" calcext:value-type="float">
            <text:p>0.93160831</text:p>
          </table:table-cell>
          <table:table-cell table:style-name="ce4" office:value-type="float" office:value="0.8716956323102" calcext:value-type="float">
            <text:p>0.87169563</text:p>
          </table:table-cell>
          <table:table-cell table:style-name="ce4" office:value-type="float" office:value="0.8759029505731" calcext:value-type="float">
            <text:p>0.87590295</text:p>
          </table:table-cell>
          <table:table-cell table:style-name="ce4" office:value-type="float" office:value="0.9592199993357" calcext:value-type="float">
            <text:p>0.95922000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style-name="ce4" office:value-type="float" office:value="0.3362152251978" calcext:value-type="float">
            <text:p>0.33621523</text:p>
          </table:table-cell>
          <table:table-cell office:value-type="float" office:value="0.3372533057192" calcext:value-type="float">
            <text:p>0.33725331</text:p>
          </table:table-cell>
          <table:table-cell office:value-type="float" office:value="0.2977651991217" calcext:value-type="float">
            <text:p>0.29776520</text:p>
          </table:table-cell>
          <table:table-cell office:value-type="float" office:value="0.2825025252754" calcext:value-type="float">
            <text:p>0.28250253</text:p>
          </table:table-cell>
          <table:table-cell office:value-type="float" office:value="0.2949333014989" calcext:value-type="float">
            <text:p>0.29493330</text:p>
          </table:table-cell>
          <table:table-cell office:value-type="float" office:value="0.2922245741555" calcext:value-type="float">
            <text:p>0.29222457</text:p>
          </table:table-cell>
          <table:table-cell office:value-type="float" office:value="0.2933675723454" calcext:value-type="float">
            <text:p>0.29336757</text:p>
          </table:table-cell>
          <table:table-cell office:value-type="float" office:value="0.29072908124" calcext:value-type="float">
            <text:p>0.29072908</text:p>
          </table:table-cell>
          <table:table-cell office:value-type="float" office:value="0.2763128847909" calcext:value-type="float">
            <text:p>0.27631288</text:p>
          </table:table-cell>
          <table:table-cell office:value-type="float" office:value="0.2685346328123" calcext:value-type="float">
            <text:p>0.26853463</text:p>
          </table:table-cell>
          <table:table-cell office:value-type="float" office:value="0.2736850212076" calcext:value-type="float">
            <text:p>0.27368502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office:value-type="float" office:value="0.7944303445899" calcext:value-type="float">
            <text:p>0.79443034</text:p>
          </table:table-cell>
          <table:table-cell table:style-name="ce4" office:value-type="float" office:value="0.8176023663598" calcext:value-type="float">
            <text:p>0.81760237</text:p>
          </table:table-cell>
          <table:table-cell table:style-name="ce4" office:value-type="float" office:value="0.8769868406688" calcext:value-type="float">
            <text:p>0.87698684</text:p>
          </table:table-cell>
          <table:table-cell table:style-name="ce4" office:value-type="float" office:value="0.9525855409383" calcext:value-type="float">
            <text:p>0.95258554</text:p>
          </table:table-cell>
          <table:table-cell table:style-name="ce4" office:value-type="float" office:value="1.010806476334" calcext:value-type="float">
            <text:p>1.01080648</text:p>
          </table:table-cell>
          <table:table-cell table:style-name="ce4" office:value-type="float" office:value="1.044867668943" calcext:value-type="float">
            <text:p>1.04486767</text:p>
          </table:table-cell>
          <table:table-cell table:style-name="ce4" office:value-type="float" office:value="1.006999061501" calcext:value-type="float">
            <text:p>1.00699906</text:p>
          </table:table-cell>
          <table:table-cell table:style-name="ce4" office:value-type="float" office:value="0.9763342239396" calcext:value-type="float">
            <text:p>0.97633422</text:p>
          </table:table-cell>
          <table:table-cell table:style-name="ce4" office:value-type="float" office:value="0.9921118976726" calcext:value-type="float">
            <text:p>0.99211190</text:p>
          </table:table-cell>
          <table:table-cell table:style-name="ce4" office:value-type="float" office:value="0.9684209267964" calcext:value-type="float">
            <text:p>0.96842093</text:p>
          </table:table-cell>
          <table:table-cell table:style-name="ce4" office:value-type="float" office:value="0.9602836312334" calcext:value-type="float">
            <text:p>0.96028363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style-name="ce4" office:value-type="float" office:value="0.3362152251979" calcext:value-type="float">
            <text:p>0.33621523</text:p>
          </table:table-cell>
          <table:table-cell office:value-type="float" office:value="0.3372533062009" calcext:value-type="float">
            <text:p>0.33725331</text:p>
          </table:table-cell>
          <table:table-cell office:value-type="float" office:value="0.2977652109642" calcext:value-type="float">
            <text:p>0.29776521</text:p>
          </table:table-cell>
          <table:table-cell office:value-type="float" office:value="0.2825025379628" calcext:value-type="float">
            <text:p>0.28250254</text:p>
          </table:table-cell>
          <table:table-cell office:value-type="float" office:value="0.2949333022087" calcext:value-type="float">
            <text:p>0.29493330</text:p>
          </table:table-cell>
          <table:table-cell office:value-type="float" office:value="0.2922245741555" calcext:value-type="float">
            <text:p>0.29222457</text:p>
          </table:table-cell>
          <table:table-cell office:value-type="float" office:value="0.2933675727767" calcext:value-type="float">
            <text:p>0.29336757</text:p>
          </table:table-cell>
          <table:table-cell office:value-type="float" office:value="0.2907290933091" calcext:value-type="float">
            <text:p>0.29072909</text:p>
          </table:table-cell>
          <table:table-cell office:value-type="float" office:value="0.2763128945642" calcext:value-type="float">
            <text:p>0.27631289</text:p>
          </table:table-cell>
          <table:table-cell office:value-type="float" office:value="0.2685346496139" calcext:value-type="float">
            <text:p>0.26853465</text:p>
          </table:table-cell>
          <table:table-cell office:value-type="float" office:value="0.2736850212088" calcext:value-type="float">
            <text:p>0.2736850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9718963294624" calcext:value-type="float">
            <text:p>0.97189633</text:p>
          </table:table-cell>
          <table:table-cell table:style-name="ce4" office:value-type="float" office:value="0.9833619486581" calcext:value-type="float">
            <text:p>0.98336195</text:p>
          </table:table-cell>
          <table:table-cell table:style-name="ce4" office:value-type="float" office:value="0.9000475752356" calcext:value-type="float">
            <text:p>0.90004758</text:p>
          </table:table-cell>
          <table:table-cell table:style-name="ce4" office:value-type="float" office:value="0.9868490407772" calcext:value-type="float">
            <text:p>0.98684904</text:p>
          </table:table-cell>
          <table:table-cell table:style-name="ce4" office:value-type="float" office:value="1.015057578413" calcext:value-type="float">
            <text:p>1.01505758</text:p>
          </table:table-cell>
          <table:table-cell table:style-name="ce4" office:value-type="float" office:value="1.044868245272" calcext:value-type="float">
            <text:p>1.04486825</text:p>
          </table:table-cell>
          <table:table-cell table:style-name="ce4" office:value-type="float" office:value="1.025278336044" calcext:value-type="float">
            <text:p>1.02527834</text:p>
          </table:table-cell>
          <table:table-cell table:style-name="ce4" office:value-type="float" office:value="0.9810862754979" calcext:value-type="float">
            <text:p>0.98108628</text:p>
          </table:table-cell>
          <table:table-cell table:style-name="ce4" office:value-type="float" office:value="0.9976710011279" calcext:value-type="float">
            <text:p>0.99767100</text:p>
          </table:table-cell>
          <table:table-cell table:style-name="ce4" office:value-type="float" office:value="0.9983807800647" calcext:value-type="float">
            <text:p>0.99838078</text:p>
          </table:table-cell>
          <table:table-cell table:style-name="ce4" office:value-type="float" office:value="0.9914584894008" calcext:value-type="float">
            <text:p>0.99145849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table:style-name="ce2" office:value-type="float" office:value="0.3566613897914" calcext:value-type="float">
            <text:p>0.35666139</text:p>
          </table:table-cell>
          <table:table-cell office:value-type="float" office:value="0.3398138433888" calcext:value-type="float">
            <text:p>0.33981384</text:p>
          </table:table-cell>
          <table:table-cell office:value-type="float" office:value="0.305623099672" calcext:value-type="float">
            <text:p>0.30562310</text:p>
          </table:table-cell>
          <table:table-cell office:value-type="float" office:value="0.303869176306" calcext:value-type="float">
            <text:p>0.30386918</text:p>
          </table:table-cell>
          <table:table-cell office:value-type="float" office:value="0.3289439983585" calcext:value-type="float">
            <text:p>0.32894400</text:p>
          </table:table-cell>
          <table:table-cell office:value-type="float" office:value="0.354829652611" calcext:value-type="float">
            <text:p>0.35482965</text:p>
          </table:table-cell>
          <table:table-cell office:value-type="float" office:value="0.3369545586196" calcext:value-type="float">
            <text:p>0.33695456</text:p>
          </table:table-cell>
          <table:table-cell office:value-type="float" office:value="0.3041498729793" calcext:value-type="float">
            <text:p>0.30414987</text:p>
          </table:table-cell>
          <table:table-cell office:value-type="float" office:value="0.3100818277717" calcext:value-type="float">
            <text:p>0.31008183</text:p>
          </table:table-cell>
          <table:table-cell office:value-type="float" office:value="0.3199960272419" calcext:value-type="float">
            <text:p>0.31999603</text:p>
          </table:table-cell>
          <table:table-cell office:value-type="float" office:value="0.3233037323702" calcext:value-type="float">
            <text:p>0.3233037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style-name="ce2" office:value-type="float" office:value="0.3566613897915" calcext:value-type="float">
            <text:p>0.35666139</text:p>
          </table:table-cell>
          <table:table-cell office:value-type="float" office:value="0.3398138534265" calcext:value-type="float">
            <text:p>0.33981385</text:p>
          </table:table-cell>
          <table:table-cell office:value-type="float" office:value="0.3056231001864" calcext:value-type="float">
            <text:p>0.30562310</text:p>
          </table:table-cell>
          <table:table-cell office:value-type="float" office:value="0.303869176844" calcext:value-type="float">
            <text:p>0.30386918</text:p>
          </table:table-cell>
          <table:table-cell office:value-type="float" office:value="0.3289440024419" calcext:value-type="float">
            <text:p>0.32894400</text:p>
          </table:table-cell>
          <table:table-cell office:value-type="float" office:value="0.3548296526112" calcext:value-type="float">
            <text:p>0.35482965</text:p>
          </table:table-cell>
          <table:table-cell office:value-type="float" office:value="0.336954567838" calcext:value-type="float">
            <text:p>0.33695457</text:p>
          </table:table-cell>
          <table:table-cell office:value-type="float" office:value="0.3041498768546" calcext:value-type="float">
            <text:p>0.30414988</text:p>
          </table:table-cell>
          <table:table-cell office:value-type="float" office:value="0.3100818297988" calcext:value-type="float">
            <text:p>0.31008183</text:p>
          </table:table-cell>
          <table:table-cell office:value-type="float" office:value="0.3199960314301" calcext:value-type="float">
            <text:p>0.31999603</text:p>
          </table:table-cell>
          <table:table-cell office:value-type="float" office:value="0.3233037323714" calcext:value-type="float">
            <text:p>0.3233037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table:style-name="ce2" office:value-type="float" office:value="0.3566873381062" calcext:value-type="float">
            <text:p>0.35668734</text:p>
          </table:table-cell>
          <table:table-cell office:value-type="float" office:value="0.3398165805971" calcext:value-type="float">
            <text:p>0.33981658</text:p>
          </table:table-cell>
          <table:table-cell office:value-type="float" office:value="0.3270893650524" calcext:value-type="float">
            <text:p>0.32708937</text:p>
          </table:table-cell>
          <table:table-cell office:value-type="float" office:value="0.313355151376" calcext:value-type="float">
            <text:p>0.31335515</text:p>
          </table:table-cell>
          <table:table-cell office:value-type="float" office:value="0.3289466062162" calcext:value-type="float">
            <text:p>0.32894661</text:p>
          </table:table-cell>
          <table:table-cell office:value-type="float" office:value="0.3548299356616" calcext:value-type="float">
            <text:p>0.35482994</text:p>
          </table:table-cell>
          <table:table-cell office:value-type="float" office:value="0.3369575142373" calcext:value-type="float">
            <text:p>0.33695751</text:p>
          </table:table-cell>
          <table:table-cell office:value-type="float" office:value="0.3041508918027" calcext:value-type="float">
            <text:p>0.30415089</text:p>
          </table:table-cell>
          <table:table-cell office:value-type="float" office:value="0.3100847573227" calcext:value-type="float">
            <text:p>0.31008476</text:p>
          </table:table-cell>
          <table:table-cell office:value-type="float" office:value="0.3199986830535" calcext:value-type="float">
            <text:p>0.31999868</text:p>
          </table:table-cell>
          <table:table-cell office:value-type="float" office:value="0.3233053687721" calcext:value-type="float">
            <text:p>0.3233053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style-name="ce2" office:value-type="float" office:value="0.3566873381064" calcext:value-type="float">
            <text:p>0.35668734</text:p>
          </table:table-cell>
          <table:table-cell office:value-type="float" office:value="0.3398165914429" calcext:value-type="float">
            <text:p>0.33981659</text:p>
          </table:table-cell>
          <table:table-cell office:value-type="float" office:value="0.3270893656924" calcext:value-type="float">
            <text:p>0.32708937</text:p>
          </table:table-cell>
          <table:table-cell office:value-type="float" office:value="0.3133551608631" calcext:value-type="float">
            <text:p>0.31335516</text:p>
          </table:table-cell>
          <table:table-cell office:value-type="float" office:value="0.3289466128571" calcext:value-type="float">
            <text:p>0.32894661</text:p>
          </table:table-cell>
          <table:table-cell office:value-type="float" office:value="0.3548299356617" calcext:value-type="float">
            <text:p>0.35482994</text:p>
          </table:table-cell>
          <table:table-cell office:value-type="float" office:value="0.3369575197303" calcext:value-type="float">
            <text:p>0.33695752</text:p>
          </table:table-cell>
          <table:table-cell office:value-type="float" office:value="0.3041508966173" calcext:value-type="float">
            <text:p>0.30415090</text:p>
          </table:table-cell>
          <table:table-cell office:value-type="float" office:value="0.3100847592898" calcext:value-type="float">
            <text:p>0.31008476</text:p>
          </table:table-cell>
          <table:table-cell office:value-type="float" office:value="0.3199986874727" calcext:value-type="float">
            <text:p>0.31999869</text:p>
          </table:table-cell>
          <table:table-cell office:value-type="float" office:value="0.3233053687736" calcext:value-type="float">
            <text:p>0.3233053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style-name="ce2" office:value-type="float" office:value="0.3566876180554" calcext:value-type="float">
            <text:p>0.35668762</text:p>
          </table:table-cell>
          <table:table-cell office:value-type="float" office:value="0.3398227819174" calcext:value-type="float">
            <text:p>0.33982278</text:p>
          </table:table-cell>
          <table:table-cell office:value-type="float" office:value="0.334120802629" calcext:value-type="float">
            <text:p>0.33412080</text:p>
          </table:table-cell>
          <table:table-cell office:value-type="float" office:value="0.3133629605976" calcext:value-type="float">
            <text:p>0.31336296</text:p>
          </table:table-cell>
          <table:table-cell office:value-type="float" office:value="0.3289469599274" calcext:value-type="float">
            <text:p>0.32894696</text:p>
          </table:table-cell>
          <table:table-cell office:value-type="float" office:value="0.3548315831553" calcext:value-type="float">
            <text:p>0.35483158</text:p>
          </table:table-cell>
          <table:table-cell office:value-type="float" office:value="0.337653342326" calcext:value-type="float">
            <text:p>0.33765334</text:p>
          </table:table-cell>
          <table:table-cell office:value-type="float" office:value="0.3146530002832" calcext:value-type="float">
            <text:p>0.31465300</text:p>
          </table:table-cell>
          <table:table-cell office:value-type="float" office:value="0.3213330353318" calcext:value-type="float">
            <text:p>0.32133304</text:p>
          </table:table-cell>
          <table:table-cell office:value-type="float" office:value="0.328664064998" calcext:value-type="float">
            <text:p>0.32866406</text:p>
          </table:table-cell>
          <table:table-cell office:value-type="float" office:value="0.328348061135" calcext:value-type="float">
            <text:p>0.3283480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table:style-name="ce2" office:value-type="float" office:value="0.3566876180556" calcext:value-type="float">
            <text:p>0.35668762</text:p>
          </table:table-cell>
          <table:table-cell office:value-type="float" office:value="0.3398227891583" calcext:value-type="float">
            <text:p>0.33982279</text:p>
          </table:table-cell>
          <table:table-cell office:value-type="float" office:value="0.3341208064274" calcext:value-type="float">
            <text:p>0.33412081</text:p>
          </table:table-cell>
          <table:table-cell office:value-type="float" office:value="0.3133629729627" calcext:value-type="float">
            <text:p>0.31336297</text:p>
          </table:table-cell>
          <table:table-cell office:value-type="float" office:value="0.3289469690692" calcext:value-type="float">
            <text:p>0.32894697</text:p>
          </table:table-cell>
          <table:table-cell office:value-type="float" office:value="0.3548315831555" calcext:value-type="float">
            <text:p>0.35483158</text:p>
          </table:table-cell>
          <table:table-cell office:value-type="float" office:value="0.337653345906" calcext:value-type="float">
            <text:p>0.33765335</text:p>
          </table:table-cell>
          <table:table-cell office:value-type="float" office:value="0.3146530009994" calcext:value-type="float">
            <text:p>0.31465300</text:p>
          </table:table-cell>
          <table:table-cell office:value-type="float" office:value="0.3213330360318" calcext:value-type="float">
            <text:p>0.32133304</text:p>
          </table:table-cell>
          <table:table-cell office:value-type="float" office:value="0.3286640650811" calcext:value-type="float">
            <text:p>0.32866407</text:p>
          </table:table-cell>
          <table:table-cell office:value-type="float" office:value="0.3283480611357" calcext:value-type="float">
            <text:p>0.3283480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style-name="ce2" office:value-type="float" office:value="0.3631373202536" calcext:value-type="float">
            <text:p>0.36313732</text:p>
          </table:table-cell>
          <table:table-cell office:value-type="float" office:value="0.3537298290261" calcext:value-type="float">
            <text:p>0.35372983</text:p>
          </table:table-cell>
          <table:table-cell office:value-type="float" office:value="0.334133853139" calcext:value-type="float">
            <text:p>0.33413385</text:p>
          </table:table-cell>
          <table:table-cell office:value-type="float" office:value="0.3133641528888" calcext:value-type="float">
            <text:p>0.31336415</text:p>
          </table:table-cell>
          <table:table-cell office:value-type="float" office:value="0.3324703764303" calcext:value-type="float">
            <text:p>0.33247038</text:p>
          </table:table-cell>
          <table:table-cell office:value-type="float" office:value="0.3548320762804" calcext:value-type="float">
            <text:p>0.35483208</text:p>
          </table:table-cell>
          <table:table-cell office:value-type="float" office:value="0.3376538336184" calcext:value-type="float">
            <text:p>0.33765383</text:p>
          </table:table-cell>
          <table:table-cell office:value-type="float" office:value="0.3146561522205" calcext:value-type="float">
            <text:p>0.31465615</text:p>
          </table:table-cell>
          <table:table-cell office:value-type="float" office:value="0.3213499875923" calcext:value-type="float">
            <text:p>0.32134999</text:p>
          </table:table-cell>
          <table:table-cell office:value-type="float" office:value="0.3286887792882" calcext:value-type="float">
            <text:p>0.32868878</text:p>
          </table:table-cell>
          <table:table-cell office:value-type="float" office:value="0.3283594450035" calcext:value-type="float">
            <text:p>0.3283594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style-name="ce2" office:value-type="float" office:value="0.3631373202537" calcext:value-type="float">
            <text:p>0.36313732</text:p>
          </table:table-cell>
          <table:table-cell office:value-type="float" office:value="0.3537298322006" calcext:value-type="float">
            <text:p>0.35372983</text:p>
          </table:table-cell>
          <table:table-cell office:value-type="float" office:value="0.3341338555076" calcext:value-type="float">
            <text:p>0.33413386</text:p>
          </table:table-cell>
          <table:table-cell office:value-type="float" office:value="0.3133641581893" calcext:value-type="float">
            <text:p>0.31336416</text:p>
          </table:table-cell>
          <table:table-cell office:value-type="float" office:value="0.3324703857162" calcext:value-type="float">
            <text:p>0.33247039</text:p>
          </table:table-cell>
          <table:table-cell office:value-type="float" office:value="0.3548320762804" calcext:value-type="float">
            <text:p>0.35483208</text:p>
          </table:table-cell>
          <table:table-cell office:value-type="float" office:value="0.3376538342537" calcext:value-type="float">
            <text:p>0.33765383</text:p>
          </table:table-cell>
          <table:table-cell office:value-type="float" office:value="0.3146561546346" calcext:value-type="float">
            <text:p>0.31465615</text:p>
          </table:table-cell>
          <table:table-cell office:value-type="float" office:value="0.3213499897462" calcext:value-type="float">
            <text:p>0.32134999</text:p>
          </table:table-cell>
          <table:table-cell office:value-type="float" office:value="0.3286887799858" calcext:value-type="float">
            <text:p>0.32868878</text:p>
          </table:table-cell>
          <table:table-cell office:value-type="float" office:value="0.3283594450041" calcext:value-type="float">
            <text:p>0.3283594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table:style-name="ce2" office:value-type="float" office:value="0.3631377903366" calcext:value-type="float">
            <text:p>0.36313779</text:p>
          </table:table-cell>
          <table:table-cell office:value-type="float" office:value="0.3537391393456" calcext:value-type="float">
            <text:p>0.35373914</text:p>
          </table:table-cell>
          <table:table-cell office:value-type="float" office:value="0.3341357774191" calcext:value-type="float">
            <text:p>0.33413578</text:p>
          </table:table-cell>
          <table:table-cell office:value-type="float" office:value="0.3379396543301" calcext:value-type="float">
            <text:p>0.33793965</text:p>
          </table:table-cell>
          <table:table-cell office:value-type="float" office:value="0.3631044229971" calcext:value-type="float">
            <text:p>0.36310442</text:p>
          </table:table-cell>
          <table:table-cell office:value-type="float" office:value="0.3806623877179" calcext:value-type="float">
            <text:p>0.38066239</text:p>
          </table:table-cell>
          <table:table-cell office:value-type="float" office:value="0.3694841105262" calcext:value-type="float">
            <text:p>0.36948411</text:p>
          </table:table-cell>
          <table:table-cell office:value-type="float" office:value="0.3593794891887" calcext:value-type="float">
            <text:p>0.35937949</text:p>
          </table:table-cell>
          <table:table-cell office:value-type="float" office:value="0.3475603636228" calcext:value-type="float">
            <text:p>0.34756036</text:p>
          </table:table-cell>
          <table:table-cell office:value-type="float" office:value="0.3337265261231" calcext:value-type="float">
            <text:p>0.33372653</text:p>
          </table:table-cell>
          <table:table-cell office:value-type="float" office:value="0.3285258404419" calcext:value-type="float">
            <text:p>0.3285258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style-name="ce2" office:value-type="float" office:value="0.3631377903369" calcext:value-type="float">
            <text:p>0.36313779</text:p>
          </table:table-cell>
          <table:table-cell office:value-type="float" office:value="0.3537391413132" calcext:value-type="float">
            <text:p>0.35373914</text:p>
          </table:table-cell>
          <table:table-cell office:value-type="float" office:value="0.3341357811388" calcext:value-type="float">
            <text:p>0.33413578</text:p>
          </table:table-cell>
          <table:table-cell office:value-type="float" office:value="0.3379396550426" calcext:value-type="float">
            <text:p>0.33793966</text:p>
          </table:table-cell>
          <table:table-cell office:value-type="float" office:value="0.3631044332737" calcext:value-type="float">
            <text:p>0.36310443</text:p>
          </table:table-cell>
          <table:table-cell office:value-type="float" office:value="0.3806623877181" calcext:value-type="float">
            <text:p>0.38066239</text:p>
          </table:table-cell>
          <table:table-cell office:value-type="float" office:value="0.3694841209021" calcext:value-type="float">
            <text:p>0.36948412</text:p>
          </table:table-cell>
          <table:table-cell office:value-type="float" office:value="0.3593794928896" calcext:value-type="float">
            <text:p>0.35937949</text:p>
          </table:table-cell>
          <table:table-cell office:value-type="float" office:value="0.3475603706845" calcext:value-type="float">
            <text:p>0.34756037</text:p>
          </table:table-cell>
          <table:table-cell office:value-type="float" office:value="0.333726526383" calcext:value-type="float">
            <text:p>0.33372653</text:p>
          </table:table-cell>
          <table:table-cell office:value-type="float" office:value="0.3285258404421" calcext:value-type="float">
            <text:p>0.3285258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table:style-name="ce2" office:value-type="float" office:value="0.3631460992511" calcext:value-type="float">
            <text:p>0.36314610</text:p>
          </table:table-cell>
          <table:table-cell office:value-type="float" office:value="0.3537454519026" calcext:value-type="float">
            <text:p>0.35374545</text:p>
          </table:table-cell>
          <table:table-cell office:value-type="float" office:value="0.34335286549" calcext:value-type="float">
            <text:p>0.34335287</text:p>
          </table:table-cell>
          <table:table-cell office:value-type="float" office:value="0.357419740376" calcext:value-type="float">
            <text:p>0.35741974</text:p>
          </table:table-cell>
          <table:table-cell office:value-type="float" office:value="0.369914556545" calcext:value-type="float">
            <text:p>0.36991456</text:p>
          </table:table-cell>
          <table:table-cell office:value-type="float" office:value="0.3806625888711" calcext:value-type="float">
            <text:p>0.38066259</text:p>
          </table:table-cell>
          <table:table-cell office:value-type="float" office:value="0.3694864589479" calcext:value-type="float">
            <text:p>0.36948646</text:p>
          </table:table-cell>
          <table:table-cell office:value-type="float" office:value="0.3593806421707" calcext:value-type="float">
            <text:p>0.35938064</text:p>
          </table:table-cell>
          <table:table-cell office:value-type="float" office:value="0.3475635247041" calcext:value-type="float">
            <text:p>0.34756352</text:p>
          </table:table-cell>
          <table:table-cell office:value-type="float" office:value="0.3337333608096" calcext:value-type="float">
            <text:p>0.33373336</text:p>
          </table:table-cell>
          <table:table-cell office:value-type="float" office:value="0.3285516247892" calcext:value-type="float">
            <text:p>0.328551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table:style-name="ce2" office:value-type="float" office:value="0.3631460992513" calcext:value-type="float">
            <text:p>0.36314610</text:p>
          </table:table-cell>
          <table:table-cell office:value-type="float" office:value="0.3537454551392" calcext:value-type="float">
            <text:p>0.35374546</text:p>
          </table:table-cell>
          <table:table-cell office:value-type="float" office:value="0.343352866266" calcext:value-type="float">
            <text:p>0.34335287</text:p>
          </table:table-cell>
          <table:table-cell office:value-type="float" office:value="0.3574197410858" calcext:value-type="float">
            <text:p>0.35741974</text:p>
          </table:table-cell>
          <table:table-cell office:value-type="float" office:value="0.3699145619194" calcext:value-type="float">
            <text:p>0.36991456</text:p>
          </table:table-cell>
          <table:table-cell office:value-type="float" office:value="0.3806625888717" calcext:value-type="float">
            <text:p>0.38066259</text:p>
          </table:table-cell>
          <table:table-cell office:value-type="float" office:value="0.3694864670362" calcext:value-type="float">
            <text:p>0.36948647</text:p>
          </table:table-cell>
          <table:table-cell office:value-type="float" office:value="0.3593806436189" calcext:value-type="float">
            <text:p>0.35938064</text:p>
          </table:table-cell>
          <table:table-cell office:value-type="float" office:value="0.3475635338116" calcext:value-type="float">
            <text:p>0.34756353</text:p>
          </table:table-cell>
          <table:table-cell office:value-type="float" office:value="0.3337333621929" calcext:value-type="float">
            <text:p>0.33373336</text:p>
          </table:table-cell>
          <table:table-cell office:value-type="float" office:value="0.3285516247893" calcext:value-type="float">
            <text:p>0.328551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table:style-name="ce2" office:value-type="float" office:value="0.3998480720574" calcext:value-type="float">
            <text:p>0.39984807</text:p>
          </table:table-cell>
          <table:table-cell office:value-type="float" office:value="0.3863184368576" calcext:value-type="float">
            <text:p>0.38631844</text:p>
          </table:table-cell>
          <table:table-cell office:value-type="float" office:value="0.3741998746092" calcext:value-type="float">
            <text:p>0.37419987</text:p>
          </table:table-cell>
          <table:table-cell office:value-type="float" office:value="0.3701439498096" calcext:value-type="float">
            <text:p>0.37014395</text:p>
          </table:table-cell>
          <table:table-cell office:value-type="float" office:value="0.3699207891781" calcext:value-type="float">
            <text:p>0.36992079</text:p>
          </table:table-cell>
          <table:table-cell office:value-type="float" office:value="0.3806719248034" calcext:value-type="float">
            <text:p>0.38067192</text:p>
          </table:table-cell>
          <table:table-cell office:value-type="float" office:value="0.3696445290205" calcext:value-type="float">
            <text:p>0.36964453</text:p>
          </table:table-cell>
          <table:table-cell office:value-type="float" office:value="0.3655009362644" calcext:value-type="float">
            <text:p>0.36550094</text:p>
          </table:table-cell>
          <table:table-cell office:value-type="float" office:value="0.3645619087858" calcext:value-type="float">
            <text:p>0.36456191</text:p>
          </table:table-cell>
          <table:table-cell office:value-type="float" office:value="0.3607949981237" calcext:value-type="float">
            <text:p>0.36079500</text:p>
          </table:table-cell>
          <table:table-cell office:value-type="float" office:value="0.3557856062136" calcext:value-type="float">
            <text:p>0.355785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style-name="ce2" office:value-type="float" office:value="0.3998480720592" calcext:value-type="float">
            <text:p>0.39984807</text:p>
          </table:table-cell>
          <table:table-cell office:value-type="float" office:value="0.3863184442492" calcext:value-type="float">
            <text:p>0.38631844</text:p>
          </table:table-cell>
          <table:table-cell office:value-type="float" office:value="0.3741998823885" calcext:value-type="float">
            <text:p>0.37419988</text:p>
          </table:table-cell>
          <table:table-cell office:value-type="float" office:value="0.3701439565381" calcext:value-type="float">
            <text:p>0.37014396</text:p>
          </table:table-cell>
          <table:table-cell office:value-type="float" office:value="0.3699208000088" calcext:value-type="float">
            <text:p>0.36992080</text:p>
          </table:table-cell>
          <table:table-cell office:value-type="float" office:value="0.3806719248036" calcext:value-type="float">
            <text:p>0.38067192</text:p>
          </table:table-cell>
          <table:table-cell office:value-type="float" office:value="0.3696445314339" calcext:value-type="float">
            <text:p>0.36964453</text:p>
          </table:table-cell>
          <table:table-cell office:value-type="float" office:value="0.3655009388994" calcext:value-type="float">
            <text:p>0.36550094</text:p>
          </table:table-cell>
          <table:table-cell office:value-type="float" office:value="0.3645619114313" calcext:value-type="float">
            <text:p>0.36456191</text:p>
          </table:table-cell>
          <table:table-cell office:value-type="float" office:value="0.3607950021945" calcext:value-type="float">
            <text:p>0.36079500</text:p>
          </table:table-cell>
          <table:table-cell office:value-type="float" office:value="0.3557856062142" calcext:value-type="float">
            <text:p>0.355785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table:style-name="ce2" office:value-type="float" office:value="0.3998632767496" calcext:value-type="float">
            <text:p>0.39986328</text:p>
          </table:table-cell>
          <table:table-cell office:value-type="float" office:value="0.3863315230588" calcext:value-type="float">
            <text:p>0.38633152</text:p>
          </table:table-cell>
          <table:table-cell office:value-type="float" office:value="0.3742075777376" calcext:value-type="float">
            <text:p>0.37420758</text:p>
          </table:table-cell>
          <table:table-cell office:value-type="float" office:value="0.3701503718861" calcext:value-type="float">
            <text:p>0.37015037</text:p>
          </table:table-cell>
          <table:table-cell office:value-type="float" office:value="0.3699243370276" calcext:value-type="float">
            <text:p>0.36992434</text:p>
          </table:table-cell>
          <table:table-cell office:value-type="float" office:value="0.3806720893489" calcext:value-type="float">
            <text:p>0.38067209</text:p>
          </table:table-cell>
          <table:table-cell office:value-type="float" office:value="0.3696525589137" calcext:value-type="float">
            <text:p>0.36965256</text:p>
          </table:table-cell>
          <table:table-cell office:value-type="float" office:value="0.3655074228251" calcext:value-type="float">
            <text:p>0.36550742</text:p>
          </table:table-cell>
          <table:table-cell office:value-type="float" office:value="0.3645658694863" calcext:value-type="float">
            <text:p>0.36456587</text:p>
          </table:table-cell>
          <table:table-cell office:value-type="float" office:value="0.3607956978639" calcext:value-type="float">
            <text:p>0.36079570</text:p>
          </table:table-cell>
          <table:table-cell office:value-type="float" office:value="0.3557875860587" calcext:value-type="float">
            <text:p>0.3557875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table:style-name="ce2" office:value-type="float" office:value="0.3998632767516" calcext:value-type="float">
            <text:p>0.39986328</text:p>
          </table:table-cell>
          <table:table-cell office:value-type="float" office:value="0.3863315261764" calcext:value-type="float">
            <text:p>0.38633153</text:p>
          </table:table-cell>
          <table:table-cell office:value-type="float" office:value="0.3742075802595" calcext:value-type="float">
            <text:p>0.37420758</text:p>
          </table:table-cell>
          <table:table-cell office:value-type="float" office:value="0.3701503739597" calcext:value-type="float">
            <text:p>0.37015037</text:p>
          </table:table-cell>
          <table:table-cell office:value-type="float" office:value="0.3699243453791" calcext:value-type="float">
            <text:p>0.36992435</text:p>
          </table:table-cell>
          <table:table-cell office:value-type="float" office:value="0.3806720893493" calcext:value-type="float">
            <text:p>0.38067209</text:p>
          </table:table-cell>
          <table:table-cell office:value-type="float" office:value="0.3696525664276" calcext:value-type="float">
            <text:p>0.36965257</text:p>
          </table:table-cell>
          <table:table-cell office:value-type="float" office:value="0.3655074284369" calcext:value-type="float">
            <text:p>0.36550743</text:p>
          </table:table-cell>
          <table:table-cell office:value-type="float" office:value="0.3645658734311" calcext:value-type="float">
            <text:p>0.36456587</text:p>
          </table:table-cell>
          <table:table-cell office:value-type="float" office:value="0.3607957015537" calcext:value-type="float">
            <text:p>0.36079570</text:p>
          </table:table-cell>
          <table:table-cell office:value-type="float" office:value="0.3557875860599" calcext:value-type="float">
            <text:p>0.3557875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style-name="ce2" office:value-type="float" office:value="0.3998635487518" calcext:value-type="float">
            <text:p>0.39986355</text:p>
          </table:table-cell>
          <table:table-cell office:value-type="float" office:value="0.3863334148452" calcext:value-type="float">
            <text:p>0.38633341</text:p>
          </table:table-cell>
          <table:table-cell office:value-type="float" office:value="0.3742095047903" calcext:value-type="float">
            <text:p>0.37420950</text:p>
          </table:table-cell>
          <table:table-cell office:value-type="float" office:value="0.3701528561047" calcext:value-type="float">
            <text:p>0.37015286</text:p>
          </table:table-cell>
          <table:table-cell office:value-type="float" office:value="0.3734918858" calcext:value-type="float">
            <text:p>0.37349189</text:p>
          </table:table-cell>
          <table:table-cell office:value-type="float" office:value="0.4066677814016" calcext:value-type="float">
            <text:p>0.40666778</text:p>
          </table:table-cell>
          <table:table-cell office:value-type="float" office:value="0.397459589808" calcext:value-type="float">
            <text:p>0.39745959</text:p>
          </table:table-cell>
          <table:table-cell office:value-type="float" office:value="0.3846602277886" calcext:value-type="float">
            <text:p>0.38466023</text:p>
          </table:table-cell>
          <table:table-cell office:value-type="float" office:value="0.3714874454716" calcext:value-type="float">
            <text:p>0.37148745</text:p>
          </table:table-cell>
          <table:table-cell office:value-type="float" office:value="0.3725529346167" calcext:value-type="float">
            <text:p>0.37255293</text:p>
          </table:table-cell>
          <table:table-cell office:value-type="float" office:value="0.3794209948301" calcext:value-type="float">
            <text:p>0.3794209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style-name="ce2" office:value-type="float" office:value="0.3998635487551" calcext:value-type="float">
            <text:p>0.39986355</text:p>
          </table:table-cell>
          <table:table-cell office:value-type="float" office:value="0.3863334223824" calcext:value-type="float">
            <text:p>0.38633342</text:p>
          </table:table-cell>
          <table:table-cell office:value-type="float" office:value="0.3742095122683" calcext:value-type="float">
            <text:p>0.37420951</text:p>
          </table:table-cell>
          <table:table-cell office:value-type="float" office:value="0.3701528627677" calcext:value-type="float">
            <text:p>0.37015286</text:p>
          </table:table-cell>
          <table:table-cell office:value-type="float" office:value="0.3734918858426" calcext:value-type="float">
            <text:p>0.37349189</text:p>
          </table:table-cell>
          <table:table-cell office:value-type="float" office:value="0.4066677814052" calcext:value-type="float">
            <text:p>0.40666778</text:p>
          </table:table-cell>
          <table:table-cell office:value-type="float" office:value="0.3974596020377" calcext:value-type="float">
            <text:p>0.39745960</text:p>
          </table:table-cell>
          <table:table-cell office:value-type="float" office:value="0.3846602345935" calcext:value-type="float">
            <text:p>0.38466023</text:p>
          </table:table-cell>
          <table:table-cell office:value-type="float" office:value="0.3714874483096" calcext:value-type="float">
            <text:p>0.37148745</text:p>
          </table:table-cell>
          <table:table-cell office:value-type="float" office:value="0.3725529358422" calcext:value-type="float">
            <text:p>0.37255294</text:p>
          </table:table-cell>
          <table:table-cell office:value-type="float" office:value="0.3794209948305" calcext:value-type="float">
            <text:p>0.3794209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style-name="ce2" office:value-type="float" office:value="0.4722353959642" calcext:value-type="float">
            <text:p>0.47223540</text:p>
          </table:table-cell>
          <table:table-cell office:value-type="float" office:value="0.4755579255465" calcext:value-type="float">
            <text:p>0.47555793</text:p>
          </table:table-cell>
          <table:table-cell office:value-type="float" office:value="0.4755349964613" calcext:value-type="float">
            <text:p>0.47553500</text:p>
          </table:table-cell>
          <table:table-cell office:value-type="float" office:value="0.4668556042429" calcext:value-type="float">
            <text:p>0.46685560</text:p>
          </table:table-cell>
          <table:table-cell office:value-type="float" office:value="0.4407152039864" calcext:value-type="float">
            <text:p>0.44071520</text:p>
          </table:table-cell>
          <table:table-cell office:value-type="float" office:value="0.4066750403019" calcext:value-type="float">
            <text:p>0.40667504</text:p>
          </table:table-cell>
          <table:table-cell office:value-type="float" office:value="0.3974680299901" calcext:value-type="float">
            <text:p>0.39746803</text:p>
          </table:table-cell>
          <table:table-cell office:value-type="float" office:value="0.3846691114155" calcext:value-type="float">
            <text:p>0.38466911</text:p>
          </table:table-cell>
          <table:table-cell office:value-type="float" office:value="0.3714924667042" calcext:value-type="float">
            <text:p>0.37149247</text:p>
          </table:table-cell>
          <table:table-cell office:value-type="float" office:value="0.3725626429687" calcext:value-type="float">
            <text:p>0.37256264</text:p>
          </table:table-cell>
          <table:table-cell office:value-type="float" office:value="0.3794318728915" calcext:value-type="float">
            <text:p>0.3794318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table:style-name="ce2" office:value-type="float" office:value="0.4722353959723" calcext:value-type="float">
            <text:p>0.47223540</text:p>
          </table:table-cell>
          <table:table-cell office:value-type="float" office:value="0.4755579342189" calcext:value-type="float">
            <text:p>0.47555793</text:p>
          </table:table-cell>
          <table:table-cell office:value-type="float" office:value="0.4755349996563" calcext:value-type="float">
            <text:p>0.47553500</text:p>
          </table:table-cell>
          <table:table-cell office:value-type="float" office:value="0.4668556131299" calcext:value-type="float">
            <text:p>0.46685561</text:p>
          </table:table-cell>
          <table:table-cell office:value-type="float" office:value="0.4407152081765" calcext:value-type="float">
            <text:p>0.44071521</text:p>
          </table:table-cell>
          <table:table-cell office:value-type="float" office:value="0.4066750403048" calcext:value-type="float">
            <text:p>0.40667504</text:p>
          </table:table-cell>
          <table:table-cell office:value-type="float" office:value="0.3974680448928" calcext:value-type="float">
            <text:p>0.39746804</text:p>
          </table:table-cell>
          <table:table-cell office:value-type="float" office:value="0.3846691195796" calcext:value-type="float">
            <text:p>0.38466912</text:p>
          </table:table-cell>
          <table:table-cell office:value-type="float" office:value="0.3714924701126" calcext:value-type="float">
            <text:p>0.37149247</text:p>
          </table:table-cell>
          <table:table-cell office:value-type="float" office:value="0.372562644668" calcext:value-type="float">
            <text:p>0.37256264</text:p>
          </table:table-cell>
          <table:table-cell office:value-type="float" office:value="0.3794318728923" calcext:value-type="float">
            <text:p>0.3794318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table:style-name="ce2" office:value-type="float" office:value="0.4722354360899" calcext:value-type="float">
            <text:p>0.47223544</text:p>
          </table:table-cell>
          <table:table-cell office:value-type="float" office:value="0.4755593330402" calcext:value-type="float">
            <text:p>0.47555933</text:p>
          </table:table-cell>
          <table:table-cell office:value-type="float" office:value="0.4755376678357" calcext:value-type="float">
            <text:p>0.47553767</text:p>
          </table:table-cell>
          <table:table-cell office:value-type="float" office:value="0.4668593055819" calcext:value-type="float">
            <text:p>0.46685931</text:p>
          </table:table-cell>
          <table:table-cell office:value-type="float" office:value="0.4407193764168" calcext:value-type="float">
            <text:p>0.44071938</text:p>
          </table:table-cell>
          <table:table-cell office:value-type="float" office:value="0.4066752909652" calcext:value-type="float">
            <text:p>0.40667529</text:p>
          </table:table-cell>
          <table:table-cell office:value-type="float" office:value="0.4433056241867" calcext:value-type="float">
            <text:p>0.44330562</text:p>
          </table:table-cell>
          <table:table-cell office:value-type="float" office:value="0.4989396484521" calcext:value-type="float">
            <text:p>0.49893965</text:p>
          </table:table-cell>
          <table:table-cell office:value-type="float" office:value="0.5448302306091" calcext:value-type="float">
            <text:p>0.54483023</text:p>
          </table:table-cell>
          <table:table-cell office:value-type="float" office:value="0.5665172295692" calcext:value-type="float">
            <text:p>0.56651723</text:p>
          </table:table-cell>
          <table:table-cell office:value-type="float" office:value="0.5974314376661" calcext:value-type="float">
            <text:p>0.597431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table:style-name="ce2" office:value-type="float" office:value="0.4722354361004" calcext:value-type="float">
            <text:p>0.47223544</text:p>
          </table:table-cell>
          <table:table-cell office:value-type="float" office:value="0.4755593441817" calcext:value-type="float">
            <text:p>0.47555934</text:p>
          </table:table-cell>
          <table:table-cell office:value-type="float" office:value="0.4755376762189" calcext:value-type="float">
            <text:p>0.47553768</text:p>
          </table:table-cell>
          <table:table-cell office:value-type="float" office:value="0.4668593158003" calcext:value-type="float">
            <text:p>0.46685932</text:p>
          </table:table-cell>
          <table:table-cell office:value-type="float" office:value="0.4407193826106" calcext:value-type="float">
            <text:p>0.44071938</text:p>
          </table:table-cell>
          <table:table-cell office:value-type="float" office:value="0.4066752909682" calcext:value-type="float">
            <text:p>0.40667529</text:p>
          </table:table-cell>
          <table:table-cell office:value-type="float" office:value="0.4433056323477" calcext:value-type="float">
            <text:p>0.44330563</text:p>
          </table:table-cell>
          <table:table-cell office:value-type="float" office:value="0.4989396610021" calcext:value-type="float">
            <text:p>0.49893966</text:p>
          </table:table-cell>
          <table:table-cell office:value-type="float" office:value="0.5448302337668" calcext:value-type="float">
            <text:p>0.54483023</text:p>
          </table:table-cell>
          <table:table-cell office:value-type="float" office:value="0.5665172411226" calcext:value-type="float">
            <text:p>0.56651724</text:p>
          </table:table-cell>
          <table:table-cell office:value-type="float" office:value="0.5974314391601" calcext:value-type="float">
            <text:p>0.597431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style-name="ce2" office:value-type="float" office:value="0.4722359246882" calcext:value-type="float">
            <text:p>0.47223592</text:p>
          </table:table-cell>
          <table:table-cell office:value-type="float" office:value="0.4755599530867" calcext:value-type="float">
            <text:p>0.47555995</text:p>
          </table:table-cell>
          <table:table-cell office:value-type="float" office:value="0.4755387669785" calcext:value-type="float">
            <text:p>0.47553877</text:p>
          </table:table-cell>
          <table:table-cell office:value-type="float" office:value="0.4668602432069" calcext:value-type="float">
            <text:p>0.46686024</text:p>
          </table:table-cell>
          <table:table-cell office:value-type="float" office:value="0.4407198672877" calcext:value-type="float">
            <text:p>0.44071987</text:p>
          </table:table-cell>
          <table:table-cell office:value-type="float" office:value="0.4066753252615" calcext:value-type="float">
            <text:p>0.40667533</text:p>
          </table:table-cell>
          <table:table-cell office:value-type="float" office:value="0.4433088306234" calcext:value-type="float">
            <text:p>0.44330883</text:p>
          </table:table-cell>
          <table:table-cell office:value-type="float" office:value="0.4989429066439" calcext:value-type="float">
            <text:p>0.49894291</text:p>
          </table:table-cell>
          <table:table-cell office:value-type="float" office:value="0.5448311097258" calcext:value-type="float">
            <text:p>0.54483111</text:p>
          </table:table-cell>
          <table:table-cell office:value-type="float" office:value="0.5665181347347" calcext:value-type="float">
            <text:p>0.56651813</text:p>
          </table:table-cell>
          <table:table-cell office:value-type="float" office:value="0.5974320962142" calcext:value-type="float">
            <text:p>0.5974321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table:style-name="ce2" office:value-type="float" office:value="0.4722359246967" calcext:value-type="float">
            <text:p>0.47223592</text:p>
          </table:table-cell>
          <table:table-cell office:value-type="float" office:value="0.4755599636642" calcext:value-type="float">
            <text:p>0.47555996</text:p>
          </table:table-cell>
          <table:table-cell office:value-type="float" office:value="0.4755387779968" calcext:value-type="float">
            <text:p>0.47553878</text:p>
          </table:table-cell>
          <table:table-cell office:value-type="float" office:value="0.4668602533122" calcext:value-type="float">
            <text:p>0.46686025</text:p>
          </table:table-cell>
          <table:table-cell office:value-type="float" office:value="0.4407198887533" calcext:value-type="float">
            <text:p>0.44071989</text:p>
          </table:table-cell>
          <table:table-cell office:value-type="float" office:value="0.4066753252656" calcext:value-type="float">
            <text:p>0.40667533</text:p>
          </table:table-cell>
          <table:table-cell office:value-type="float" office:value="0.4433088392592" calcext:value-type="float">
            <text:p>0.44330884</text:p>
          </table:table-cell>
          <table:table-cell office:value-type="float" office:value="0.4989429186644" calcext:value-type="float">
            <text:p>0.49894292</text:p>
          </table:table-cell>
          <table:table-cell office:value-type="float" office:value="0.5448311130818" calcext:value-type="float">
            <text:p>0.54483111</text:p>
          </table:table-cell>
          <table:table-cell office:value-type="float" office:value="0.5665181462611" calcext:value-type="float">
            <text:p>0.56651815</text:p>
          </table:table-cell>
          <table:table-cell office:value-type="float" office:value="0.5974320976574" calcext:value-type="float">
            <text:p>0.5974321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style-name="ce2" office:value-type="float" office:value="0.6319222432575" calcext:value-type="float">
            <text:p>0.63192224</text:p>
          </table:table-cell>
          <table:table-cell office:value-type="float" office:value="0.6550522270828" calcext:value-type="float">
            <text:p>0.65505223</text:p>
          </table:table-cell>
          <table:table-cell office:value-type="float" office:value="0.6498412060708" calcext:value-type="float">
            <text:p>0.64984121</text:p>
          </table:table-cell>
          <table:table-cell office:value-type="float" office:value="0.5954963245774" calcext:value-type="float">
            <text:p>0.59549632</text:p>
          </table:table-cell>
          <table:table-cell office:value-type="float" office:value="0.5531117888481" calcext:value-type="float">
            <text:p>0.55311179</text:p>
          </table:table-cell>
          <table:table-cell office:value-type="float" office:value="0.5401474969541" calcext:value-type="float">
            <text:p>0.54014750</text:p>
          </table:table-cell>
          <table:table-cell office:value-type="float" office:value="0.539484372762" calcext:value-type="float">
            <text:p>0.53948437</text:p>
          </table:table-cell>
          <table:table-cell office:value-type="float" office:value="0.5392578630651" calcext:value-type="float">
            <text:p>0.53925786</text:p>
          </table:table-cell>
          <table:table-cell office:value-type="float" office:value="0.55995329146" calcext:value-type="float">
            <text:p>0.55995329</text:p>
          </table:table-cell>
          <table:table-cell office:value-type="float" office:value="0.61854580797" calcext:value-type="float">
            <text:p>0.61854581</text:p>
          </table:table-cell>
          <table:table-cell office:value-type="float" office:value="0.6346844643278" calcext:value-type="float">
            <text:p>0.6346844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style-name="ce2" office:value-type="float" office:value="0.6319222467603" calcext:value-type="float">
            <text:p>0.63192225</text:p>
          </table:table-cell>
          <table:table-cell office:value-type="float" office:value="0.6550522715914" calcext:value-type="float">
            <text:p>0.65505227</text:p>
          </table:table-cell>
          <table:table-cell office:value-type="float" office:value="0.649841224226" calcext:value-type="float">
            <text:p>0.64984122</text:p>
          </table:table-cell>
          <table:table-cell office:value-type="float" office:value="0.5954963440401" calcext:value-type="float">
            <text:p>0.59549634</text:p>
          </table:table-cell>
          <table:table-cell office:value-type="float" office:value="0.5531117989429" calcext:value-type="float">
            <text:p>0.55311180</text:p>
          </table:table-cell>
          <table:table-cell office:value-type="float" office:value="0.5401474970262" calcext:value-type="float">
            <text:p>0.54014750</text:p>
          </table:table-cell>
          <table:table-cell office:value-type="float" office:value="0.5394843760503" calcext:value-type="float">
            <text:p>0.53948438</text:p>
          </table:table-cell>
          <table:table-cell office:value-type="float" office:value="0.5392578708094" calcext:value-type="float">
            <text:p>0.53925787</text:p>
          </table:table-cell>
          <table:table-cell office:value-type="float" office:value="0.5599532972175" calcext:value-type="float">
            <text:p>0.55995330</text:p>
          </table:table-cell>
          <table:table-cell office:value-type="float" office:value="0.6185458207091" calcext:value-type="float">
            <text:p>0.61854582</text:p>
          </table:table-cell>
          <table:table-cell office:value-type="float" office:value="0.6346844685082" calcext:value-type="float">
            <text:p>0.6346844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table:style-name="ce2" office:value-type="float" office:value="0.6319223964618" calcext:value-type="float">
            <text:p>0.63192240</text:p>
          </table:table-cell>
          <table:table-cell office:value-type="float" office:value="0.6550530534993" calcext:value-type="float">
            <text:p>0.65505305</text:p>
          </table:table-cell>
          <table:table-cell office:value-type="float" office:value="0.6498422492189" calcext:value-type="float">
            <text:p>0.64984225</text:p>
          </table:table-cell>
          <table:table-cell office:value-type="float" office:value="0.5954976151957" calcext:value-type="float">
            <text:p>0.59549762</text:p>
          </table:table-cell>
          <table:table-cell office:value-type="float" office:value="0.5531142021849" calcext:value-type="float">
            <text:p>0.55311420</text:p>
          </table:table-cell>
          <table:table-cell office:value-type="float" office:value="0.5401511153989" calcext:value-type="float">
            <text:p>0.54015112</text:p>
          </table:table-cell>
          <table:table-cell office:value-type="float" office:value="0.539486131697" calcext:value-type="float">
            <text:p>0.53948613</text:p>
          </table:table-cell>
          <table:table-cell office:value-type="float" office:value="0.5392592005242" calcext:value-type="float">
            <text:p>0.53925920</text:p>
          </table:table-cell>
          <table:table-cell office:value-type="float" office:value="0.5599564312705" calcext:value-type="float">
            <text:p>0.55995643</text:p>
          </table:table-cell>
          <table:table-cell office:value-type="float" office:value="0.6185484524677" calcext:value-type="float">
            <text:p>0.61854845</text:p>
          </table:table-cell>
          <table:table-cell office:value-type="float" office:value="0.6346865337331" calcext:value-type="float">
            <text:p>0.6346865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table:style-name="ce2" office:value-type="float" office:value="0.6319223980231" calcext:value-type="float">
            <text:p>0.63192240</text:p>
          </table:table-cell>
          <table:table-cell office:value-type="float" office:value="0.6550530786261" calcext:value-type="float">
            <text:p>0.65505308</text:p>
          </table:table-cell>
          <table:table-cell office:value-type="float" office:value="0.6498422818782" calcext:value-type="float">
            <text:p>0.64984228</text:p>
          </table:table-cell>
          <table:table-cell office:value-type="float" office:value="0.5954976256912" calcext:value-type="float">
            <text:p>0.59549763</text:p>
          </table:table-cell>
          <table:table-cell office:value-type="float" office:value="0.5531142157158" calcext:value-type="float">
            <text:p>0.55311422</text:p>
          </table:table-cell>
          <table:table-cell office:value-type="float" office:value="0.5401511154522" calcext:value-type="float">
            <text:p>0.54015112</text:p>
          </table:table-cell>
          <table:table-cell office:value-type="float" office:value="0.539486134774" calcext:value-type="float">
            <text:p>0.53948613</text:p>
          </table:table-cell>
          <table:table-cell office:value-type="float" office:value="0.5392592077059" calcext:value-type="float">
            <text:p>0.53925921</text:p>
          </table:table-cell>
          <table:table-cell office:value-type="float" office:value="0.5599564372539" calcext:value-type="float">
            <text:p>0.55995644</text:p>
          </table:table-cell>
          <table:table-cell office:value-type="float" office:value="0.6185484639199" calcext:value-type="float">
            <text:p>0.61854846</text:p>
          </table:table-cell>
          <table:table-cell office:value-type="float" office:value="0.634686540074" calcext:value-type="float">
            <text:p>0.6346865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style-name="ce2" office:value-type="float" office:value="0.6319225627934" calcext:value-type="float">
            <text:p>0.63192256</text:p>
          </table:table-cell>
          <table:table-cell office:value-type="float" office:value="0.6550533387663" calcext:value-type="float">
            <text:p>0.65505334</text:p>
          </table:table-cell>
          <table:table-cell office:value-type="float" office:value="0.6498435719313" calcext:value-type="float">
            <text:p>0.64984357</text:p>
          </table:table-cell>
          <table:table-cell office:value-type="float" office:value="0.5954981729073" calcext:value-type="float">
            <text:p>0.59549817</text:p>
          </table:table-cell>
          <table:table-cell office:value-type="float" office:value="0.5531146160717" calcext:value-type="float">
            <text:p>0.55311462</text:p>
          </table:table-cell>
          <table:table-cell office:value-type="float" office:value="0.5401511621908" calcext:value-type="float">
            <text:p>0.54015116</text:p>
          </table:table-cell>
          <table:table-cell office:value-type="float" office:value="0.58274469449" calcext:value-type="float">
            <text:p>0.58274469</text:p>
          </table:table-cell>
          <table:table-cell office:value-type="float" office:value="0.6675080223887" calcext:value-type="float">
            <text:p>0.66750802</text:p>
          </table:table-cell>
          <table:table-cell office:value-type="float" office:value="0.7648294388649" calcext:value-type="float">
            <text:p>0.76482944</text:p>
          </table:table-cell>
          <table:table-cell office:value-type="float" office:value="0.7160269591358" calcext:value-type="float">
            <text:p>0.71602696</text:p>
          </table:table-cell>
          <table:table-cell office:value-type="float" office:value="0.678223558503" calcext:value-type="float">
            <text:p>0.6782235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style-name="ce2" office:value-type="float" office:value="0.6319225658134" calcext:value-type="float">
            <text:p>0.63192257</text:p>
          </table:table-cell>
          <table:table-cell office:value-type="float" office:value="0.655053357088" calcext:value-type="float">
            <text:p>0.65505336</text:p>
          </table:table-cell>
          <table:table-cell office:value-type="float" office:value="0.6498435979986" calcext:value-type="float">
            <text:p>0.64984360</text:p>
          </table:table-cell>
          <table:table-cell office:value-type="float" office:value="0.5954981963736" calcext:value-type="float">
            <text:p>0.59549820</text:p>
          </table:table-cell>
          <table:table-cell office:value-type="float" office:value="0.5531146183037" calcext:value-type="float">
            <text:p>0.55311462</text:p>
          </table:table-cell>
          <table:table-cell office:value-type="float" office:value="0.5401511623482" calcext:value-type="float">
            <text:p>0.54015116</text:p>
          </table:table-cell>
          <table:table-cell office:value-type="float" office:value="0.5827447401999" calcext:value-type="float">
            <text:p>0.58274474</text:p>
          </table:table-cell>
          <table:table-cell office:value-type="float" office:value="0.6675080364891" calcext:value-type="float">
            <text:p>0.66750804</text:p>
          </table:table-cell>
          <table:table-cell office:value-type="float" office:value="0.7648296442971" calcext:value-type="float">
            <text:p>0.76482964</text:p>
          </table:table-cell>
          <table:table-cell office:value-type="float" office:value="0.7160270166434" calcext:value-type="float">
            <text:p>0.71602702</text:p>
          </table:table-cell>
          <table:table-cell office:value-type="float" office:value="0.6782236009321" calcext:value-type="float">
            <text:p>0.6782236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style-name="ce2" office:value-type="float" office:value="0.7711650806408" calcext:value-type="float">
            <text:p>0.77116508</text:p>
          </table:table-cell>
          <table:table-cell office:value-type="float" office:value="0.7667707193526" calcext:value-type="float">
            <text:p>0.76677072</text:p>
          </table:table-cell>
          <table:table-cell office:value-type="float" office:value="0.7941010156191" calcext:value-type="float">
            <text:p>0.79410102</text:p>
          </table:table-cell>
          <table:table-cell office:value-type="float" office:value="0.7548231371051" calcext:value-type="float">
            <text:p>0.75482314</text:p>
          </table:table-cell>
          <table:table-cell office:value-type="float" office:value="0.6202637642312" calcext:value-type="float">
            <text:p>0.62026376</text:p>
          </table:table-cell>
          <table:table-cell office:value-type="float" office:value="0.5401517306133" calcext:value-type="float">
            <text:p>0.54015173</text:p>
          </table:table-cell>
          <table:table-cell office:value-type="float" office:value="0.5827460094663" calcext:value-type="float">
            <text:p>0.58274601</text:p>
          </table:table-cell>
          <table:table-cell office:value-type="float" office:value="0.6675094434884" calcext:value-type="float">
            <text:p>0.66750944</text:p>
          </table:table-cell>
          <table:table-cell office:value-type="float" office:value="0.7648311735735" calcext:value-type="float">
            <text:p>0.76483117</text:p>
          </table:table-cell>
          <table:table-cell office:value-type="float" office:value="0.7160284573914" calcext:value-type="float">
            <text:p>0.71602846</text:p>
          </table:table-cell>
          <table:table-cell office:value-type="float" office:value="0.6782256184212" calcext:value-type="float">
            <text:p>0.678225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table:style-name="ce2" office:value-type="float" office:value="0.7711657063007" calcext:value-type="float">
            <text:p>0.77116571</text:p>
          </table:table-cell>
          <table:table-cell office:value-type="float" office:value="0.766770865761" calcext:value-type="float">
            <text:p>0.76677087</text:p>
          </table:table-cell>
          <table:table-cell office:value-type="float" office:value="0.79410161545" calcext:value-type="float">
            <text:p>0.79410162</text:p>
          </table:table-cell>
          <table:table-cell office:value-type="float" office:value="0.7548239530346" calcext:value-type="float">
            <text:p>0.75482395</text:p>
          </table:table-cell>
          <table:table-cell office:value-type="float" office:value="0.6202637663851" calcext:value-type="float">
            <text:p>0.62026377</text:p>
          </table:table-cell>
          <table:table-cell office:value-type="float" office:value="0.5401517307016" calcext:value-type="float">
            <text:p>0.54015173</text:p>
          </table:table-cell>
          <table:table-cell office:value-type="float" office:value="0.5827460550066" calcext:value-type="float">
            <text:p>0.58274606</text:p>
          </table:table-cell>
          <table:table-cell office:value-type="float" office:value="0.667509464863" calcext:value-type="float">
            <text:p>0.66750946</text:p>
          </table:table-cell>
          <table:table-cell office:value-type="float" office:value="0.7648323457231" calcext:value-type="float">
            <text:p>0.76483235</text:p>
          </table:table-cell>
          <table:table-cell office:value-type="float" office:value="0.7160285118096" calcext:value-type="float">
            <text:p>0.71602851</text:p>
          </table:table-cell>
          <table:table-cell office:value-type="float" office:value="0.6782256450235" calcext:value-type="float">
            <text:p>0.678225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style-name="ce4" office:value-type="float" office:value="0.7711716110792" calcext:value-type="float">
            <text:p>0.77117161</text:p>
          </table:table-cell>
          <table:table-cell office:value-type="float" office:value="0.7667752398517" calcext:value-type="float">
            <text:p>0.76677524</text:p>
          </table:table-cell>
          <table:table-cell office:value-type="float" office:value="0.7941023044612" calcext:value-type="float">
            <text:p>0.79410230</text:p>
          </table:table-cell>
          <table:table-cell office:value-type="float" office:value="0.880296784654" calcext:value-type="float">
            <text:p>0.88029678</text:p>
          </table:table-cell>
          <table:table-cell office:value-type="float" office:value="0.9504850069014" calcext:value-type="float">
            <text:p>0.95048501</text:p>
          </table:table-cell>
          <table:table-cell office:value-type="float" office:value="0.9490017896936" calcext:value-type="float">
            <text:p>0.94900179</text:p>
          </table:table-cell>
          <table:table-cell office:value-type="float" office:value="0.9513328172161" calcext:value-type="float">
            <text:p>0.95133282</text:p>
          </table:table-cell>
          <table:table-cell office:value-type="float" office:value="0.8994955005695" calcext:value-type="float">
            <text:p>0.89949550</text:p>
          </table:table-cell>
          <table:table-cell office:value-type="float" office:value="0.8059666116817" calcext:value-type="float">
            <text:p>0.80596661</text:p>
          </table:table-cell>
          <table:table-cell office:value-type="float" office:value="0.8096080396218" calcext:value-type="float">
            <text:p>0.80960804</text:p>
          </table:table-cell>
          <table:table-cell office:value-type="float" office:value="0.7706837496511" calcext:value-type="float">
            <text:p>0.7706837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style-name="ce4" office:value-type="float" office:value="0.7711716732718" calcext:value-type="float">
            <text:p>0.77117167</text:p>
          </table:table-cell>
          <table:table-cell office:value-type="float" office:value="0.7667756390817" calcext:value-type="float">
            <text:p>0.76677564</text:p>
          </table:table-cell>
          <table:table-cell office:value-type="float" office:value="0.7941025176387" calcext:value-type="float">
            <text:p>0.79410252</text:p>
          </table:table-cell>
          <table:table-cell office:value-type="float" office:value="0.8803046196663" calcext:value-type="float">
            <text:p>0.88030462</text:p>
          </table:table-cell>
          <table:table-cell office:value-type="float" office:value="0.9506399443427" calcext:value-type="float">
            <text:p>0.95063994</text:p>
          </table:table-cell>
          <table:table-cell office:value-type="float" office:value="0.9490103657456" calcext:value-type="float">
            <text:p>0.94901037</text:p>
          </table:table-cell>
          <table:table-cell office:value-type="float" office:value="0.9516636255026" calcext:value-type="float">
            <text:p>0.95166363</text:p>
          </table:table-cell>
          <table:table-cell office:value-type="float" office:value="0.899507743991" calcext:value-type="float">
            <text:p>0.89950774</text:p>
          </table:table-cell>
          <table:table-cell office:value-type="float" office:value="0.8059671152077" calcext:value-type="float">
            <text:p>0.80596712</text:p>
          </table:table-cell>
          <table:table-cell office:value-type="float" office:value="0.8096087863742" calcext:value-type="float">
            <text:p>0.80960879</text:p>
          </table:table-cell>
          <table:table-cell office:value-type="float" office:value="0.7706840856583" calcext:value-type="float">
            <text:p>0.770684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style-name="ce4" office:value-type="float" office:value="0.7711718123569" calcext:value-type="float">
            <text:p>0.77117181</text:p>
          </table:table-cell>
          <table:table-cell office:value-type="float" office:value="0.7667761336672" calcext:value-type="float">
            <text:p>0.76677613</text:p>
          </table:table-cell>
          <table:table-cell office:value-type="float" office:value="0.7941034423768" calcext:value-type="float">
            <text:p>0.79410344</text:p>
          </table:table-cell>
          <table:table-cell office:value-type="float" office:value="0.880325934941" calcext:value-type="float">
            <text:p>0.88032593</text:p>
          </table:table-cell>
          <table:table-cell office:value-type="float" office:value="0.9509891040144" calcext:value-type="float">
            <text:p>0.95098910</text:p>
          </table:table-cell>
          <table:table-cell office:value-type="float" office:value="0.9490162896589" calcext:value-type="float">
            <text:p>0.94901629</text:p>
          </table:table-cell>
          <table:table-cell office:value-type="float" office:value="0.952883917127" calcext:value-type="float">
            <text:p>0.95288392</text:p>
          </table:table-cell>
          <table:table-cell office:value-type="float" office:value="0.8996107624156" calcext:value-type="float">
            <text:p>0.89961076</text:p>
          </table:table-cell>
          <table:table-cell office:value-type="float" office:value="0.8059680522324" calcext:value-type="float">
            <text:p>0.80596805</text:p>
          </table:table-cell>
          <table:table-cell office:value-type="float" office:value="0.8096126336834" calcext:value-type="float">
            <text:p>0.80961263</text:p>
          </table:table-cell>
          <table:table-cell office:value-type="float" office:value="0.7706895600579" calcext:value-type="float">
            <text:p>0.7706895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style-name="ce4" office:value-type="float" office:value="0.7711753541959" calcext:value-type="float">
            <text:p>0.77117535</text:p>
          </table:table-cell>
          <table:table-cell office:value-type="float" office:value="0.766776216301" calcext:value-type="float">
            <text:p>0.76677622</text:p>
          </table:table-cell>
          <table:table-cell office:value-type="float" office:value="0.7941042824799" calcext:value-type="float">
            <text:p>0.79410428</text:p>
          </table:table-cell>
          <table:table-cell office:value-type="float" office:value="0.8803792127582" calcext:value-type="float">
            <text:p>0.88037921</text:p>
          </table:table-cell>
          <table:table-cell office:value-type="float" office:value="0.9518562343966" calcext:value-type="float">
            <text:p>0.95185623</text:p>
          </table:table-cell>
          <table:table-cell office:value-type="float" office:value="0.9490615067572" calcext:value-type="float">
            <text:p>0.94906151</text:p>
          </table:table-cell>
          <table:table-cell office:value-type="float" office:value="0.9543161539679" calcext:value-type="float">
            <text:p>0.95431615</text:p>
          </table:table-cell>
          <table:table-cell office:value-type="float" office:value="0.8997956670536" calcext:value-type="float">
            <text:p>0.89979567</text:p>
          </table:table-cell>
          <table:table-cell office:value-type="float" office:value="0.8059728824093" calcext:value-type="float">
            <text:p>0.80597288</text:p>
          </table:table-cell>
          <table:table-cell office:value-type="float" office:value="0.8096153045757" calcext:value-type="float">
            <text:p>0.80961530</text:p>
          </table:table-cell>
          <table:table-cell office:value-type="float" office:value="0.7706917633003" calcext:value-type="float">
            <text:p>0.7706917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style-name="ce4" office:value-type="float" office:value="0.8198929245798" calcext:value-type="float">
            <text:p>0.81989292</text:p>
          </table:table-cell>
          <table:table-cell office:value-type="float" office:value="0.8275956672402" calcext:value-type="float">
            <text:p>0.82759567</text:p>
          </table:table-cell>
          <table:table-cell office:value-type="float" office:value="0.8824508553298" calcext:value-type="float">
            <text:p>0.88245086</text:p>
          </table:table-cell>
          <table:table-cell office:value-type="float" office:value="0.8805140402392" calcext:value-type="float">
            <text:p>0.88051404</text:p>
          </table:table-cell>
          <table:table-cell office:value-type="float" office:value="0.9524628871248" calcext:value-type="float">
            <text:p>0.95246289</text:p>
          </table:table-cell>
          <table:table-cell office:value-type="float" office:value="0.9491595957147" calcext:value-type="float">
            <text:p>0.94915960</text:p>
          </table:table-cell>
          <table:table-cell office:value-type="float" office:value="0.9561303275803" calcext:value-type="float">
            <text:p>0.95613033</text:p>
          </table:table-cell>
          <table:table-cell office:value-type="float" office:value="0.9416203961564" calcext:value-type="float">
            <text:p>0.94162040</text:p>
          </table:table-cell>
          <table:table-cell office:value-type="float" office:value="0.8771328935557" calcext:value-type="float">
            <text:p>0.87713289</text:p>
          </table:table-cell>
          <table:table-cell office:value-type="float" office:value="0.8629375707692" calcext:value-type="float">
            <text:p>0.86293757</text:p>
          </table:table-cell>
          <table:table-cell office:value-type="float" office:value="0.9137823810751" calcext:value-type="float">
            <text:p>0.9137823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style-name="ce4" office:value-type="float" office:value="0.8198931988869" calcext:value-type="float">
            <text:p>0.81989320</text:p>
          </table:table-cell>
          <table:table-cell office:value-type="float" office:value="0.8275963144593" calcext:value-type="float">
            <text:p>0.82759631</text:p>
          </table:table-cell>
          <table:table-cell office:value-type="float" office:value="0.8824511549126" calcext:value-type="float">
            <text:p>0.88245115</text:p>
          </table:table-cell>
          <table:table-cell office:value-type="float" office:value="0.880871623462" calcext:value-type="float">
            <text:p>0.88087162</text:p>
          </table:table-cell>
          <table:table-cell office:value-type="float" office:value="0.9533268101101" calcext:value-type="float">
            <text:p>0.95332681</text:p>
          </table:table-cell>
          <table:table-cell office:value-type="float" office:value="0.9494459741661" calcext:value-type="float">
            <text:p>0.94944597</text:p>
          </table:table-cell>
          <table:table-cell office:value-type="float" office:value="0.9567855680647" calcext:value-type="float">
            <text:p>0.95678557</text:p>
          </table:table-cell>
          <table:table-cell office:value-type="float" office:value="0.9420627387482" calcext:value-type="float">
            <text:p>0.94206274</text:p>
          </table:table-cell>
          <table:table-cell office:value-type="float" office:value="0.8771490038312" calcext:value-type="float">
            <text:p>0.87714900</text:p>
          </table:table-cell>
          <table:table-cell office:value-type="float" office:value="0.8629479218179" calcext:value-type="float">
            <text:p>0.86294792</text:p>
          </table:table-cell>
          <table:table-cell office:value-type="float" office:value="0.9138532500668" calcext:value-type="float">
            <text:p>0.913853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style-name="ce4" office:value-type="float" office:value="0.8198936633567" calcext:value-type="float">
            <text:p>0.81989366</text:p>
          </table:table-cell>
          <table:table-cell office:value-type="float" office:value="0.8275992384649" calcext:value-type="float">
            <text:p>0.82759924</text:p>
          </table:table-cell>
          <table:table-cell office:value-type="float" office:value="0.8824520850777" calcext:value-type="float">
            <text:p>0.88245209</text:p>
          </table:table-cell>
          <table:table-cell office:value-type="float" office:value="0.9573134185949" calcext:value-type="float">
            <text:p>0.95731342</text:p>
          </table:table-cell>
          <table:table-cell office:value-type="float" office:value="0.9609928513282" calcext:value-type="float">
            <text:p>0.96099285</text:p>
          </table:table-cell>
          <table:table-cell office:value-type="float" office:value="0.9516812752575" calcext:value-type="float">
            <text:p>0.95168128</text:p>
          </table:table-cell>
          <table:table-cell office:value-type="float" office:value="0.9578604806307" calcext:value-type="float">
            <text:p>0.95786048</text:p>
          </table:table-cell>
          <table:table-cell office:value-type="float" office:value="0.9426277727553" calcext:value-type="float">
            <text:p>0.94262777</text:p>
          </table:table-cell>
          <table:table-cell office:value-type="float" office:value="0.8772132005594" calcext:value-type="float">
            <text:p>0.87721320</text:p>
          </table:table-cell>
          <table:table-cell office:value-type="float" office:value="0.8629562463655" calcext:value-type="float">
            <text:p>0.86295625</text:p>
          </table:table-cell>
          <table:table-cell office:value-type="float" office:value="0.91405589055" calcext:value-type="float">
            <text:p>0.9140558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style-name="ce4" office:value-type="float" office:value="0.8198980681976" calcext:value-type="float">
            <text:p>0.81989807</text:p>
          </table:table-cell>
          <table:table-cell office:value-type="float" office:value="0.8276014732458" calcext:value-type="float">
            <text:p>0.82760147</text:p>
          </table:table-cell>
          <table:table-cell office:value-type="float" office:value="0.882456052999" calcext:value-type="float">
            <text:p>0.88245605</text:p>
          </table:table-cell>
          <table:table-cell office:value-type="float" office:value="0.9575492033323" calcext:value-type="float">
            <text:p>0.95754920</text:p>
          </table:table-cell>
          <table:table-cell office:value-type="float" office:value="0.9658247118196" calcext:value-type="float">
            <text:p>0.96582471</text:p>
          </table:table-cell>
          <table:table-cell office:value-type="float" office:value="0.9557578755289" calcext:value-type="float">
            <text:p>0.95575788</text:p>
          </table:table-cell>
          <table:table-cell office:value-type="float" office:value="0.9632609419299" calcext:value-type="float">
            <text:p>0.96326094</text:p>
          </table:table-cell>
          <table:table-cell office:value-type="float" office:value="0.944245066157" calcext:value-type="float">
            <text:p>0.94424507</text:p>
          </table:table-cell>
          <table:table-cell office:value-type="float" office:value="0.8772710472151" calcext:value-type="float">
            <text:p>0.87727105</text:p>
          </table:table-cell>
          <table:table-cell office:value-type="float" office:value="0.863041126715" calcext:value-type="float">
            <text:p>0.86304113</text:p>
          </table:table-cell>
          <table:table-cell office:value-type="float" office:value="0.9157093361646" calcext:value-type="float">
            <text:p>0.9157093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table:style-name="ce4" office:value-type="float" office:value="0.8199001808681" calcext:value-type="float">
            <text:p>0.81990018</text:p>
          </table:table-cell>
          <table:table-cell office:value-type="float" office:value="0.8276050886445" calcext:value-type="float">
            <text:p>0.82760509</text:p>
          </table:table-cell>
          <table:table-cell office:value-type="float" office:value="0.8824639574503" calcext:value-type="float">
            <text:p>0.88246396</text:p>
          </table:table-cell>
          <table:table-cell office:value-type="float" office:value="0.9582695684199" calcext:value-type="float">
            <text:p>0.95826957</text:p>
          </table:table-cell>
          <table:table-cell office:value-type="float" office:value="0.989730957456" calcext:value-type="float">
            <text:p>0.98973096</text:p>
          </table:table-cell>
          <table:table-cell office:value-type="float" office:value="1.015480093317" calcext:value-type="float">
            <text:p>1.01548009</text:p>
          </table:table-cell>
          <table:table-cell office:value-type="float" office:value="0.9895249737285" calcext:value-type="float">
            <text:p>0.98952497</text:p>
          </table:table-cell>
          <table:table-cell office:value-type="float" office:value="0.9730417240942" calcext:value-type="float">
            <text:p>0.97304172</text:p>
          </table:table-cell>
          <table:table-cell office:value-type="float" office:value="0.9761018788281" calcext:value-type="float">
            <text:p>0.97610188</text:p>
          </table:table-cell>
          <table:table-cell office:value-type="float" office:value="0.963201894793" calcext:value-type="float">
            <text:p>0.96320189</text:p>
          </table:table-cell>
          <table:table-cell office:value-type="float" office:value="0.985400625758" calcext:value-type="float">
            <text:p>0.9854006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table:style-name="ce4" office:value-type="float" office:value="0.8199313091477" calcext:value-type="float">
            <text:p>0.81993131</text:p>
          </table:table-cell>
          <table:table-cell office:value-type="float" office:value="0.8276143220663" calcext:value-type="float">
            <text:p>0.82761432</text:p>
          </table:table-cell>
          <table:table-cell office:value-type="float" office:value="0.8827234689451" calcext:value-type="float">
            <text:p>0.88272347</text:p>
          </table:table-cell>
          <table:table-cell office:value-type="float" office:value="0.9607253632687" calcext:value-type="float">
            <text:p>0.96072536</text:p>
          </table:table-cell>
          <table:table-cell office:value-type="float" office:value="0.9904225230483" calcext:value-type="float">
            <text:p>0.99042252</text:p>
          </table:table-cell>
          <table:table-cell office:value-type="float" office:value="1.015942667556" calcext:value-type="float">
            <text:p>1.01594267</text:p>
          </table:table-cell>
          <table:table-cell office:value-type="float" office:value="0.9902609496841" calcext:value-type="float">
            <text:p>0.99026095</text:p>
          </table:table-cell>
          <table:table-cell office:value-type="float" office:value="0.9744059715718" calcext:value-type="float">
            <text:p>0.97440597</text:p>
          </table:table-cell>
          <table:table-cell office:value-type="float" office:value="0.9771951614303" calcext:value-type="float">
            <text:p>0.97719516</text:p>
          </table:table-cell>
          <table:table-cell office:value-type="float" office:value="0.9634712741765" calcext:value-type="float">
            <text:p>0.96347127</text:p>
          </table:table-cell>
          <table:table-cell office:value-type="float" office:value="0.9873315924419" calcext:value-type="float">
            <text:p>0.9873315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table:style-name="ce4" office:value-type="float" office:value="0.9711553478" calcext:value-type="float">
            <text:p>0.97115535</text:p>
          </table:table-cell>
          <table:table-cell office:value-type="float" office:value="0.9809132024016" calcext:value-type="float">
            <text:p>0.98091320</text:p>
          </table:table-cell>
          <table:table-cell office:value-type="float" office:value="0.8940663706575" calcext:value-type="float">
            <text:p>0.89406637</text:p>
          </table:table-cell>
          <table:table-cell office:value-type="float" office:value="0.9709386103056" calcext:value-type="float">
            <text:p>0.97093861</text:p>
          </table:table-cell>
          <table:table-cell office:value-type="float" office:value="0.9925768473506" calcext:value-type="float">
            <text:p>0.99257685</text:p>
          </table:table-cell>
          <table:table-cell office:value-type="float" office:value="1.016196267214" calcext:value-type="float">
            <text:p>1.01619627</text:p>
          </table:table-cell>
          <table:table-cell office:value-type="float" office:value="0.9990837489338" calcext:value-type="float">
            <text:p>0.99908375</text:p>
          </table:table-cell>
          <table:table-cell office:value-type="float" office:value="0.9779800442147" calcext:value-type="float">
            <text:p>0.97798004</text:p>
          </table:table-cell>
          <table:table-cell office:value-type="float" office:value="0.9818403153373" calcext:value-type="float">
            <text:p>0.98184032</text:p>
          </table:table-cell>
          <table:table-cell office:value-type="float" office:value="0.9665016963328" calcext:value-type="float">
            <text:p>0.96650170</text:p>
          </table:table-cell>
          <table:table-cell office:value-type="float" office:value="1.005556165158" calcext:value-type="float">
            <text:p>1.0055561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style-name="ce4" office:value-type="float" office:value="1.000856963402" calcext:value-type="float">
            <text:p>1.00085696</text:p>
          </table:table-cell>
          <table:table-cell office:value-type="float" office:value="0.9981368532459" calcext:value-type="float">
            <text:p>0.99813685</text:p>
          </table:table-cell>
          <table:table-cell office:value-type="float" office:value="0.8941001009953" calcext:value-type="float">
            <text:p>0.89410010</text:p>
          </table:table-cell>
          <table:table-cell office:value-type="float" office:value="0.9907206492873" calcext:value-type="float">
            <text:p>0.99072065</text:p>
          </table:table-cell>
          <table:table-cell office:value-type="float" office:value="1.015732669858" calcext:value-type="float">
            <text:p>1.01573267</text:p>
          </table:table-cell>
          <table:table-cell office:value-type="float" office:value="1.020662059157" calcext:value-type="float">
            <text:p>1.02066206</text:p>
          </table:table-cell>
          <table:table-cell office:value-type="float" office:value="1.012889245371" calcext:value-type="float">
            <text:p>1.01288925</text:p>
          </table:table-cell>
          <table:table-cell office:value-type="float" office:value="0.9870122071945" calcext:value-type="float">
            <text:p>0.98701221</text:p>
          </table:table-cell>
          <table:table-cell office:value-type="float" office:value="0.9982187897078" calcext:value-type="float">
            <text:p>0.99821879</text:p>
          </table:table-cell>
          <table:table-cell office:value-type="float" office:value="0.9773364386528" calcext:value-type="float">
            <text:p>0.97733644</text:p>
          </table:table-cell>
          <table:table-cell office:value-type="float" office:value="1.013178132743" calcext:value-type="float">
            <text:p>1.01317813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Default" table:number-columns-repeated="10"/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ABINIT</text:p>
          </table:table-cell>
          <table:table-cell office:value-type="string" calcext:value-type="string">
            <text:p>33-100</text:p>
          </table:table-cell>
          <table:table-cell office:value-type="float" office:value="0.09724" calcext:value-type="float">
            <text:p>0.09724</text:p>
          </table:table-cell>
          <table:table-cell table:style-name="Default" office:value-type="float" office:value="0.10917" calcext:value-type="float">
            <text:p>0.10917</text:p>
          </table:table-cell>
          <table:table-cell table:style-name="Default" office:value-type="float" office:value="0.14106" calcext:value-type="float">
            <text:p>0.14106</text:p>
          </table:table-cell>
          <table:table-cell table:style-name="Default" office:value-type="float" office:value="0.17361" calcext:value-type="float">
            <text:p>0.17361</text:p>
          </table:table-cell>
          <table:table-cell table:style-name="Default" office:value-type="float" office:value="0.18339" calcext:value-type="float">
            <text:p>0.1833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" calcext:value-type="float">
            <text:p>0.1859</text:p>
          </table:table-cell>
          <table:table-cell table:style-name="Default" office:value-type="float" office:value="0.19071" calcext:value-type="float">
            <text:p>0.19071</text:p>
          </table:table-cell>
          <table:table-cell table:style-name="Default" office:value-type="float" office:value="0.19264" calcext:value-type="float">
            <text:p>0.19264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4" calcext:value-type="float">
            <text:p>0.18104</text:p>
          </table:table-cell>
          <table:table-cell office:value-type="string" calcext:value-type="string">
            <text:p>ABINIT</text:p>
          </table:table-cell>
          <table:table-cell office:value-type="string" calcext:value-type="string">
            <text:p>25-4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OC</text:p>
          </table:table-cell>
          <table:table-cell office:value-type="float" office:value="0.09724" calcext:value-type="float">
            <text:p>0.09724</text:p>
          </table:table-cell>
          <table:table-cell table:style-name="Default" office:value-type="float" office:value="0.10917" calcext:value-type="float">
            <text:p>0.10917</text:p>
          </table:table-cell>
          <table:table-cell table:style-name="Default" office:value-type="float" office:value="0.14106" calcext:value-type="float">
            <text:p>0.14106</text:p>
          </table:table-cell>
          <table:table-cell table:style-name="Default" office:value-type="float" office:value="0.17361" calcext:value-type="float">
            <text:p>0.17361</text:p>
          </table:table-cell>
          <table:table-cell table:style-name="Default" office:value-type="float" office:value="0.18339" calcext:value-type="float">
            <text:p>0.1833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" calcext:value-type="float">
            <text:p>0.1859</text:p>
          </table:table-cell>
          <table:table-cell table:style-name="Default" office:value-type="float" office:value="0.19071" calcext:value-type="float">
            <text:p>0.19071</text:p>
          </table:table-cell>
          <table:table-cell table:style-name="Default" office:value-type="float" office:value="0.19264" calcext:value-type="float">
            <text:p>0.19264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4" calcext:value-type="float">
            <text:p>0.18104</text:p>
          </table:table-cell>
          <table:table-cell/>
          <table:table-cell office:value-type="string" calcext:value-type="string">
            <text:p>noSOC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0.19266" calcext:value-type="float">
            <text:p>0.19266</text:p>
          </table:table-cell>
          <table:table-cell table:style-name="Default" office:value-type="float" office:value="0.19843" calcext:value-type="float">
            <text:p>0.19843</text:p>
          </table:table-cell>
          <table:table-cell table:style-name="Default" office:value-type="float" office:value="0.20871" calcext:value-type="float">
            <text:p>0.20871</text:p>
          </table:table-cell>
          <table:table-cell table:style-name="Default" office:value-type="float" office:value="0.20825" calcext:value-type="float">
            <text:p>0.20825</text:p>
          </table:table-cell>
          <table:table-cell table:style-name="Default" office:value-type="float" office:value="0.1919" calcext:value-type="float">
            <text:p>0.191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1" calcext:value-type="float">
            <text:p>0.18591</text:p>
          </table:table-cell>
          <table:table-cell table:style-name="Default" office:value-type="float" office:value="0.19071" calcext:value-type="float">
            <text:p>0.19071</text:p>
          </table:table-cell>
          <table:table-cell table:style-name="Default" office:value-type="float" office:value="0.19265" calcext:value-type="float">
            <text:p>0.19265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5" calcext:value-type="float">
            <text:p>0.18105</text:p>
          </table:table-cell>
          <table:table-cell/>
          <table:table-cell office:value-type="string" calcext:value-type="string">
            <text:p>Plot(29-44)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0.19266" calcext:value-type="float">
            <text:p>0.19266</text:p>
          </table:table-cell>
          <table:table-cell table:style-name="Default" office:value-type="float" office:value="0.19843" calcext:value-type="float">
            <text:p>0.19843</text:p>
          </table:table-cell>
          <table:table-cell table:style-name="Default" office:value-type="float" office:value="0.20871" calcext:value-type="float">
            <text:p>0.20871</text:p>
          </table:table-cell>
          <table:table-cell table:style-name="Default" office:value-type="float" office:value="0.20825" calcext:value-type="float">
            <text:p>0.20825</text:p>
          </table:table-cell>
          <table:table-cell table:style-name="Default" office:value-type="float" office:value="0.1919" calcext:value-type="float">
            <text:p>0.191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1" calcext:value-type="float">
            <text:p>0.18591</text:p>
          </table:table-cell>
          <table:table-cell table:style-name="Default" office:value-type="float" office:value="0.19072" calcext:value-type="float">
            <text:p>0.19072</text:p>
          </table:table-cell>
          <table:table-cell table:style-name="Default" office:value-type="float" office:value="0.19265" calcext:value-type="float">
            <text:p>0.19265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5" calcext:value-type="float">
            <text:p>0.181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28073" calcext:value-type="float">
            <text:p>0.28073</text:p>
          </table:table-cell>
          <table:table-cell office:value-type="float" office:value="0.28648" calcext:value-type="float">
            <text:p>0.28648</text:p>
          </table:table-cell>
          <table:table-cell office:value-type="float" office:value="0.28411" calcext:value-type="float">
            <text:p>0.28411</text:p>
          </table:table-cell>
          <table:table-cell office:value-type="float" office:value="0.27837" calcext:value-type="float">
            <text:p>0.27837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28748" calcext:value-type="float">
            <text:p>0.28748</text:p>
          </table:table-cell>
          <table:table-cell office:value-type="float" office:value="0.27886" calcext:value-type="float">
            <text:p>0.27886</text:p>
          </table:table-cell>
          <table:table-cell office:value-type="float" office:value="0.26637" calcext:value-type="float">
            <text:p>0.26637</text:p>
          </table:table-cell>
          <table:table-cell office:value-type="float" office:value="0.26157" calcext:value-type="float">
            <text:p>0.26157</text:p>
          </table:table-cell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0.19266" calcext:value-type="float">
            <text:p>0.19266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8999" calcext:value-type="float">
            <text:p>0.18999</text:p>
          </table:table-cell>
          <table:table-cell table:style-name="Default" office:value-type="float" office:value="0.20615" calcext:value-type="float">
            <text:p>0.20615</text:p>
          </table:table-cell>
          <table:table-cell table:style-name="Default" office:value-type="float" office:value="0.22476" calcext:value-type="float">
            <text:p>0.22476</text:p>
          </table:table-cell>
          <table:table-cell table:style-name="Default" office:value-type="float" office:value="0.22852" calcext:value-type="float">
            <text:p>0.22852</text:p>
          </table:table-cell>
          <table:table-cell table:style-name="Default" office:value-type="float" office:value="0.22598" calcext:value-type="float">
            <text:p>0.225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28073" calcext:value-type="float">
            <text:p>0.28073</text:p>
          </table:table-cell>
          <table:table-cell office:value-type="float" office:value="0.28648" calcext:value-type="float">
            <text:p>0.28648</text:p>
          </table:table-cell>
          <table:table-cell office:value-type="float" office:value="0.28611" calcext:value-type="float">
            <text:p>0.28611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28749" calcext:value-type="float">
            <text:p>0.28749</text:p>
          </table:table-cell>
          <table:table-cell office:value-type="float" office:value="0.27886" calcext:value-type="float">
            <text:p>0.27886</text:p>
          </table:table-cell>
          <table:table-cell office:value-type="float" office:value="0.26637" calcext:value-type="float">
            <text:p>0.26637</text:p>
          </table:table-cell>
          <table:table-cell office:value-type="float" office:value="0.26157" calcext:value-type="float">
            <text:p>0.26157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0.19266" calcext:value-type="float">
            <text:p>0.19266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8999" calcext:value-type="float">
            <text:p>0.18999</text:p>
          </table:table-cell>
          <table:table-cell table:style-name="Default" office:value-type="float" office:value="0.20615" calcext:value-type="float">
            <text:p>0.20615</text:p>
          </table:table-cell>
          <table:table-cell table:style-name="Default" office:value-type="float" office:value="0.22476" calcext:value-type="float">
            <text:p>0.22476</text:p>
          </table:table-cell>
          <table:table-cell table:style-name="Default" office:value-type="float" office:value="0.22852" calcext:value-type="float">
            <text:p>0.22852</text:p>
          </table:table-cell>
          <table:table-cell table:style-name="Default" office:value-type="float" office:value="0.22598" calcext:value-type="float">
            <text:p>0.225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2719" calcext:value-type="float">
            <text:p>0.32719</text:p>
          </table:table-cell>
          <table:table-cell office:value-type="float" office:value="0.32573" calcext:value-type="float">
            <text:p>0.32573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8079" calcext:value-type="float">
            <text:p>0.28079</text:p>
          </table:table-cell>
          <table:table-cell office:value-type="float" office:value="0.29518" calcext:value-type="float">
            <text:p>0.29518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28903" calcext:value-type="float">
            <text:p>0.28903</text:p>
          </table:table-cell>
          <table:table-cell office:value-type="float" office:value="0.3002" calcext:value-type="float">
            <text:p>0.3002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0.19267" calcext:value-type="float">
            <text:p>0.19267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20616" calcext:value-type="float">
            <text:p>0.20616</text:p>
          </table:table-cell>
          <table:table-cell table:style-name="Default" office:value-type="float" office:value="0.22478" calcext:value-type="float">
            <text:p>0.22478</text:p>
          </table:table-cell>
          <table:table-cell table:style-name="Default" office:value-type="float" office:value="0.22854" calcext:value-type="float">
            <text:p>0.22854</text:p>
          </table:table-cell>
          <table:table-cell table:style-name="Default" office:value-type="float" office:value="0.22599" calcext:value-type="float">
            <text:p>0.225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2719" calcext:value-type="float">
            <text:p>0.32719</text:p>
          </table:table-cell>
          <table:table-cell office:value-type="float" office:value="0.32573" calcext:value-type="float">
            <text:p>0.32573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29519" calcext:value-type="float">
            <text:p>0.29519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28903" calcext:value-type="float">
            <text:p>0.28903</text:p>
          </table:table-cell>
          <table:table-cell office:value-type="float" office:value="0.3002" calcext:value-type="float">
            <text:p>0.3002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0.19267" calcext:value-type="float">
            <text:p>0.19267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20616" calcext:value-type="float">
            <text:p>0.20616</text:p>
          </table:table-cell>
          <table:table-cell table:style-name="Default" office:value-type="float" office:value="0.22478" calcext:value-type="float">
            <text:p>0.22478</text:p>
          </table:table-cell>
          <table:table-cell table:style-name="Default" office:value-type="float" office:value="0.22854" calcext:value-type="float">
            <text:p>0.22854</text:p>
          </table:table-cell>
          <table:table-cell table:style-name="Default" office:value-type="float" office:value="0.22599" calcext:value-type="float">
            <text:p>0.225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0.20172" calcext:value-type="float">
            <text:p>0.20172</text:p>
          </table:table-cell>
          <table:table-cell table:style-name="Default" office:value-type="float" office:value="0.20747" calcext:value-type="float">
            <text:p>0.20747</text:p>
          </table:table-cell>
          <table:table-cell table:style-name="Default" office:value-type="float" office:value="0.22672" calcext:value-type="float">
            <text:p>0.22672</text:p>
          </table:table-cell>
          <table:table-cell table:style-name="Default" office:value-type="float" office:value="0.24602" calcext:value-type="float">
            <text:p>0.24602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5" calcext:value-type="float">
            <text:p>0.24875</text:p>
          </table:table-cell>
          <table:table-cell table:style-name="Default" office:value-type="float" office:value="0.24613" calcext:value-type="float">
            <text:p>0.24613</text:p>
          </table:table-cell>
          <table:table-cell table:style-name="Default" office:value-type="float" office:value="0.23943" calcext:value-type="float">
            <text:p>0.23943</text:p>
          </table:table-cell>
          <table:table-cell table:style-name="Default" office:value-type="float" office:value="0.23239" calcext:value-type="float">
            <text:p>0.23239</text:p>
          </table:table-cell>
          <table:table-cell table:style-name="Default" office:value-type="float" office:value="0.22952" calcext:value-type="float">
            <text:p>0.229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0.20172" calcext:value-type="float">
            <text:p>0.20172</text:p>
          </table:table-cell>
          <table:table-cell table:style-name="Default" office:value-type="float" office:value="0.20747" calcext:value-type="float">
            <text:p>0.20747</text:p>
          </table:table-cell>
          <table:table-cell table:style-name="Default" office:value-type="float" office:value="0.22672" calcext:value-type="float">
            <text:p>0.22672</text:p>
          </table:table-cell>
          <table:table-cell table:style-name="Default" office:value-type="float" office:value="0.24602" calcext:value-type="float">
            <text:p>0.24602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5" calcext:value-type="float">
            <text:p>0.24875</text:p>
          </table:table-cell>
          <table:table-cell table:style-name="Default" office:value-type="float" office:value="0.24613" calcext:value-type="float">
            <text:p>0.24613</text:p>
          </table:table-cell>
          <table:table-cell table:style-name="Default" office:value-type="float" office:value="0.23943" calcext:value-type="float">
            <text:p>0.23943</text:p>
          </table:table-cell>
          <table:table-cell table:style-name="Default" office:value-type="float" office:value="0.23239" calcext:value-type="float">
            <text:p>0.23239</text:p>
          </table:table-cell>
          <table:table-cell table:style-name="Default" office:value-type="float" office:value="0.22952" calcext:value-type="float">
            <text:p>0.229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3" calcext:value-type="float">
            <text:p>0.24603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6" calcext:value-type="float">
            <text:p>0.24876</text:p>
          </table:table-cell>
          <table:table-cell table:style-name="Default" office:value-type="float" office:value="0.24615" calcext:value-type="float">
            <text:p>0.24615</text:p>
          </table:table-cell>
          <table:table-cell table:style-name="Default" office:value-type="float" office:value="0.23945" calcext:value-type="float">
            <text:p>0.23945</text:p>
          </table:table-cell>
          <table:table-cell table:style-name="Default" office:value-type="float" office:value="0.23241" calcext:value-type="float">
            <text:p>0.23241</text:p>
          </table:table-cell>
          <table:table-cell table:style-name="Default" office:value-type="float" office:value="0.22954" calcext:value-type="float">
            <text:p>0.229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3" calcext:value-type="float">
            <text:p>0.24603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6" calcext:value-type="float">
            <text:p>0.24876</text:p>
          </table:table-cell>
          <table:table-cell table:style-name="Default" office:value-type="float" office:value="0.24615" calcext:value-type="float">
            <text:p>0.24615</text:p>
          </table:table-cell>
          <table:table-cell table:style-name="Default" office:value-type="float" office:value="0.23945" calcext:value-type="float">
            <text:p>0.23945</text:p>
          </table:table-cell>
          <table:table-cell table:style-name="Default" office:value-type="float" office:value="0.23241" calcext:value-type="float">
            <text:p>0.23241</text:p>
          </table:table-cell>
          <table:table-cell table:style-name="Default" office:value-type="float" office:value="0.22954" calcext:value-type="float">
            <text:p>0.229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69" calcext:value-type="float">
            <text:p>0.36569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4" calcext:value-type="float">
            <text:p>0.24604</text:p>
          </table:table-cell>
          <table:table-cell table:style-name="Default" office:value-type="float" office:value="0.24891" calcext:value-type="float">
            <text:p>0.24891</text:p>
          </table:table-cell>
          <table:table-cell table:style-name="Default" office:value-type="float" office:value="0.24862" calcext:value-type="float">
            <text:p>0.24862</text:p>
          </table:table-cell>
          <table:table-cell table:style-name="Default" office:value-type="float" office:value="0.24952" calcext:value-type="float">
            <text:p>0.24952</text:p>
          </table:table-cell>
          <table:table-cell table:style-name="Default" office:value-type="float" office:value="0.2516" calcext:value-type="float">
            <text:p>0.2516</text:p>
          </table:table-cell>
          <table:table-cell table:style-name="Default" office:value-type="float" office:value="0.24608" calcext:value-type="float">
            <text:p>0.24608</text:p>
          </table:table-cell>
          <table:table-cell table:style-name="Default" office:value-type="float" office:value="0.24136" calcext:value-type="float">
            <text:p>0.24136</text:p>
          </table:table-cell>
          <table:table-cell table:style-name="Default" office:value-type="float" office:value="0.2436" calcext:value-type="float">
            <text:p>0.243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4" calcext:value-type="float">
            <text:p>0.24604</text:p>
          </table:table-cell>
          <table:table-cell table:style-name="Default" office:value-type="float" office:value="0.24891" calcext:value-type="float">
            <text:p>0.24891</text:p>
          </table:table-cell>
          <table:table-cell table:style-name="Default" office:value-type="float" office:value="0.24862" calcext:value-type="float">
            <text:p>0.24862</text:p>
          </table:table-cell>
          <table:table-cell table:style-name="Default" office:value-type="float" office:value="0.24952" calcext:value-type="float">
            <text:p>0.24952</text:p>
          </table:table-cell>
          <table:table-cell table:style-name="Default" office:value-type="float" office:value="0.2516" calcext:value-type="float">
            <text:p>0.2516</text:p>
          </table:table-cell>
          <table:table-cell table:style-name="Default" office:value-type="float" office:value="0.24608" calcext:value-type="float">
            <text:p>0.24608</text:p>
          </table:table-cell>
          <table:table-cell table:style-name="Default" office:value-type="float" office:value="0.24136" calcext:value-type="float">
            <text:p>0.24136</text:p>
          </table:table-cell>
          <table:table-cell table:style-name="Default" office:value-type="float" office:value="0.2436" calcext:value-type="float">
            <text:p>0.24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0.25216" calcext:value-type="float">
            <text:p>0.25216</text:p>
          </table:table-cell>
          <table:table-cell table:style-name="Default" office:value-type="float" office:value="0.25228" calcext:value-type="float">
            <text:p>0.25228</text:p>
          </table:table-cell>
          <table:table-cell table:style-name="Default" office:value-type="float" office:value="0.25352" calcext:value-type="float">
            <text:p>0.25352</text:p>
          </table:table-cell>
          <table:table-cell table:style-name="Default" office:value-type="float" office:value="0.25383" calcext:value-type="float">
            <text:p>0.25383</text:p>
          </table:table-cell>
          <table:table-cell table:style-name="Default" office:value-type="float" office:value="0.2503" calcext:value-type="float">
            <text:p>0.2503</text:p>
          </table:table-cell>
          <table:table-cell table:style-name="Default" office:value-type="float" office:value="0.24863" calcext:value-type="float">
            <text:p>0.24863</text:p>
          </table:table-cell>
          <table:table-cell table:style-name="Default" office:value-type="float" office:value="0.24953" calcext:value-type="float">
            <text:p>0.24953</text:p>
          </table:table-cell>
          <table:table-cell table:style-name="Default" office:value-type="float" office:value="0.25161" calcext:value-type="float">
            <text:p>0.25161</text:p>
          </table:table-cell>
          <table:table-cell table:style-name="Default" office:value-type="float" office:value="0.24609" calcext:value-type="float">
            <text:p>0.24609</text:p>
          </table:table-cell>
          <table:table-cell table:style-name="Default" office:value-type="float" office:value="0.24138" calcext:value-type="float">
            <text:p>0.24138</text:p>
          </table:table-cell>
          <table:table-cell table:style-name="Default" office:value-type="float" office:value="0.24363" calcext:value-type="float">
            <text:p>0.2436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0.25216" calcext:value-type="float">
            <text:p>0.25216</text:p>
          </table:table-cell>
          <table:table-cell table:style-name="Default" office:value-type="float" office:value="0.25228" calcext:value-type="float">
            <text:p>0.25228</text:p>
          </table:table-cell>
          <table:table-cell table:style-name="Default" office:value-type="float" office:value="0.25352" calcext:value-type="float">
            <text:p>0.25352</text:p>
          </table:table-cell>
          <table:table-cell table:style-name="Default" office:value-type="float" office:value="0.25383" calcext:value-type="float">
            <text:p>0.25383</text:p>
          </table:table-cell>
          <table:table-cell table:style-name="Default" office:value-type="float" office:value="0.2503" calcext:value-type="float">
            <text:p>0.2503</text:p>
          </table:table-cell>
          <table:table-cell table:style-name="Default" office:value-type="float" office:value="0.24863" calcext:value-type="float">
            <text:p>0.24863</text:p>
          </table:table-cell>
          <table:table-cell table:style-name="Default" office:value-type="float" office:value="0.24953" calcext:value-type="float">
            <text:p>0.24953</text:p>
          </table:table-cell>
          <table:table-cell table:style-name="Default" office:value-type="float" office:value="0.25161" calcext:value-type="float">
            <text:p>0.25161</text:p>
          </table:table-cell>
          <table:table-cell table:style-name="Default" office:value-type="float" office:value="0.24609" calcext:value-type="float">
            <text:p>0.24609</text:p>
          </table:table-cell>
          <table:table-cell table:style-name="Default" office:value-type="float" office:value="0.24138" calcext:value-type="float">
            <text:p>0.24138</text:p>
          </table:table-cell>
          <table:table-cell table:style-name="Default" office:value-type="float" office:value="0.24363" calcext:value-type="float">
            <text:p>0.24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0.25216" calcext:value-type="float">
            <text:p>0.25216</text:p>
          </table:table-cell>
          <table:table-cell table:style-name="Default" office:value-type="float" office:value="0.25369" calcext:value-type="float">
            <text:p>0.25369</text:p>
          </table:table-cell>
          <table:table-cell table:style-name="Default" office:value-type="float" office:value="0.2555" calcext:value-type="float">
            <text:p>0.2555</text:p>
          </table:table-cell>
          <table:table-cell table:style-name="Default" office:value-type="float" office:value="0.27368" calcext:value-type="float">
            <text:p>0.27368</text:p>
          </table:table-cell>
          <table:table-cell table:style-name="Default" office:value-type="float" office:value="0.29227" calcext:value-type="float">
            <text:p>0.29227</text:p>
          </table:table-cell>
          <table:table-cell table:style-name="Default" office:value-type="float" office:value="0.29212" calcext:value-type="float">
            <text:p>0.29212</text:p>
          </table:table-cell>
          <table:table-cell table:style-name="Default" office:value-type="float" office:value="0.29205" calcext:value-type="float">
            <text:p>0.29205</text:p>
          </table:table-cell>
          <table:table-cell table:style-name="Default" office:value-type="float" office:value="0.28693" calcext:value-type="float">
            <text:p>0.28693</text:p>
          </table:table-cell>
          <table:table-cell table:style-name="Default" office:value-type="float" office:value="0.26282" calcext:value-type="float">
            <text:p>0.26282</text:p>
          </table:table-cell>
          <table:table-cell table:style-name="Default" office:value-type="float" office:value="0.26721" calcext:value-type="float">
            <text:p>0.26721</text:p>
          </table:table-cell>
          <table:table-cell table:style-name="Default" office:value-type="float" office:value="0.26711" calcext:value-type="float">
            <text:p>0.267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0.47689" calcext:value-type="float">
            <text:p>0.4768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0.25216" calcext:value-type="float">
            <text:p>0.25216</text:p>
          </table:table-cell>
          <table:table-cell table:style-name="Default" office:value-type="float" office:value="0.25369" calcext:value-type="float">
            <text:p>0.25369</text:p>
          </table:table-cell>
          <table:table-cell table:style-name="Default" office:value-type="float" office:value="0.2555" calcext:value-type="float">
            <text:p>0.2555</text:p>
          </table:table-cell>
          <table:table-cell table:style-name="Default" office:value-type="float" office:value="0.27368" calcext:value-type="float">
            <text:p>0.27368</text:p>
          </table:table-cell>
          <table:table-cell table:style-name="Default" office:value-type="float" office:value="0.29227" calcext:value-type="float">
            <text:p>0.29227</text:p>
          </table:table-cell>
          <table:table-cell table:style-name="Default" office:value-type="float" office:value="0.29212" calcext:value-type="float">
            <text:p>0.29212</text:p>
          </table:table-cell>
          <table:table-cell table:style-name="Default" office:value-type="float" office:value="0.29205" calcext:value-type="float">
            <text:p>0.29205</text:p>
          </table:table-cell>
          <table:table-cell table:style-name="Default" office:value-type="float" office:value="0.28693" calcext:value-type="float">
            <text:p>0.28693</text:p>
          </table:table-cell>
          <table:table-cell table:style-name="Default" office:value-type="float" office:value="0.26282" calcext:value-type="float">
            <text:p>0.26282</text:p>
          </table:table-cell>
          <table:table-cell table:style-name="Default" office:value-type="float" office:value="0.26721" calcext:value-type="float">
            <text:p>0.26721</text:p>
          </table:table-cell>
          <table:table-cell table:style-name="Default" office:value-type="float" office:value="0.26711" calcext:value-type="float">
            <text:p>0.267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0.29671" calcext:value-type="float">
            <text:p>0.29671</text:p>
          </table:table-cell>
          <table:table-cell table:style-name="Default" office:value-type="float" office:value="0.29868" calcext:value-type="float">
            <text:p>0.29868</text:p>
          </table:table-cell>
          <table:table-cell table:style-name="Default" office:value-type="float" office:value="0.29767" calcext:value-type="float">
            <text:p>0.29767</text:p>
          </table:table-cell>
          <table:table-cell table:style-name="Default" office:value-type="float" office:value="0.28241" calcext:value-type="float">
            <text:p>0.28241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3" calcext:value-type="float">
            <text:p>0.29213</text:p>
          </table:table-cell>
          <table:table-cell table:style-name="Default" office:value-type="float" office:value="0.29206" calcext:value-type="float">
            <text:p>0.29206</text:p>
          </table:table-cell>
          <table:table-cell table:style-name="Default" office:value-type="float" office:value="0.28694" calcext:value-type="float">
            <text:p>0.28694</text:p>
          </table:table-cell>
          <table:table-cell table:style-name="Default" office:value-type="float" office:value="0.26284" calcext:value-type="float">
            <text:p>0.26284</text:p>
          </table:table-cell>
          <table:table-cell table:style-name="Default" office:value-type="float" office:value="0.26723" calcext:value-type="float">
            <text:p>0.26723</text:p>
          </table:table-cell>
          <table:table-cell table:style-name="Default" office:value-type="float" office:value="0.26713" calcext:value-type="float">
            <text:p>0.267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0.29671" calcext:value-type="float">
            <text:p>0.29671</text:p>
          </table:table-cell>
          <table:table-cell table:style-name="Default" office:value-type="float" office:value="0.29868" calcext:value-type="float">
            <text:p>0.29868</text:p>
          </table:table-cell>
          <table:table-cell table:style-name="Default" office:value-type="float" office:value="0.29767" calcext:value-type="float">
            <text:p>0.29767</text:p>
          </table:table-cell>
          <table:table-cell table:style-name="Default" office:value-type="float" office:value="0.28241" calcext:value-type="float">
            <text:p>0.28241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3" calcext:value-type="float">
            <text:p>0.29213</text:p>
          </table:table-cell>
          <table:table-cell table:style-name="Default" office:value-type="float" office:value="0.29206" calcext:value-type="float">
            <text:p>0.29206</text:p>
          </table:table-cell>
          <table:table-cell table:style-name="Default" office:value-type="float" office:value="0.28694" calcext:value-type="float">
            <text:p>0.28694</text:p>
          </table:table-cell>
          <table:table-cell table:style-name="Default" office:value-type="float" office:value="0.26284" calcext:value-type="float">
            <text:p>0.26284</text:p>
          </table:table-cell>
          <table:table-cell table:style-name="Default" office:value-type="float" office:value="0.26723" calcext:value-type="float">
            <text:p>0.26723</text:p>
          </table:table-cell>
          <table:table-cell table:style-name="Default" office:value-type="float" office:value="0.26713" calcext:value-type="float">
            <text:p>0.2671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5369" calcext:value-type="float">
            <text:p>0.65369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5241" calcext:value-type="float">
            <text:p>0.552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3789" calcext:value-type="float">
            <text:p>0.53789</text:p>
          </table:table-cell>
          <table:table-cell office:value-type="float" office:value="0.53792" calcext:value-type="float">
            <text:p>0.53792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62227" calcext:value-type="float">
            <text:p>0.62227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0.33613" calcext:value-type="float">
            <text:p>0.33613</text:p>
          </table:table-cell>
          <table:table-cell table:style-name="Default" office:value-type="float" office:value="0.33265" calcext:value-type="float">
            <text:p>0.33265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7" calcext:value-type="float">
            <text:p>0.29327</text:p>
          </table:table-cell>
          <table:table-cell table:style-name="Default" office:value-type="float" office:value="0.29064" calcext:value-type="float">
            <text:p>0.29064</text:p>
          </table:table-cell>
          <table:table-cell table:style-name="Default" office:value-type="float" office:value="0.27622" calcext:value-type="float">
            <text:p>0.27622</text:p>
          </table:table-cell>
          <table:table-cell table:style-name="Default" office:value-type="float" office:value="0.26843" calcext:value-type="float">
            <text:p>0.26843</text:p>
          </table:table-cell>
          <table:table-cell table:style-name="Default" office:value-type="float" office:value="0.27358" calcext:value-type="float">
            <text:p>0.2735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5369" calcext:value-type="float">
            <text:p>0.65369</text:p>
          </table:table-cell>
          <table:table-cell office:value-type="float" office:value="0.59691" calcext:value-type="float">
            <text:p>0.59691</text:p>
          </table:table-cell>
          <table:table-cell office:value-type="float" office:value="0.55241" calcext:value-type="float">
            <text:p>0.552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3789" calcext:value-type="float">
            <text:p>0.53789</text:p>
          </table:table-cell>
          <table:table-cell office:value-type="float" office:value="0.53792" calcext:value-type="float">
            <text:p>0.53792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62227" calcext:value-type="float">
            <text:p>0.62227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0.33613" calcext:value-type="float">
            <text:p>0.33613</text:p>
          </table:table-cell>
          <table:table-cell table:style-name="Default" office:value-type="float" office:value="0.33265" calcext:value-type="float">
            <text:p>0.33265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7" calcext:value-type="float">
            <text:p>0.29327</text:p>
          </table:table-cell>
          <table:table-cell table:style-name="Default" office:value-type="float" office:value="0.29064" calcext:value-type="float">
            <text:p>0.29064</text:p>
          </table:table-cell>
          <table:table-cell table:style-name="Default" office:value-type="float" office:value="0.27622" calcext:value-type="float">
            <text:p>0.27622</text:p>
          </table:table-cell>
          <table:table-cell table:style-name="Default" office:value-type="float" office:value="0.26843" calcext:value-type="float">
            <text:p>0.26843</text:p>
          </table:table-cell>
          <table:table-cell table:style-name="Default" office:value-type="float" office:value="0.27358" calcext:value-type="float">
            <text:p>0.273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5369" calcext:value-type="float">
            <text:p>0.65369</text:p>
          </table:table-cell>
          <table:table-cell office:value-type="float" office:value="0.59691" calcext:value-type="float">
            <text:p>0.59691</text:p>
          </table:table-cell>
          <table:table-cell office:value-type="float" office:value="0.55241" calcext:value-type="float">
            <text:p>0.552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8308" calcext:value-type="float">
            <text:p>0.58308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7014" calcext:value-type="float">
            <text:p>0.77014</text:p>
          </table:table-cell>
          <table:table-cell office:value-type="float" office:value="0.71693" calcext:value-type="float">
            <text:p>0.71693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0.33613" calcext:value-type="float">
            <text:p>0.33613</text:p>
          </table:table-cell>
          <table:table-cell table:style-name="Default" office:value-type="float" office:value="0.33717" calcext:value-type="float">
            <text:p>0.33717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484" calcext:value-type="float">
            <text:p>0.29484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8" calcext:value-type="float">
            <text:p>0.29328</text:p>
          </table:table-cell>
          <table:table-cell table:style-name="Default" office:value-type="float" office:value="0.29065" calcext:value-type="float">
            <text:p>0.29065</text:p>
          </table:table-cell>
          <table:table-cell table:style-name="Default" office:value-type="float" office:value="0.27624" calcext:value-type="float">
            <text:p>0.27624</text:p>
          </table:table-cell>
          <table:table-cell table:style-name="Default" office:value-type="float" office:value="0.26846" calcext:value-type="float">
            <text:p>0.26846</text:p>
          </table:table-cell>
          <table:table-cell table:style-name="Default" office:value-type="float" office:value="0.27362" calcext:value-type="float">
            <text:p>0.273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0.75878" calcext:value-type="float">
            <text:p>0.75878</text:p>
          </table:table-cell>
          <table:table-cell office:value-type="float" office:value="0.62161" calcext:value-type="float">
            <text:p>0.6216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8308" calcext:value-type="float">
            <text:p>0.58308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7014" calcext:value-type="float">
            <text:p>0.77014</text:p>
          </table:table-cell>
          <table:table-cell office:value-type="float" office:value="0.71693" calcext:value-type="float">
            <text:p>0.71693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0.33613" calcext:value-type="float">
            <text:p>0.33613</text:p>
          </table:table-cell>
          <table:table-cell table:style-name="Default" office:value-type="float" office:value="0.33717" calcext:value-type="float">
            <text:p>0.33717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484" calcext:value-type="float">
            <text:p>0.29484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8" calcext:value-type="float">
            <text:p>0.29328</text:p>
          </table:table-cell>
          <table:table-cell table:style-name="Default" office:value-type="float" office:value="0.29065" calcext:value-type="float">
            <text:p>0.29065</text:p>
          </table:table-cell>
          <table:table-cell table:style-name="Default" office:value-type="float" office:value="0.27624" calcext:value-type="float">
            <text:p>0.27624</text:p>
          </table:table-cell>
          <table:table-cell table:style-name="Default" office:value-type="float" office:value="0.26846" calcext:value-type="float">
            <text:p>0.26846</text:p>
          </table:table-cell>
          <table:table-cell table:style-name="Default" office:value-type="float" office:value="0.27362" calcext:value-type="float">
            <text:p>0.273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1447" calcext:value-type="float">
            <text:p>0.91447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0606" calcext:value-type="float">
            <text:p>0.80606</text:p>
          </table:table-cell>
          <table:table-cell office:value-type="float" office:value="0.76793" calcext:value-type="float">
            <text:p>0.76793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0.3566" calcext:value-type="float">
            <text:p>0.3566</text:p>
          </table:table-cell>
          <table:table-cell table:style-name="Default" office:value-type="float" office:value="0.33973" calcext:value-type="float">
            <text:p>0.33973</text:p>
          </table:table-cell>
          <table:table-cell table:style-name="Default" office:value-type="float" office:value="0.30553" calcext:value-type="float">
            <text:p>0.30553</text:p>
          </table:table-cell>
          <table:table-cell table:style-name="Default" office:value-type="float" office:value="0.30378" calcext:value-type="float">
            <text:p>0.30378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7" calcext:value-type="float">
            <text:p>0.33687</text:p>
          </table:table-cell>
          <table:table-cell table:style-name="Default" office:value-type="float" office:value="0.30405" calcext:value-type="float">
            <text:p>0.30405</text:p>
          </table:table-cell>
          <table:table-cell table:style-name="Default" office:value-type="float" office:value="0.30999" calcext:value-type="float">
            <text:p>0.30999</text:p>
          </table:table-cell>
          <table:table-cell table:style-name="Default" office:value-type="float" office:value="0.3199" calcext:value-type="float">
            <text:p>0.3199</text:p>
          </table:table-cell>
          <table:table-cell table:style-name="Default" office:value-type="float" office:value="0.3232" calcext:value-type="float">
            <text:p>0.32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1447" calcext:value-type="float">
            <text:p>0.91447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0607" calcext:value-type="float">
            <text:p>0.80607</text:p>
          </table:table-cell>
          <table:table-cell office:value-type="float" office:value="0.76793" calcext:value-type="float">
            <text:p>0.76793</text:p>
          </table:table-cell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0.3566" calcext:value-type="float">
            <text:p>0.3566</text:p>
          </table:table-cell>
          <table:table-cell table:style-name="Default" office:value-type="float" office:value="0.33973" calcext:value-type="float">
            <text:p>0.33973</text:p>
          </table:table-cell>
          <table:table-cell table:style-name="Default" office:value-type="float" office:value="0.30553" calcext:value-type="float">
            <text:p>0.30553</text:p>
          </table:table-cell>
          <table:table-cell table:style-name="Default" office:value-type="float" office:value="0.30378" calcext:value-type="float">
            <text:p>0.30378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7" calcext:value-type="float">
            <text:p>0.33687</text:p>
          </table:table-cell>
          <table:table-cell table:style-name="Default" office:value-type="float" office:value="0.30405" calcext:value-type="float">
            <text:p>0.30405</text:p>
          </table:table-cell>
          <table:table-cell table:style-name="Default" office:value-type="float" office:value="0.30999" calcext:value-type="float">
            <text:p>0.30999</text:p>
          </table:table-cell>
          <table:table-cell table:style-name="Default" office:value-type="float" office:value="0.3199" calcext:value-type="float">
            <text:p>0.3199</text:p>
          </table:table-cell>
          <table:table-cell table:style-name="Default" office:value-type="float" office:value="0.3232" calcext:value-type="float">
            <text:p>0.323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7697" calcext:value-type="float">
            <text:p>0.87697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93124" calcext:value-type="float">
            <text:p>0.93124</text:p>
          </table:table-cell>
          <table:table-cell office:value-type="float" office:value="0.87145" calcext:value-type="float">
            <text:p>0.87145</text:p>
          </table:table-cell>
          <table:table-cell office:value-type="float" office:value="0.87582" calcext:value-type="float">
            <text:p>0.87582</text:p>
          </table:table-cell>
          <table:table-cell office:value-type="float" office:value="0.95911" calcext:value-type="float">
            <text:p>0.95911</text:p>
          </table:table-cell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0.3566" calcext:value-type="float">
            <text:p>0.3566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2701" calcext:value-type="float">
            <text:p>0.32701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8" calcext:value-type="float">
            <text:p>0.33688</text:p>
          </table:table-cell>
          <table:table-cell table:style-name="Default" office:value-type="float" office:value="0.30406" calcext:value-type="float">
            <text:p>0.3040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31992" calcext:value-type="float">
            <text:p>0.31992</text:p>
          </table:table-cell>
          <table:table-cell table:style-name="Default" office:value-type="float" office:value="0.32323" calcext:value-type="float">
            <text:p>0.323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7697" calcext:value-type="float">
            <text:p>0.87697</text:p>
          </table:table-cell>
          <table:table-cell office:value-type="float" office:value="0.95185" calcext:value-type="float">
            <text:p>0.95185</text:p>
          </table:table-cell>
          <table:table-cell office:value-type="float" office:value="0.96155" calcext:value-type="float">
            <text:p>0.96155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3124" calcext:value-type="float">
            <text:p>0.93124</text:p>
          </table:table-cell>
          <table:table-cell office:value-type="float" office:value="0.87146" calcext:value-type="float">
            <text:p>0.87146</text:p>
          </table:table-cell>
          <table:table-cell office:value-type="float" office:value="0.87582" calcext:value-type="float">
            <text:p>0.87582</text:p>
          </table:table-cell>
          <table:table-cell office:value-type="float" office:value="0.95911" calcext:value-type="float">
            <text:p>0.95911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.3566" calcext:value-type="float">
            <text:p>0.3566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2701" calcext:value-type="float">
            <text:p>0.32701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8" calcext:value-type="float">
            <text:p>0.33688</text:p>
          </table:table-cell>
          <table:table-cell table:style-name="Default" office:value-type="float" office:value="0.30406" calcext:value-type="float">
            <text:p>0.3040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31992" calcext:value-type="float">
            <text:p>0.31992</text:p>
          </table:table-cell>
          <table:table-cell table:style-name="Default" office:value-type="float" office:value="0.32323" calcext:value-type="float">
            <text:p>0.3232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0.35661" calcext:value-type="float">
            <text:p>0.35661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3404" calcext:value-type="float">
            <text:p>0.33404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7" calcext:value-type="float">
            <text:p>0.32887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7" calcext:value-type="float">
            <text:p>0.33757</text:p>
          </table:table-cell>
          <table:table-cell table:style-name="Default" office:value-type="float" office:value="0.31456" calcext:value-type="float">
            <text:p>0.31456</text:p>
          </table:table-cell>
          <table:table-cell table:style-name="Default" office:value-type="float" office:value="0.32124" calcext:value-type="float">
            <text:p>0.32124</text:p>
          </table:table-cell>
          <table:table-cell table:style-name="Default" office:value-type="float" office:value="0.32858" calcext:value-type="float">
            <text:p>0.32858</text:p>
          </table:table-cell>
          <table:table-cell table:style-name="Default" office:value-type="float" office:value="0.32825" calcext:value-type="float">
            <text:p>0.328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0.35661" calcext:value-type="float">
            <text:p>0.35661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3404" calcext:value-type="float">
            <text:p>0.33404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7" calcext:value-type="float">
            <text:p>0.32887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7" calcext:value-type="float">
            <text:p>0.33757</text:p>
          </table:table-cell>
          <table:table-cell table:style-name="Default" office:value-type="float" office:value="0.31456" calcext:value-type="float">
            <text:p>0.31456</text:p>
          </table:table-cell>
          <table:table-cell table:style-name="Default" office:value-type="float" office:value="0.32124" calcext:value-type="float">
            <text:p>0.32124</text:p>
          </table:table-cell>
          <table:table-cell table:style-name="Default" office:value-type="float" office:value="0.32858" calcext:value-type="float">
            <text:p>0.32858</text:p>
          </table:table-cell>
          <table:table-cell table:style-name="Default" office:value-type="float" office:value="0.32825" calcext:value-type="float">
            <text:p>0.328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0.36305" calcext:value-type="float">
            <text:p>0.36305</text:p>
          </table:table-cell>
          <table:table-cell table:style-name="Default" office:value-type="float" office:value="0.35365" calcext:value-type="float">
            <text:p>0.35365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1328" calcext:value-type="float">
            <text:p>0.31328</text:p>
          </table:table-cell>
          <table:table-cell table:style-name="Default" office:value-type="float" office:value="0.3324" calcext:value-type="float">
            <text:p>0.3324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8" calcext:value-type="float">
            <text:p>0.33758</text:p>
          </table:table-cell>
          <table:table-cell table:style-name="Default" office:value-type="float" office:value="0.31458" calcext:value-type="float">
            <text:p>0.31458</text:p>
          </table:table-cell>
          <table:table-cell table:style-name="Default" office:value-type="float" office:value="0.32127" calcext:value-type="float">
            <text:p>0.32127</text:p>
          </table:table-cell>
          <table:table-cell table:style-name="Default" office:value-type="float" office:value="0.32861" calcext:value-type="float">
            <text:p>0.32861</text:p>
          </table:table-cell>
          <table:table-cell table:style-name="Default" office:value-type="float" office:value="0.32828" calcext:value-type="float">
            <text:p>0.3282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0.36305" calcext:value-type="float">
            <text:p>0.36305</text:p>
          </table:table-cell>
          <table:table-cell table:style-name="Default" office:value-type="float" office:value="0.35365" calcext:value-type="float">
            <text:p>0.35365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1328" calcext:value-type="float">
            <text:p>0.31328</text:p>
          </table:table-cell>
          <table:table-cell table:style-name="Default" office:value-type="float" office:value="0.3324" calcext:value-type="float">
            <text:p>0.3324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8" calcext:value-type="float">
            <text:p>0.33758</text:p>
          </table:table-cell>
          <table:table-cell table:style-name="Default" office:value-type="float" office:value="0.31458" calcext:value-type="float">
            <text:p>0.31458</text:p>
          </table:table-cell>
          <table:table-cell table:style-name="Default" office:value-type="float" office:value="0.32127" calcext:value-type="float">
            <text:p>0.32127</text:p>
          </table:table-cell>
          <table:table-cell table:style-name="Default" office:value-type="float" office:value="0.32861" calcext:value-type="float">
            <text:p>0.32861</text:p>
          </table:table-cell>
          <table:table-cell table:style-name="Default" office:value-type="float" office:value="0.32828" calcext:value-type="float">
            <text:p>0.3282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0.36306" calcext:value-type="float">
            <text:p>0.36306</text:p>
          </table:table-cell>
          <table:table-cell table:style-name="Default" office:value-type="float" office:value="0.35366" calcext:value-type="float">
            <text:p>0.35366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3786" calcext:value-type="float">
            <text:p>0.33786</text:p>
          </table:table-cell>
          <table:table-cell table:style-name="Default" office:value-type="float" office:value="0.36303" calcext:value-type="float">
            <text:p>0.3630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" calcext:value-type="float">
            <text:p>0.3694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8" calcext:value-type="float">
            <text:p>0.34748</text:p>
          </table:table-cell>
          <table:table-cell table:style-name="Default" office:value-type="float" office:value="0.33364" calcext:value-type="float">
            <text:p>0.33364</text:p>
          </table:table-cell>
          <table:table-cell table:style-name="Default" office:value-type="float" office:value="0.32844" calcext:value-type="float">
            <text:p>0.328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0.36306" calcext:value-type="float">
            <text:p>0.36306</text:p>
          </table:table-cell>
          <table:table-cell table:style-name="Default" office:value-type="float" office:value="0.35366" calcext:value-type="float">
            <text:p>0.35366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3786" calcext:value-type="float">
            <text:p>0.33786</text:p>
          </table:table-cell>
          <table:table-cell table:style-name="Default" office:value-type="float" office:value="0.36303" calcext:value-type="float">
            <text:p>0.3630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" calcext:value-type="float">
            <text:p>0.3694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8" calcext:value-type="float">
            <text:p>0.34748</text:p>
          </table:table-cell>
          <table:table-cell table:style-name="Default" office:value-type="float" office:value="0.33364" calcext:value-type="float">
            <text:p>0.33364</text:p>
          </table:table-cell>
          <table:table-cell table:style-name="Default" office:value-type="float" office:value="0.32844" calcext:value-type="float">
            <text:p>0.328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0.36306" calcext:value-type="float">
            <text:p>0.36306</text:p>
          </table:table-cell>
          <table:table-cell table:style-name="Default" office:value-type="float" office:value="0.35367" calcext:value-type="float">
            <text:p>0.35367</text:p>
          </table:table-cell>
          <table:table-cell table:style-name="Default" office:value-type="float" office:value="0.34327" calcext:value-type="float">
            <text:p>0.34327</text:p>
          </table:table-cell>
          <table:table-cell table:style-name="Default" office:value-type="float" office:value="0.35734" calcext:value-type="float">
            <text:p>0.35734</text:p>
          </table:table-cell>
          <table:table-cell table:style-name="Default" office:value-type="float" office:value="0.36983" calcext:value-type="float">
            <text:p>0.3698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1" calcext:value-type="float">
            <text:p>0.36941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9" calcext:value-type="float">
            <text:p>0.34749</text:p>
          </table:table-cell>
          <table:table-cell table:style-name="Default" office:value-type="float" office:value="0.33366" calcext:value-type="float">
            <text:p>0.33366</text:p>
          </table:table-cell>
          <table:table-cell table:style-name="Default" office:value-type="float" office:value="0.32847" calcext:value-type="float">
            <text:p>0.3284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36306" calcext:value-type="float">
            <text:p>0.36306</text:p>
          </table:table-cell>
          <table:table-cell table:style-name="Default" office:value-type="float" office:value="0.35367" calcext:value-type="float">
            <text:p>0.35367</text:p>
          </table:table-cell>
          <table:table-cell table:style-name="Default" office:value-type="float" office:value="0.34327" calcext:value-type="float">
            <text:p>0.34327</text:p>
          </table:table-cell>
          <table:table-cell table:style-name="Default" office:value-type="float" office:value="0.35734" calcext:value-type="float">
            <text:p>0.35734</text:p>
          </table:table-cell>
          <table:table-cell table:style-name="Default" office:value-type="float" office:value="0.36983" calcext:value-type="float">
            <text:p>0.3698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1" calcext:value-type="float">
            <text:p>0.36941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9" calcext:value-type="float">
            <text:p>0.34749</text:p>
          </table:table-cell>
          <table:table-cell table:style-name="Default" office:value-type="float" office:value="0.33366" calcext:value-type="float">
            <text:p>0.33366</text:p>
          </table:table-cell>
          <table:table-cell table:style-name="Default" office:value-type="float" office:value="0.32847" calcext:value-type="float">
            <text:p>0.3284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6" calcext:value-type="float">
            <text:p>0.37006</text:p>
          </table:table-cell>
          <table:table-cell table:style-name="Default" office:value-type="float" office:value="0.36984" calcext:value-type="float">
            <text:p>0.36984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6" calcext:value-type="float">
            <text:p>0.36956</text:p>
          </table:table-cell>
          <table:table-cell table:style-name="Default" office:value-type="float" office:value="0.36541" calcext:value-type="float">
            <text:p>0.36541</text:p>
          </table:table-cell>
          <table:table-cell table:style-name="Default" office:value-type="float" office:value="0.36447" calcext:value-type="float">
            <text:p>0.36447</text:p>
          </table:table-cell>
          <table:table-cell table:style-name="Default" office:value-type="float" office:value="0.36071" calcext:value-type="float">
            <text:p>0.36071</text:p>
          </table:table-cell>
          <table:table-cell table:style-name="Default"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6" calcext:value-type="float">
            <text:p>0.37006</text:p>
          </table:table-cell>
          <table:table-cell table:style-name="Default" office:value-type="float" office:value="0.36984" calcext:value-type="float">
            <text:p>0.36984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6" calcext:value-type="float">
            <text:p>0.36956</text:p>
          </table:table-cell>
          <table:table-cell table:style-name="Default" office:value-type="float" office:value="0.36541" calcext:value-type="float">
            <text:p>0.36541</text:p>
          </table:table-cell>
          <table:table-cell table:style-name="Default" office:value-type="float" office:value="0.36447" calcext:value-type="float">
            <text:p>0.36447</text:p>
          </table:table-cell>
          <table:table-cell table:style-name="Default" office:value-type="float" office:value="0.36071" calcext:value-type="float">
            <text:p>0.36071</text:p>
          </table:table-cell>
          <table:table-cell table:style-name="Default"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7" calcext:value-type="float">
            <text:p>0.37007</text:p>
          </table:table-cell>
          <table:table-cell table:style-name="Default" office:value-type="float" office:value="0.36985" calcext:value-type="float">
            <text:p>0.36985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8" calcext:value-type="float">
            <text:p>0.36958</text:p>
          </table:table-cell>
          <table:table-cell table:style-name="Default" office:value-type="float" office:value="0.36543" calcext:value-type="float">
            <text:p>0.36543</text:p>
          </table:table-cell>
          <table:table-cell table:style-name="Default" office:value-type="float" office:value="0.36449" calcext:value-type="float">
            <text:p>0.36449</text:p>
          </table:table-cell>
          <table:table-cell table:style-name="Default" office:value-type="float" office:value="0.36072" calcext:value-type="float">
            <text:p>0.36072</text:p>
          </table:table-cell>
          <table:table-cell table:style-name="Default"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7" calcext:value-type="float">
            <text:p>0.37007</text:p>
          </table:table-cell>
          <table:table-cell table:style-name="Default" office:value-type="float" office:value="0.36985" calcext:value-type="float">
            <text:p>0.36985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8" calcext:value-type="float">
            <text:p>0.36958</text:p>
          </table:table-cell>
          <table:table-cell table:style-name="Default" office:value-type="float" office:value="0.36543" calcext:value-type="float">
            <text:p>0.36543</text:p>
          </table:table-cell>
          <table:table-cell table:style-name="Default" office:value-type="float" office:value="0.36449" calcext:value-type="float">
            <text:p>0.36449</text:p>
          </table:table-cell>
          <table:table-cell table:style-name="Default" office:value-type="float" office:value="0.36072" calcext:value-type="float">
            <text:p>0.36072</text:p>
          </table:table-cell>
          <table:table-cell table:style-name="Default"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0.39977" calcext:value-type="float">
            <text:p>0.39977</text:p>
          </table:table-cell>
          <table:table-cell table:style-name="Default" office:value-type="float" office:value="0.38625" calcext:value-type="float">
            <text:p>0.38625</text:p>
          </table:table-cell>
          <table:table-cell table:style-name="Default" office:value-type="float" office:value="0.37413" calcext:value-type="float">
            <text:p>0.37413</text:p>
          </table:table-cell>
          <table:table-cell table:style-name="Default" office:value-type="float" office:value="0.37008" calcext:value-type="float">
            <text:p>0.37008</text:p>
          </table:table-cell>
          <table:table-cell table:style-name="Default" office:value-type="float" office:value="0.37341" calcext:value-type="float">
            <text:p>0.37341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8" calcext:value-type="float">
            <text:p>0.38458</text:p>
          </table:table-cell>
          <table:table-cell table:style-name="Default" office:value-type="float" office:value="0.3714" calcext:value-type="float">
            <text:p>0.3714</text:p>
          </table:table-cell>
          <table:table-cell table:style-name="Default" office:value-type="float" office:value="0.37246" calcext:value-type="float">
            <text:p>0.37246</text:p>
          </table:table-cell>
          <table:table-cell table:style-name="Default"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0.39977" calcext:value-type="float">
            <text:p>0.39977</text:p>
          </table:table-cell>
          <table:table-cell table:style-name="Default" office:value-type="float" office:value="0.38625" calcext:value-type="float">
            <text:p>0.38625</text:p>
          </table:table-cell>
          <table:table-cell table:style-name="Default" office:value-type="float" office:value="0.37413" calcext:value-type="float">
            <text:p>0.37413</text:p>
          </table:table-cell>
          <table:table-cell table:style-name="Default" office:value-type="float" office:value="0.37008" calcext:value-type="float">
            <text:p>0.37008</text:p>
          </table:table-cell>
          <table:table-cell table:style-name="Default" office:value-type="float" office:value="0.37341" calcext:value-type="float">
            <text:p>0.37341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8" calcext:value-type="float">
            <text:p>0.38458</text:p>
          </table:table-cell>
          <table:table-cell table:style-name="Default" office:value-type="float" office:value="0.3714" calcext:value-type="float">
            <text:p>0.3714</text:p>
          </table:table-cell>
          <table:table-cell table:style-name="Default" office:value-type="float" office:value="0.37246" calcext:value-type="float">
            <text:p>0.37246</text:p>
          </table:table-cell>
          <table:table-cell table:style-name="Default"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8" calcext:value-type="float">
            <text:p>0.46678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9" calcext:value-type="float">
            <text:p>0.38459</text:p>
          </table:table-cell>
          <table:table-cell table:style-name="Default" office:value-type="float" office:value="0.37141" calcext:value-type="float">
            <text:p>0.37141</text:p>
          </table:table-cell>
          <table:table-cell table:style-name="Default" office:value-type="float" office:value="0.37248" calcext:value-type="float">
            <text:p>0.37248</text:p>
          </table:table-cell>
          <table:table-cell table:style-name="Default"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8" calcext:value-type="float">
            <text:p>0.46678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9" calcext:value-type="float">
            <text:p>0.38459</text:p>
          </table:table-cell>
          <table:table-cell table:style-name="Default" office:value-type="float" office:value="0.37141" calcext:value-type="float">
            <text:p>0.37141</text:p>
          </table:table-cell>
          <table:table-cell table:style-name="Default" office:value-type="float" office:value="0.37248" calcext:value-type="float">
            <text:p>0.37248</text:p>
          </table:table-cell>
          <table:table-cell table:style-name="Default"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4" calcext:value-type="float">
            <text:p>0.44324</text:p>
          </table:table-cell>
          <table:table-cell table:style-name="Default" office:value-type="float" office:value="0.49888" calcext:value-type="float">
            <text:p>0.49888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4" calcext:value-type="float">
            <text:p>0.44324</text:p>
          </table:table-cell>
          <table:table-cell table:style-name="Default" office:value-type="float" office:value="0.49888" calcext:value-type="float">
            <text:p>0.49888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7" calcext:value-type="float">
            <text:p>0.47547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6" calcext:value-type="float">
            <text:p>0.44066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5" calcext:value-type="float">
            <text:p>0.44325</text:p>
          </table:table-cell>
          <table:table-cell table:style-name="Default" office:value-type="float" office:value="0.49889" calcext:value-type="float">
            <text:p>0.49889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4" calcext:value-type="float">
            <text:p>0.5973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7" calcext:value-type="float">
            <text:p>0.47547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6" calcext:value-type="float">
            <text:p>0.44066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5" calcext:value-type="float">
            <text:p>0.44325</text:p>
          </table:table-cell>
          <table:table-cell table:style-name="Default" office:value-type="float" office:value="0.49889" calcext:value-type="float">
            <text:p>0.49889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4" calcext:value-type="float">
            <text:p>0.5973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0.63183" calcext:value-type="float">
            <text:p>0.63183</text:p>
          </table:table-cell>
          <table:table-cell table:style-name="Default" office:value-type="float" office:value="0.65496" calcext:value-type="float">
            <text:p>0.65496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89" calcext:value-type="float">
            <text:p>0.55989</text:p>
          </table:table-cell>
          <table:table-cell table:style-name="Default" office:value-type="float" office:value="0.61848" calcext:value-type="float">
            <text:p>0.61848</text:p>
          </table:table-cell>
          <table:table-cell table:style-name="Default" office:value-type="float" office:value="0.63461" calcext:value-type="float">
            <text:p>0.634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0.63183" calcext:value-type="float">
            <text:p>0.63183</text:p>
          </table:table-cell>
          <table:table-cell table:style-name="Default" office:value-type="float" office:value="0.65496" calcext:value-type="float">
            <text:p>0.65496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89" calcext:value-type="float">
            <text:p>0.55989</text:p>
          </table:table-cell>
          <table:table-cell table:style-name="Default" office:value-type="float" office:value="0.61848" calcext:value-type="float">
            <text:p>0.61848</text:p>
          </table:table-cell>
          <table:table-cell table:style-name="Default" office:value-type="float" office:value="0.63461" calcext:value-type="float">
            <text:p>0.634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9" calcext:value-type="float">
            <text:p>0.5599</text:p>
          </table:table-cell>
          <table:table-cell table:style-name="Default" office:value-type="float" office:value="0.61849" calcext:value-type="float">
            <text:p>0.61849</text:p>
          </table:table-cell>
          <table:table-cell table:style-name="Default" office:value-type="float" office:value="0.63462" calcext:value-type="float">
            <text:p>0.634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9" calcext:value-type="float">
            <text:p>0.5599</text:p>
          </table:table-cell>
          <table:table-cell table:style-name="Default" office:value-type="float" office:value="0.61849" calcext:value-type="float">
            <text:p>0.61849</text:p>
          </table:table-cell>
          <table:table-cell table:style-name="Default" office:value-type="float" office:value="0.63462" calcext:value-type="float">
            <text:p>0.634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6" calcext:value-type="float">
            <text:p>0.76476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6" calcext:value-type="float">
            <text:p>0.6781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6" calcext:value-type="float">
            <text:p>0.76476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6" calcext:value-type="float">
            <text:p>0.6781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75476" calcext:value-type="float">
            <text:p>0.75476</text:p>
          </table:table-cell>
          <table:table-cell table:style-name="Default" office:value-type="float" office:value="0.62019" calcext:value-type="float">
            <text:p>0.62019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7" calcext:value-type="float">
            <text:p>0.76477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7" calcext:value-type="float">
            <text:p>0.6781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75476" calcext:value-type="float">
            <text:p>0.75476</text:p>
          </table:table-cell>
          <table:table-cell table:style-name="Default" office:value-type="float" office:value="0.62019" calcext:value-type="float">
            <text:p>0.62019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7" calcext:value-type="float">
            <text:p>0.76477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7" calcext:value-type="float">
            <text:p>0.6781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7" calcext:value-type="float">
            <text:p>0.95117</text:p>
          </table:table-cell>
          <table:table-cell table:style-name="Default" office:value-type="float" office:value="0.8994" calcext:value-type="float">
            <text:p>0.8994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6" calcext:value-type="float">
            <text:p>0.80956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7" calcext:value-type="float">
            <text:p>0.95117</text:p>
          </table:table-cell>
          <table:table-cell table:style-name="Default" office:value-type="float" office:value="0.8994" calcext:value-type="float">
            <text:p>0.8994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6" calcext:value-type="float">
            <text:p>0.80956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0.7711" calcext:value-type="float">
            <text:p>0.7711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8" calcext:value-type="float">
            <text:p>0.95118</text:p>
          </table:table-cell>
          <table:table-cell table:style-name="Default" office:value-type="float" office:value="0.89941" calcext:value-type="float">
            <text:p>0.89941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7" calcext:value-type="float">
            <text:p>0.80957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0.7711" calcext:value-type="float">
            <text:p>0.7711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8" calcext:value-type="float">
            <text:p>0.95118</text:p>
          </table:table-cell>
          <table:table-cell table:style-name="Default" office:value-type="float" office:value="0.89941" calcext:value-type="float">
            <text:p>0.89941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7" calcext:value-type="float">
            <text:p>0.80957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49" calcext:value-type="float">
            <text:p>0.94149</text:p>
          </table:table-cell>
          <table:table-cell table:style-name="Default" office:value-type="float" office:value="0.87708" calcext:value-type="float">
            <text:p>0.87708</text:p>
          </table:table-cell>
          <table:table-cell table:style-name="Default" office:value-type="float" office:value="0.86286" calcext:value-type="float">
            <text:p>0.86286</text:p>
          </table:table-cell>
          <table:table-cell table:style-name="Default" office:value-type="float" office:value="0.91364" calcext:value-type="float">
            <text:p>0.9136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49" calcext:value-type="float">
            <text:p>0.94149</text:p>
          </table:table-cell>
          <table:table-cell table:style-name="Default" office:value-type="float" office:value="0.87708" calcext:value-type="float">
            <text:p>0.87708</text:p>
          </table:table-cell>
          <table:table-cell table:style-name="Default" office:value-type="float" office:value="0.86286" calcext:value-type="float">
            <text:p>0.86286</text:p>
          </table:table-cell>
          <table:table-cell table:style-name="Default" office:value-type="float" office:value="0.91364" calcext:value-type="float">
            <text:p>0.9136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95716" calcext:value-type="float">
            <text:p>0.95716</text:p>
          </table:table-cell>
          <table:table-cell table:style-name="Default" office:value-type="float" office:value="0.96032" calcext:value-type="float">
            <text:p>0.96032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5" calcext:value-type="float">
            <text:p>0.9415</text:p>
          </table:table-cell>
          <table:table-cell table:style-name="Default" office:value-type="float" office:value="0.87709" calcext:value-type="float">
            <text:p>0.87709</text:p>
          </table:table-cell>
          <table:table-cell table:style-name="Default" office:value-type="float" office:value="0.86287" calcext:value-type="float">
            <text:p>0.86287</text:p>
          </table:table-cell>
          <table:table-cell table:style-name="Default" office:value-type="float" office:value="0.91365" calcext:value-type="float">
            <text:p>0.913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95716" calcext:value-type="float">
            <text:p>0.95716</text:p>
          </table:table-cell>
          <table:table-cell table:style-name="Default" office:value-type="float" office:value="0.96032" calcext:value-type="float">
            <text:p>0.96032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5" calcext:value-type="float">
            <text:p>0.9415</text:p>
          </table:table-cell>
          <table:table-cell table:style-name="Default" office:value-type="float" office:value="0.87709" calcext:value-type="float">
            <text:p>0.87709</text:p>
          </table:table-cell>
          <table:table-cell table:style-name="Default" office:value-type="float" office:value="0.86287" calcext:value-type="float">
            <text:p>0.86287</text:p>
          </table:table-cell>
          <table:table-cell table:style-name="Default" office:value-type="float" office:value="0.91365" calcext:value-type="float">
            <text:p>0.9136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9">00/00/0000</text:date>, <text:time style:data-style-name="N2" text:time-value="11:27:02.699618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9T14:55:05.473916245</meta:creation-date>
    <dc:date>2023-05-09T11:30:56.000396144</dc:date>
    <meta:editing-duration>PT4H59M49S</meta:editing-duration>
    <meta:editing-cycles>81</meta:editing-cycles>
    <meta:generator>LibreOffice/5.3.6.1$Linux_X86_64 LibreOffice_project/30$Build-1</meta:generator>
    <meta:document-statistic meta:table-count="1" meta:cell-count="2215" meta:object-count="0"/>
  </office:meta>
</office:document-meta>
</file>